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rolling_mean">
            <text:p>BERMEJALES-O3-AT_IN_rolling_mean</text:p>
          </table:table-cell>
          <table:table-cell table:style-name="pd1" office:value-type="string" office:string-value="BERMEJALES-O3-AT_IN_lag7">
            <text:p>BERMEJALES-O3-AT_IN_lag7</text:p>
          </table:table-cell>
          <table:table-cell table:style-name="pd1" office:value-type="string" office:string-value="BERMEJALES-O3-AT_IN_lag8">
            <text:p>BERMEJALES-O3-AT_IN_lag8</text:p>
          </table:table-cell>
          <table:table-cell table:style-name="pd1" office:value-type="string" office:string-value="BERMEJALES-O3-AT_IN_lag9">
            <text:p>BERMEJALES-O3-AT_IN_lag9</text:p>
          </table:table-cell>
          <table:table-cell table:style-name="pd1" office:value-type="string" office:string-value="BERMEJALES-O3-AT_IN_lag10">
            <text:p>BERMEJALES-O3-AT_IN_lag10</text:p>
          </table:table-cell>
          <table:table-cell table:style-name="pd1" office:value-type="string" office:string-value="BERMEJALES-O3-AT_IN_lag11">
            <text:p>BERMEJALES-O3-AT_IN_lag11</text:p>
          </table:table-cell>
          <table:table-cell table:style-name="pd1" office:value-type="string" office:string-value="BERMEJALES-O3-AT_IN_lag12">
            <text:p>BERMEJALES-O3-AT_IN_lag12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22:00:00">
            <text:p>Sat Feb 19 22:00:00 2022</text:p>
          </table:table-cell>
          <table:table-cell office:value-type="float" office:value="28.6527875">
            <text:p>28.6527875</text:p>
          </table:table-cell>
          <table:table-cell office:value-type="float" office:value="62.5">
            <text:p>62.5</text:p>
          </table:table-cell>
          <table:table-cell office:value-type="float" office:value="52.3333">
            <text:p>52.3333</text:p>
          </table:table-cell>
          <table:table-cell office:value-type="float" office:value="49.1667">
            <text:p>49.1667</text:p>
          </table:table-cell>
          <table:table-cell office:value-type="float" office:value="46.1667">
            <text:p>46.1667</text:p>
          </table:table-cell>
          <table:table-cell office:value-type="float" office:value="37.5">
            <text:p>37.5</text:p>
          </table:table-cell>
          <table:table-cell office:value-type="float" office:value="11.1667">
            <text:p>11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2-19T23:00:00">
            <text:p>Sat Feb 19 23:00:00 2022</text:p>
          </table:table-cell>
          <table:table-cell office:value-type="float" office:value="27.868066666666664">
            <text:p>27.868066666666664</text:p>
          </table:table-cell>
          <table:table-cell office:value-type="float" office:value="68.8333">
            <text:p>68.8333</text:p>
          </table:table-cell>
          <table:table-cell office:value-type="float" office:value="62.5">
            <text:p>62.5</text:p>
          </table:table-cell>
          <table:table-cell office:value-type="float" office:value="52.3333">
            <text:p>52.3333</text:p>
          </table:table-cell>
          <table:table-cell office:value-type="float" office:value="49.1667">
            <text:p>49.1667</text:p>
          </table:table-cell>
          <table:table-cell office:value-type="float" office:value="46.1667">
            <text:p>46.1667</text:p>
          </table:table-cell>
          <table:table-cell office:value-type="float" office:value="37.5">
            <text:p>37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2-20T22:00:00">
            <text:p>Sun Feb 20 22:00:00 2022</text:p>
          </table:table-cell>
          <table:table-cell office:value-type="float" office:value="38.49305416666667">
            <text:p>38.49305416666667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  <table:table-cell office:value-type="float" office:value="63.3333">
            <text:p>63.3333</text:p>
          </table:table-cell>
          <table:table-cell office:value-type="float" office:value="54.6667">
            <text:p>54.6667</text:p>
          </table:table-cell>
          <table:table-cell office:value-type="float" office:value="34.3333">
            <text:p>34.3333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23:00:00">
            <text:p>Sun Feb 20 23:00:00 2022</text:p>
          </table:table-cell>
          <table:table-cell office:value-type="float" office:value="38.74305416666667">
            <text:p>38.74305416666667</text:p>
          </table:table-cell>
          <table:table-cell office:value-type="float" office:value="75.8333">
            <text:p>75.8333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  <table:table-cell office:value-type="float" office:value="63.3333">
            <text:p>63.3333</text:p>
          </table:table-cell>
          <table:table-cell office:value-type="float" office:value="54.6667">
            <text:p>54.6667</text:p>
          </table:table-cell>
          <table:table-cell office:value-type="float" office:value="34.3333">
            <text:p>34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2-21T00:00:00">
            <text:p>Mon Feb 21 00:00:00 2022</text:p>
          </table:table-cell>
          <table:table-cell office:value-type="float" office:value="38.1875">
            <text:p>38.1875</text:p>
          </table:table-cell>
          <table:table-cell office:value-type="float" office:value="75.0">
            <text:p>75.0</text:p>
          </table:table-cell>
          <table:table-cell office:value-type="float" office:value="75.8333">
            <text:p>75.8333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  <table:table-cell office:value-type="float" office:value="63.3333">
            <text:p>63.3333</text:p>
          </table:table-cell>
          <table:table-cell office:value-type="float" office:value="54.6667">
            <text:p>54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2-02-21T21:00:00">
            <text:p>Mon Feb 21 21:00:00 2022</text:p>
          </table:table-cell>
          <table:table-cell office:value-type="float" office:value="40.5416625">
            <text:p>40.5416625</text:p>
          </table:table-cell>
          <table:table-cell office:value-type="float" office:value="66.8333">
            <text:p>66.8333</text:p>
          </table:table-cell>
          <table:table-cell office:value-type="float" office:value="57.8333">
            <text:p>57.8333</text:p>
          </table:table-cell>
          <table:table-cell office:value-type="float" office:value="41.3333">
            <text:p>41.3333</text:p>
          </table:table-cell>
          <table:table-cell office:value-type="float" office:value="28.8333">
            <text:p>28.8333</text:p>
          </table:table-cell>
          <table:table-cell office:value-type="float" office:value="12.0">
            <text:p>12.0</text:p>
          </table:table-cell>
          <table:table-cell office:value-type="float" office:value="12.1667">
            <text:p>12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2-21T22:00:00">
            <text:p>Mon Feb 21 22:00:00 2022</text:p>
          </table:table-cell>
          <table:table-cell office:value-type="float" office:value="40.090275">
            <text:p>40.090275</text:p>
          </table:table-cell>
          <table:table-cell office:value-type="float" office:value="73.0">
            <text:p>73.0</text:p>
          </table:table-cell>
          <table:table-cell office:value-type="float" office:value="66.8333">
            <text:p>66.8333</text:p>
          </table:table-cell>
          <table:table-cell office:value-type="float" office:value="57.8333">
            <text:p>57.8333</text:p>
          </table:table-cell>
          <table:table-cell office:value-type="float" office:value="41.3333">
            <text:p>41.3333</text:p>
          </table:table-cell>
          <table:table-cell office:value-type="float" office:value="28.8333">
            <text:p>28.8333</text:p>
          </table:table-cell>
          <table:table-cell office:value-type="float" office:value="12.0">
            <text:p>12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2-21T23:00:00">
            <text:p>Mon Feb 21 23:00:00 2022</text:p>
          </table:table-cell>
          <table:table-cell office:value-type="float" office:value="39.93749583333334">
            <text:p>39.93749583333334</text:p>
          </table:table-cell>
          <table:table-cell office:value-type="float" office:value="81.0">
            <text:p>81.0</text:p>
          </table:table-cell>
          <table:table-cell office:value-type="float" office:value="73.0">
            <text:p>73.0</text:p>
          </table:table-cell>
          <table:table-cell office:value-type="float" office:value="66.8333">
            <text:p>66.8333</text:p>
          </table:table-cell>
          <table:table-cell office:value-type="float" office:value="57.8333">
            <text:p>57.8333</text:p>
          </table:table-cell>
          <table:table-cell office:value-type="float" office:value="41.3333">
            <text:p>41.3333</text:p>
          </table:table-cell>
          <table:table-cell office:value-type="float" office:value="28.8333">
            <text:p>28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02-22T21:00:00">
            <text:p>Tue Feb 22 21:00:00 2022</text:p>
          </table:table-cell>
          <table:table-cell office:value-type="float" office:value="41.695825">
            <text:p>41.695825</text:p>
          </table:table-cell>
          <table:table-cell office:value-type="float" office:value="67.8333">
            <text:p>67.8333</text:p>
          </table:table-cell>
          <table:table-cell office:value-type="float" office:value="53.8333">
            <text:p>53.8333</text:p>
          </table:table-cell>
          <table:table-cell office:value-type="float" office:value="48.5">
            <text:p>48.5</text:p>
          </table:table-cell>
          <table:table-cell office:value-type="float" office:value="42.2">
            <text:p>42.2</text:p>
          </table:table-cell>
          <table:table-cell office:value-type="float" office:value="31.3333">
            <text:p>31.3333</text:p>
          </table:table-cell>
          <table:table-cell office:value-type="float" office:value="40.3333">
            <text:p>40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2-22T22:00:00">
            <text:p>Tue Feb 22 22:00:00 2022</text:p>
          </table:table-cell>
          <table:table-cell office:value-type="float" office:value="40.9319375">
            <text:p>40.9319375</text:p>
          </table:table-cell>
          <table:table-cell office:value-type="float" office:value="74.0">
            <text:p>74.0</text:p>
          </table:table-cell>
          <table:table-cell office:value-type="float" office:value="67.8333">
            <text:p>67.8333</text:p>
          </table:table-cell>
          <table:table-cell office:value-type="float" office:value="53.8333">
            <text:p>53.8333</text:p>
          </table:table-cell>
          <table:table-cell office:value-type="float" office:value="48.5">
            <text:p>48.5</text:p>
          </table:table-cell>
          <table:table-cell office:value-type="float" office:value="42.2">
            <text:p>42.2</text:p>
          </table:table-cell>
          <table:table-cell office:value-type="float" office:value="31.3333">
            <text:p>31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2-23T20:00:00">
            <text:p>Wed Feb 23 20:00:00 2022</text:p>
          </table:table-cell>
          <table:table-cell office:value-type="float" office:value="34.09722083333333">
            <text:p>34.09722083333333</text:p>
          </table:table-cell>
          <table:table-cell office:value-type="float" office:value="49.8333">
            <text:p>49.8333</text:p>
          </table:table-cell>
          <table:table-cell office:value-type="float" office:value="38.8333">
            <text:p>38.8333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2-23T21:00:00">
            <text:p>Wed Feb 23 21:00:00 2022</text:p>
          </table:table-cell>
          <table:table-cell office:value-type="float" office:value="34.104166666666664">
            <text:p>34.104166666666664</text:p>
          </table:table-cell>
          <table:table-cell office:value-type="float" office:value="59.6667">
            <text:p>59.6667</text:p>
          </table:table-cell>
          <table:table-cell office:value-type="float" office:value="49.8333">
            <text:p>49.8333</text:p>
          </table:table-cell>
          <table:table-cell office:value-type="float" office:value="38.8333">
            <text:p>38.8333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2-02-24T20:00:00">
            <text:p>Thu Feb 24 20:00:00 2022</text:p>
          </table:table-cell>
          <table:table-cell office:value-type="float" office:value="26.59722916666667">
            <text:p>26.59722916666667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2-24T21:00:00">
            <text:p>Thu Feb 24 21:00:00 2022</text:p>
          </table:table-cell>
          <table:table-cell office:value-type="float" office:value="28.006950000000003">
            <text:p>28.006950000000003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2-24T22:00:00">
            <text:p>Thu Feb 24 22:00:00 2022</text:p>
          </table:table-cell>
          <table:table-cell office:value-type="float" office:value="28.451395833333336">
            <text:p>28.451395833333336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2-24T23:00:00">
            <text:p>Thu Feb 24 23:00:00 2022</text:p>
          </table:table-cell>
          <table:table-cell office:value-type="float" office:value="28.756950000000003">
            <text:p>28.756950000000003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2-25T00:00:00">
            <text:p>Fri Feb 25 00:00:00 2022</text:p>
          </table:table-cell>
          <table:table-cell office:value-type="float" office:value="28.819450000000003">
            <text:p>28.819450000000003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5T01:00:00">
            <text:p>Fri Feb 25 01:00:00 2022</text:p>
          </table:table-cell>
          <table:table-cell office:value-type="float" office:value="28.194450000000003">
            <text:p>28.194450000000003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2-03-01T21:00:00">
            <text:p>Tue Mar  1 21:00:00 2022</text:p>
          </table:table-cell>
          <table:table-cell office:value-type="float" office:value="44.9861125">
            <text:p>44.9861125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34.1667">
            <text:p>34.1667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3-01T22:00:00">
            <text:p>Tue Mar  1 22:00:00 2022</text:p>
          </table:table-cell>
          <table:table-cell office:value-type="float" office:value="42.895833333333336">
            <text:p>42.895833333333336</text:p>
          </table:table-cell>
          <table:table-cell office:value-type="float" office:value="80.3333">
            <text:p>80.3333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34.1667">
            <text:p>34.1667</text:p>
          </table:table-cell>
          <table:table-cell office:value-type="float" office:value="9.6667">
            <text:p>9.666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01T23:00:00">
            <text:p>Tue Mar  1 23:00:00 2022</text:p>
          </table:table-cell>
          <table:table-cell office:value-type="float" office:value="40.34027916666666">
            <text:p>40.34027916666666</text:p>
          </table:table-cell>
          <table:table-cell office:value-type="float" office:value="83.0">
            <text:p>83.0</text:p>
          </table:table-cell>
          <table:table-cell office:value-type="float" office:value="80.3333">
            <text:p>80.3333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34.1667">
            <text:p>34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0:00:00">
            <text:p>Wed Mar  2 00:00:00 2022</text:p>
          </table:table-cell>
          <table:table-cell office:value-type="float" office:value="37.722225">
            <text:p>37.722225</text:p>
          </table:table-cell>
          <table:table-cell office:value-type="float" office:value="84.0">
            <text:p>84.0</text:p>
          </table:table-cell>
          <table:table-cell office:value-type="float" office:value="83.0">
            <text:p>83.0</text:p>
          </table:table-cell>
          <table:table-cell office:value-type="float" office:value="80.3333">
            <text:p>80.3333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18:00:00">
            <text:p>Thu Mar 17 18:00:00 2022</text:p>
          </table:table-cell>
          <table:table-cell office:value-type="float" office:value="19.277783333333332">
            <text:p>19.277783333333332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17T19:00:00">
            <text:p>Thu Mar 17 19:00:00 2022</text:p>
          </table:table-cell>
          <table:table-cell office:value-type="float" office:value="19.972224999999998">
            <text:p>19.972224999999998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3-17T20:00:00">
            <text:p>Thu Mar 17 20:00:00 2022</text:p>
          </table:table-cell>
          <table:table-cell office:value-type="float" office:value="21.013891666666666">
            <text:p>21.013891666666666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7T21:00:00">
            <text:p>Thu Mar 17 21:00:00 2022</text:p>
          </table:table-cell>
          <table:table-cell office:value-type="float" office:value="22.131945833333333">
            <text:p>22.131945833333333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3-17T22:00:00">
            <text:p>Thu Mar 17 22:00:00 2022</text:p>
          </table:table-cell>
          <table:table-cell office:value-type="float" office:value="23.381945833333333">
            <text:p>23.381945833333333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17T23:00:00">
            <text:p>Thu Mar 17 23:00:00 2022</text:p>
          </table:table-cell>
          <table:table-cell office:value-type="float" office:value="24.972224999999998">
            <text:p>24.972224999999998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18T00:00:00">
            <text:p>Fri Mar 18 00:00:00 2022</text:p>
          </table:table-cell>
          <table:table-cell office:value-type="float" office:value="26.4375">
            <text:p>26.4375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18T01:00:00">
            <text:p>Fri Mar 18 01:00:00 2022</text:p>
          </table:table-cell>
          <table:table-cell office:value-type="float" office:value="27.7361125">
            <text:p>27.7361125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3-18T02:00:00">
            <text:p>Fri Mar 18 02:00:00 2022</text:p>
          </table:table-cell>
          <table:table-cell office:value-type="float" office:value="29.090279166666665">
            <text:p>29.090279166666665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0-21T10:00:00">
            <text:p>Fri Oct 21 10:00:00 2022</text:p>
          </table:table-cell>
          <table:table-cell office:value-type="float" office:value="34.39584583333333">
            <text:p>34.39584583333333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49.5">
            <text:p>49.5</text:p>
          </table:table-cell>
          <table:table-cell office:value-type="float" office:value="49.6667">
            <text:p>49.6667</text:p>
          </table:table-cell>
          <table:table-cell office:value-type="float" office:value="37.0">
            <text:p>37.0</text:p>
          </table:table-cell>
          <table:table-cell office:value-type="float" office:value="30.1667">
            <text:p>30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0-24T21:00:00">
            <text:p>Mon Oct 24 21:00:00 2022</text:p>
          </table:table-cell>
          <table:table-cell office:value-type="float" office:value="28.875">
            <text:p>28.87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0-24T22:00:00">
            <text:p>Mon Oct 24 22:00:00 2022</text:p>
          </table:table-cell>
          <table:table-cell office:value-type="float" office:value="26.958333333333332">
            <text:p>26.958333333333332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4T23:00:00">
            <text:p>Mon Oct 24 23:00:00 2022</text:p>
          </table:table-cell>
          <table:table-cell office:value-type="float" office:value="25.3888875">
            <text:p>25.3888875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00:00:00">
            <text:p>Tue Oct 25 00:00:00 2022</text:p>
          </table:table-cell>
          <table:table-cell office:value-type="float" office:value="24.6111125">
            <text:p>24.6111125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5T01:00:00">
            <text:p>Tue Oct 25 01:00:00 2022</text:p>
          </table:table-cell>
          <table:table-cell office:value-type="float" office:value="23.868054166666667">
            <text:p>23.868054166666667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02:00:00">
            <text:p>Tue Oct 25 02:00:00 2022</text:p>
          </table:table-cell>
          <table:table-cell office:value-type="float" office:value="23.3888875">
            <text:p>23.3888875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20:00:00">
            <text:p>Tue Oct 25 20:00:00 2022</text:p>
          </table:table-cell>
          <table:table-cell office:value-type="float" office:value="20.256933333333333">
            <text:p>20.256933333333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5T21:00:00">
            <text:p>Tue Oct 25 21:00:00 2022</text:p>
          </table:table-cell>
          <table:table-cell office:value-type="float" office:value="19.069433333333333">
            <text:p>19.06943333333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5T22:00:00">
            <text:p>Tue Oct 25 22:00:00 2022</text:p>
          </table:table-cell>
          <table:table-cell office:value-type="float" office:value="18.826379166666666">
            <text:p>18.826379166666666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0-25T23:00:00">
            <text:p>Tue Oct 25 23:00:00 2022</text:p>
          </table:table-cell>
          <table:table-cell office:value-type="float" office:value="19.8124875">
            <text:p>19.8124875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0-26T00:00:00">
            <text:p>Wed Oct 26 00:00:00 2022</text:p>
          </table:table-cell>
          <table:table-cell office:value-type="float" office:value="20.701375000000002">
            <text:p>20.701375000000002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26T01:00:00">
            <text:p>Wed Oct 26 01:00:00 2022</text:p>
          </table:table-cell>
          <table:table-cell office:value-type="float" office:value="21.66665416666667">
            <text:p>21.66665416666667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26T02:00:00">
            <text:p>Wed Oct 26 02:00:00 2022</text:p>
          </table:table-cell>
          <table:table-cell office:value-type="float" office:value="22.590262500000005">
            <text:p>22.59026250000000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0-26T03:00:00">
            <text:p>Wed Oct 26 03:00:00 2022</text:p>
          </table:table-cell>
          <table:table-cell office:value-type="float" office:value="23.284708333333338">
            <text:p>23.284708333333338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6T04:00:00">
            <text:p>Wed Oct 26 04:00:00 2022</text:p>
          </table:table-cell>
          <table:table-cell office:value-type="float" office:value="23.694433333333336">
            <text:p>23.694433333333336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6T05:00:00">
            <text:p>Wed Oct 26 05:00:00 2022</text:p>
          </table:table-cell>
          <table:table-cell office:value-type="float" office:value="23.694433333333336">
            <text:p>23.694433333333336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6T06:00:00">
            <text:p>Wed Oct 26 06:00:00 2022</text:p>
          </table:table-cell>
          <table:table-cell office:value-type="float" office:value="23.381933333333336">
            <text:p>23.381933333333336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0-26T19:00:00">
            <text:p>Wed Oct 26 19:00:00 2022</text:p>
          </table:table-cell>
          <table:table-cell office:value-type="float" office:value="19.916670833333335">
            <text:p>19.916670833333335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6T20:00:00">
            <text:p>Wed Oct 26 20:00:00 2022</text:p>
          </table:table-cell>
          <table:table-cell office:value-type="float" office:value="19.243058333333334">
            <text:p>19.243058333333334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6T21:00:00">
            <text:p>Wed Oct 26 21:00:00 2022</text:p>
          </table:table-cell>
          <table:table-cell office:value-type="float" office:value="18.4236125">
            <text:p>18.423612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22:00:00">
            <text:p>Wed Oct 26 22:00:00 2022</text:p>
          </table:table-cell>
          <table:table-cell office:value-type="float" office:value="17.3611125">
            <text:p>17.3611125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23:00:00">
            <text:p>Wed Oct 26 23:00:00 2022</text:p>
          </table:table-cell>
          <table:table-cell office:value-type="float" office:value="16.229170833333335">
            <text:p>16.229170833333335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0-27T00:00:00">
            <text:p>Thu Oct 27 00:00:00 2022</text:p>
          </table:table-cell>
          <table:table-cell office:value-type="float" office:value="15.263891666666666">
            <text:p>15.263891666666666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7T01:00:00">
            <text:p>Thu Oct 27 01:00:00 2022</text:p>
          </table:table-cell>
          <table:table-cell office:value-type="float" office:value="14.291670833333335">
            <text:p>14.291670833333335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7T02:00:00">
            <text:p>Thu Oct 27 02:00:00 2022</text:p>
          </table:table-cell>
          <table:table-cell office:value-type="float" office:value="13.8055625">
            <text:p>13.8055625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0-27T03:00:00">
            <text:p>Thu Oct 27 03:00:00 2022</text:p>
          </table:table-cell>
          <table:table-cell office:value-type="float" office:value="13.527783333333334">
            <text:p>13.527783333333334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27T04:00:00">
            <text:p>Thu Oct 27 04:00:00 2022</text:p>
          </table:table-cell>
          <table:table-cell office:value-type="float" office:value="13.513891666666666">
            <text:p>13.513891666666666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0-27T09:00:00">
            <text:p>Thu Oct 27 09:00:00 2022</text:p>
          </table:table-cell>
          <table:table-cell office:value-type="float" office:value="13.701387500000001">
            <text:p>13.701387500000001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7T16:00:00">
            <text:p>Thu Oct 27 16:00:00 2022</text:p>
          </table:table-cell>
          <table:table-cell office:value-type="float" office:value="14.076391666666666">
            <text:p>14.076391666666666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27T18:00:00">
            <text:p>Thu Oct 27 18:00:00 2022</text:p>
          </table:table-cell>
          <table:table-cell office:value-type="float" office:value="18.2083375">
            <text:p>18.2083375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10-27T22:00:00">
            <text:p>Thu Oct 27 22:00:00 2022</text:p>
          </table:table-cell>
          <table:table-cell office:value-type="float" office:value="25.215283333333335">
            <text:p>25.215283333333335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0-27T23:00:00">
            <text:p>Thu Oct 27 23:00:00 2022</text:p>
          </table:table-cell>
          <table:table-cell office:value-type="float" office:value="25.840283333333335">
            <text:p>25.840283333333335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28T00:00:00">
            <text:p>Fri Oct 28 00:00:00 2022</text:p>
          </table:table-cell>
          <table:table-cell office:value-type="float" office:value="26.04861666666667">
            <text:p>26.04861666666667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8T01:00:00">
            <text:p>Fri Oct 28 01:00:00 2022</text:p>
          </table:table-cell>
          <table:table-cell office:value-type="float" office:value="26.465283333333335">
            <text:p>26.465283333333335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8T02:00:00">
            <text:p>Fri Oct 28 02:00:00 2022</text:p>
          </table:table-cell>
          <table:table-cell office:value-type="float" office:value="26.020837500000003">
            <text:p>26.020837500000003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8T03:00:00">
            <text:p>Fri Oct 28 03:00:00 2022</text:p>
          </table:table-cell>
          <table:table-cell office:value-type="float" office:value="25.583337500000003">
            <text:p>25.583337500000003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28T20:00:00">
            <text:p>Fri Oct 28 20:00:00 2022</text:p>
          </table:table-cell>
          <table:table-cell office:value-type="float" office:value="24.7083375">
            <text:p>24.7083375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28T21:00:00">
            <text:p>Fri Oct 28 21:00:00 2022</text:p>
          </table:table-cell>
          <table:table-cell office:value-type="float" office:value="23.0208375">
            <text:p>23.0208375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8T22:00:00">
            <text:p>Fri Oct 28 22:00:00 2022</text:p>
          </table:table-cell>
          <table:table-cell office:value-type="float" office:value="22.180558333333334">
            <text:p>22.180558333333334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8T23:00:00">
            <text:p>Fri Oct 28 23:00:00 2022</text:p>
          </table:table-cell>
          <table:table-cell office:value-type="float" office:value="21.5486125">
            <text:p>21.5486125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9T00:00:00">
            <text:p>Sat Oct 29 00:00:00 2022</text:p>
          </table:table-cell>
          <table:table-cell office:value-type="float" office:value="21.409724999999998">
            <text:p>21.409724999999998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29T01:00:00">
            <text:p>Sat Oct 29 01:00:00 2022</text:p>
          </table:table-cell>
          <table:table-cell office:value-type="float" office:value="21.0625">
            <text:p>21.0625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29T02:00:00">
            <text:p>Sat Oct 29 02:00:00 2022</text:p>
          </table:table-cell>
          <table:table-cell office:value-type="float" office:value="21.055554166666667">
            <text:p>21.055554166666667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29T03:00:00">
            <text:p>Sat Oct 29 03:00:00 2022</text:p>
          </table:table-cell>
          <table:table-cell office:value-type="float" office:value="21.333333333333332">
            <text:p>21.333333333333332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0-30T20:00:00">
            <text:p>Sun Oct 30 20:00:00 2022</text:p>
          </table:table-cell>
          <table:table-cell office:value-type="float" office:value="39.7083375">
            <text:p>39.7083375</text:p>
          </table:table-cell>
          <table:table-cell office:value-type="float" office:value="74.1667">
            <text:p>74.1667</text:p>
          </table:table-cell>
          <table:table-cell office:value-type="float" office:value="55.3333">
            <text:p>55.3333</text:p>
          </table:table-cell>
          <table:table-cell office:value-type="float" office:value="35.8333">
            <text:p>35.8333</text:p>
          </table:table-cell>
          <table:table-cell office:value-type="float" office:value="24.5">
            <text:p>24.5</text:p>
          </table:table-cell>
          <table:table-cell office:value-type="float" office:value="14.6667">
            <text:p>14.6667</text:p>
          </table:table-cell>
          <table:table-cell office:value-type="float" office:value="23.6667">
            <text:p>23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30T21:00:00">
            <text:p>Sun Oct 30 21:00:00 2022</text:p>
          </table:table-cell>
          <table:table-cell office:value-type="float" office:value="39.11111666666667">
            <text:p>39.11111666666667</text:p>
          </table:table-cell>
          <table:table-cell office:value-type="float" office:value="83.8333">
            <text:p>83.8333</text:p>
          </table:table-cell>
          <table:table-cell office:value-type="float" office:value="74.1667">
            <text:p>74.1667</text:p>
          </table:table-cell>
          <table:table-cell office:value-type="float" office:value="55.3333">
            <text:p>55.3333</text:p>
          </table:table-cell>
          <table:table-cell office:value-type="float" office:value="35.8333">
            <text:p>35.8333</text:p>
          </table:table-cell>
          <table:table-cell office:value-type="float" office:value="24.5">
            <text:p>24.5</text:p>
          </table:table-cell>
          <table:table-cell office:value-type="float" office:value="14.6667">
            <text:p>14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30T22:00:00">
            <text:p>Sun Oct 30 22:00:00 2022</text:p>
          </table:table-cell>
          <table:table-cell office:value-type="float" office:value="38.79861666666667">
            <text:p>38.79861666666667</text:p>
          </table:table-cell>
          <table:table-cell office:value-type="float" office:value="89.1667">
            <text:p>89.1667</text:p>
          </table:table-cell>
          <table:table-cell office:value-type="float" office:value="83.8333">
            <text:p>83.8333</text:p>
          </table:table-cell>
          <table:table-cell office:value-type="float" office:value="74.1667">
            <text:p>74.1667</text:p>
          </table:table-cell>
          <table:table-cell office:value-type="float" office:value="55.3333">
            <text:p>55.3333</text:p>
          </table:table-cell>
          <table:table-cell office:value-type="float" office:value="35.8333">
            <text:p>35.8333</text:p>
          </table:table-cell>
          <table:table-cell office:value-type="float" office:value="24.5">
            <text:p>24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0-31T20:00:00">
            <text:p>Mon Oct 31 20:00:00 2022</text:p>
          </table:table-cell>
          <table:table-cell office:value-type="float" office:value="23.249995833333333">
            <text:p>23.249995833333333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0-31T21:00:00">
            <text:p>Mon Oct 31 21:00:00 2022</text:p>
          </table:table-cell>
          <table:table-cell office:value-type="float" office:value="23.277770833333335">
            <text:p>23.277770833333335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0-31T22:00:00">
            <text:p>Mon Oct 31 22:00:00 2022</text:p>
          </table:table-cell>
          <table:table-cell office:value-type="float" office:value="23.06249166666667">
            <text:p>23.06249166666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31T23:00:00">
            <text:p>Mon Oct 31 23:00:00 2022</text:p>
          </table:table-cell>
          <table:table-cell office:value-type="float" office:value="22.006933333333336">
            <text:p>22.006933333333336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1-01T00:00:00">
            <text:p>Tue Nov  1 00:00:00 2022</text:p>
          </table:table-cell>
          <table:table-cell office:value-type="float" office:value="20.3472125">
            <text:p>20.3472125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01T01:00:00">
            <text:p>Tue Nov  1 01:00:00 2022</text:p>
          </table:table-cell>
          <table:table-cell office:value-type="float" office:value="18.576379166666666">
            <text:p>18.576379166666666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1T02:00:00">
            <text:p>Tue Nov  1 02:00:00 2022</text:p>
          </table:table-cell>
          <table:table-cell office:value-type="float" office:value="17.451379166666666">
            <text:p>17.451379166666666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1T03:00:00">
            <text:p>Tue Nov  1 03:00:00 2022</text:p>
          </table:table-cell>
          <table:table-cell office:value-type="float" office:value="17.736104166666667">
            <text:p>17.736104166666667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1-01T04:00:00">
            <text:p>Tue Nov  1 04:00:00 2022</text:p>
          </table:table-cell>
          <table:table-cell office:value-type="float" office:value="18.1319375">
            <text:p>18.1319375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05T00:00:00">
            <text:p>Sat Nov  5 00:00:00 2022</text:p>
          </table:table-cell>
          <table:table-cell office:value-type="float" office:value="25.94860416666667">
            <text:p>25.94860416666667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05T20:00:00">
            <text:p>Sat Nov  5 20:00:00 2022</text:p>
          </table:table-cell>
          <table:table-cell office:value-type="float" office:value="32.97915833333333">
            <text:p>32.97915833333333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5T21:00:00">
            <text:p>Sat Nov  5 21:00:00 2022</text:p>
          </table:table-cell>
          <table:table-cell office:value-type="float" office:value="32.18054583333333">
            <text:p>32.18054583333333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5T22:00:00">
            <text:p>Sat Nov  5 22:00:00 2022</text:p>
          </table:table-cell>
          <table:table-cell office:value-type="float" office:value="31.895825">
            <text:p>31.895825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6T00:00:00">
            <text:p>Sun Nov  6 00:00:00 2022</text:p>
          </table:table-cell>
          <table:table-cell office:value-type="float" office:value="31.215275000000002">
            <text:p>31.215275000000002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6T01:00:00">
            <text:p>Sun Nov  6 01:00:00 2022</text:p>
          </table:table-cell>
          <table:table-cell office:value-type="float" office:value="30.25">
            <text:p>30.25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6T02:00:00">
            <text:p>Sun Nov  6 02:00:00 2022</text:p>
          </table:table-cell>
          <table:table-cell office:value-type="float" office:value="29.506941666666666">
            <text:p>29.506941666666666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6T19:00:00">
            <text:p>Sun Nov  6 19:00:00 2022</text:p>
          </table:table-cell>
          <table:table-cell office:value-type="float" office:value="26.006945833333333">
            <text:p>26.006945833333333</text:p>
          </table:table-cell>
          <table:table-cell office:value-type="float" office:value="30.6667">
            <text:p>30.6667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06T20:00:00">
            <text:p>Sun Nov  6 20:00:00 2022</text:p>
          </table:table-cell>
          <table:table-cell office:value-type="float" office:value="26.006945833333333">
            <text:p>26.006945833333333</text:p>
          </table:table-cell>
          <table:table-cell office:value-type="float" office:value="41.3333">
            <text:p>41.3333</text:p>
          </table:table-cell>
          <table:table-cell office:value-type="float" office:value="30.6667">
            <text:p>30.6667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7T02:00:00">
            <text:p>Mon Nov  7 02:00:00 2022</text:p>
          </table:table-cell>
          <table:table-cell office:value-type="float" office:value="26.506945833333333">
            <text:p>26.506945833333333</text:p>
          </table:table-cell>
          <table:table-cell office:value-type="float" office:value="8.6667">
            <text:p>8.6667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  <table:table-cell office:value-type="float" office:value="80.3333">
            <text:p>80.3333</text:p>
          </table:table-cell>
          <table:table-cell office:value-type="float" office:value="76.6667">
            <text:p>76.6667</text:p>
          </table:table-cell>
          <table:table-cell office:value-type="float" office:value="66.0">
            <text:p>66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8T21:00:00">
            <text:p>Tue Nov  8 21:00:00 2022</text:p>
          </table:table-cell>
          <table:table-cell office:value-type="float" office:value="24.541674999999998">
            <text:p>24.541674999999998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8T22:00:00">
            <text:p>Tue Nov  8 22:00:00 2022</text:p>
          </table:table-cell>
          <table:table-cell office:value-type="float" office:value="23.00695">
            <text:p>23.00695</text:p>
          </table:table-cell>
          <table:table-cell office:value-type="float" office:value="50.8333">
            <text:p>50.8333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09T19:00:00">
            <text:p>Wed Nov  9 19:00:00 2022</text:p>
          </table:table-cell>
          <table:table-cell office:value-type="float" office:value="18.652783333333332">
            <text:p>18.652783333333332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1-09T20:00:00">
            <text:p>Wed Nov  9 20:00:00 2022</text:p>
          </table:table-cell>
          <table:table-cell office:value-type="float" office:value="18.534724999999998">
            <text:p>18.534724999999998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9T21:00:00">
            <text:p>Wed Nov  9 21:00:00 2022</text:p>
          </table:table-cell>
          <table:table-cell office:value-type="float" office:value="18.500004166666667">
            <text:p>18.500004166666667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9T22:00:00">
            <text:p>Wed Nov  9 22:00:00 2022</text:p>
          </table:table-cell>
          <table:table-cell office:value-type="float" office:value="18.750004166666667">
            <text:p>18.750004166666667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9T23:00:00">
            <text:p>Wed Nov  9 23:00:00 2022</text:p>
          </table:table-cell>
          <table:table-cell office:value-type="float" office:value="18.798616666666664">
            <text:p>18.798616666666664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10T00:00:00">
            <text:p>Thu Nov 10 00:00:00 2022</text:p>
          </table:table-cell>
          <table:table-cell office:value-type="float" office:value="18.361116666666664">
            <text:p>18.361116666666664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10T01:00:00">
            <text:p>Thu Nov 10 01:00:00 2022</text:p>
          </table:table-cell>
          <table:table-cell office:value-type="float" office:value="17.88195">
            <text:p>17.88195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10T02:00:00">
            <text:p>Thu Nov 10 02:00:00 2022</text:p>
          </table:table-cell>
          <table:table-cell office:value-type="float" office:value="18.173616666666664">
            <text:p>18.173616666666664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10T20:00:00">
            <text:p>Thu Nov 10 20:00:00 2022</text:p>
          </table:table-cell>
          <table:table-cell office:value-type="float" office:value="24.95834166666667">
            <text:p>24.9583416666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10T21:00:00">
            <text:p>Thu Nov 10 21:00:00 2022</text:p>
          </table:table-cell>
          <table:table-cell office:value-type="float" office:value="25.45834166666667">
            <text:p>25.45834166666667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1-10T22:00:00">
            <text:p>Thu Nov 10 22:00:00 2022</text:p>
          </table:table-cell>
          <table:table-cell office:value-type="float" office:value="25.479175">
            <text:p>25.479175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1-10T23:00:00">
            <text:p>Thu Nov 10 23:00:00 2022</text:p>
          </table:table-cell>
          <table:table-cell office:value-type="float" office:value="26.138895833333333">
            <text:p>26.138895833333333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12T00:00:00">
            <text:p>Sat Nov 12 00:00:00 2022</text:p>
          </table:table-cell>
          <table:table-cell office:value-type="float" office:value="35.58334166666666">
            <text:p>35.58334166666666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12T01:00:00">
            <text:p>Sat Nov 12 01:00:00 2022</text:p>
          </table:table-cell>
          <table:table-cell office:value-type="float" office:value="34.45834166666666">
            <text:p>34.45834166666666</text:p>
          </table:table-cell>
          <table:table-cell office:value-type="float" office:value="53.3333">
            <text:p>53.3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8.6667">
            <text:p>48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1-12T20:00:00">
            <text:p>Sat Nov 12 20:00:00 2022</text:p>
          </table:table-cell>
          <table:table-cell office:value-type="float" office:value="28.986108333333334">
            <text:p>28.986108333333334</text:p>
          </table:table-cell>
          <table:table-cell office:value-type="float" office:value="35.6667">
            <text:p>35.6667</text:p>
          </table:table-cell>
          <table:table-cell office:value-type="float" office:value="27.8333">
            <text:p>27.8333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2T21:00:00">
            <text:p>Sat Nov 12 21:00:00 2022</text:p>
          </table:table-cell>
          <table:table-cell office:value-type="float" office:value="28.111108333333334">
            <text:p>28.111108333333334</text:p>
          </table:table-cell>
          <table:table-cell office:value-type="float" office:value="54.3333">
            <text:p>54.3333</text:p>
          </table:table-cell>
          <table:table-cell office:value-type="float" office:value="35.6667">
            <text:p>35.6667</text:p>
          </table:table-cell>
          <table:table-cell office:value-type="float" office:value="27.8333">
            <text:p>27.8333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3T01:00:00">
            <text:p>Sun Nov 13 01:00:00 2022</text:p>
          </table:table-cell>
          <table:table-cell office:value-type="float" office:value="26.986104166666667">
            <text:p>26.986104166666667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54.3333">
            <text:p>54.3333</text:p>
          </table:table-cell>
          <table:table-cell office:value-type="float" office:value="35.6667">
            <text:p>35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13T02:00:00">
            <text:p>Sun Nov 13 02:00:00 2022</text:p>
          </table:table-cell>
          <table:table-cell office:value-type="float" office:value="26.965270833333335">
            <text:p>26.965270833333335</text:p>
          </table:table-cell>
          <table:table-cell office:value-type="float" office:value="20.0">
            <text:p>20.0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54.3333">
            <text:p>54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0T21:00:00">
            <text:p>Sun Nov 20 21:00:00 2022</text:p>
          </table:table-cell>
          <table:table-cell office:value-type="float" office:value="35.75695416666667">
            <text:p>35.75695416666667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11.0">
            <text:p>11.0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20T23:00:00">
            <text:p>Sun Nov 20 23:00:00 2022</text:p>
          </table:table-cell>
          <table:table-cell office:value-type="float" office:value="32.340287499999995">
            <text:p>32.340287499999995</text:p>
          </table:table-cell>
          <table:table-cell office:value-type="float" office:value="68.1667">
            <text:p>68.1667</text:p>
          </table:table-cell>
          <table:table-cell office:value-type="float" office:value="63.5">
            <text:p>63.5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1-21T00:00:00">
            <text:p>Mon Nov 21 00:00:00 2022</text:p>
          </table:table-cell>
          <table:table-cell office:value-type="float" office:value="31.145841666666666">
            <text:p>31.145841666666666</text:p>
          </table:table-cell>
          <table:table-cell office:value-type="float" office:value="67.3333">
            <text:p>67.3333</text:p>
          </table:table-cell>
          <table:table-cell office:value-type="float" office:value="68.1667">
            <text:p>68.1667</text:p>
          </table:table-cell>
          <table:table-cell office:value-type="float" office:value="63.5">
            <text:p>63.5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21T18:00:00">
            <text:p>Mon Nov 21 18:00:00 2022</text:p>
          </table:table-cell>
          <table:table-cell office:value-type="float" office:value="14.881945833333333">
            <text:p>14.881945833333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21T19:00:00">
            <text:p>Mon Nov 21 19:00:00 2022</text:p>
          </table:table-cell>
          <table:table-cell office:value-type="float" office:value="15.236112499999999">
            <text:p>15.236112499999999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21T20:00:00">
            <text:p>Mon Nov 21 20:00:00 2022</text:p>
          </table:table-cell>
          <table:table-cell office:value-type="float" office:value="16.5486125">
            <text:p>16.5486125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1-21T21:00:00">
            <text:p>Mon Nov 21 21:00:00 2022</text:p>
          </table:table-cell>
          <table:table-cell office:value-type="float" office:value="17.597225">
            <text:p>17.597225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1-21T22:00:00">
            <text:p>Mon Nov 21 22:00:00 2022</text:p>
          </table:table-cell>
          <table:table-cell office:value-type="float" office:value="18.6111125">
            <text:p>18.6111125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1-21T23:00:00">
            <text:p>Mon Nov 21 23:00:00 2022</text:p>
          </table:table-cell>
          <table:table-cell office:value-type="float" office:value="19.4236125">
            <text:p>19.4236125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22T00:00:00">
            <text:p>Tue Nov 22 00:00:00 2022</text:p>
          </table:table-cell>
          <table:table-cell office:value-type="float" office:value="20.1736125">
            <text:p>20.1736125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22T01:00:00">
            <text:p>Tue Nov 22 01:00:00 2022</text:p>
          </table:table-cell>
          <table:table-cell office:value-type="float" office:value="21.13889166666667">
            <text:p>21.13889166666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2T02:00:00">
            <text:p>Tue Nov 22 02:00:00 2022</text:p>
          </table:table-cell>
          <table:table-cell office:value-type="float" office:value="22.423616666666664">
            <text:p>22.423616666666664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24T20:00:00">
            <text:p>Thu Nov 24 20:00:00 2022</text:p>
          </table:table-cell>
          <table:table-cell office:value-type="float" office:value="27.04167083333333">
            <text:p>27.04167083333333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1-24T21:00:00">
            <text:p>Thu Nov 24 21:00:00 2022</text:p>
          </table:table-cell>
          <table:table-cell office:value-type="float" office:value="26.062504166666667">
            <text:p>26.062504166666667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1-24T22:00:00">
            <text:p>Thu Nov 24 22:00:00 2022</text:p>
          </table:table-cell>
          <table:table-cell office:value-type="float" office:value="24.94445">
            <text:p>24.94445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24T23:00:00">
            <text:p>Thu Nov 24 23:00:00 2022</text:p>
          </table:table-cell>
          <table:table-cell office:value-type="float" office:value="24.013895833333333">
            <text:p>24.013895833333333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1-25T00:00:00">
            <text:p>Fri Nov 25 00:00:00 2022</text:p>
          </table:table-cell>
          <table:table-cell office:value-type="float" office:value="23.465283333333332">
            <text:p>23.465283333333332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1-25T01:00:00">
            <text:p>Fri Nov 25 01:00:00 2022</text:p>
          </table:table-cell>
          <table:table-cell office:value-type="float" office:value="22.930562499999997">
            <text:p>22.930562499999997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1-25T10:00:00">
            <text:p>Fri Nov 25 10:00:00 2022</text:p>
          </table:table-cell>
          <table:table-cell office:value-type="float" office:value="18.80555">
            <text:p>18.8055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5T19:00:00">
            <text:p>Fri Nov 25 19:00:00 2022</text:p>
          </table:table-cell>
          <table:table-cell office:value-type="float" office:value="22.694437500000003">
            <text:p>22.694437500000003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1-25T20:00:00">
            <text:p>Fri Nov 25 20:00:00 2022</text:p>
          </table:table-cell>
          <table:table-cell office:value-type="float" office:value="22.80555">
            <text:p>22.80555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1-25T21:00:00">
            <text:p>Fri Nov 25 21:00:00 2022</text:p>
          </table:table-cell>
          <table:table-cell office:value-type="float" office:value="23.57638333333333">
            <text:p>23.57638333333333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1-25T22:00:00">
            <text:p>Fri Nov 25 22:00:00 2022</text:p>
          </table:table-cell>
          <table:table-cell office:value-type="float" office:value="24.694437499999996">
            <text:p>24.694437499999996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5T23:00:00">
            <text:p>Fri Nov 25 23:00:00 2022</text:p>
          </table:table-cell>
          <table:table-cell office:value-type="float" office:value="26.048604166666664">
            <text:p>26.048604166666664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6T00:00:00">
            <text:p>Sat Nov 26 00:00:00 2022</text:p>
          </table:table-cell>
          <table:table-cell office:value-type="float" office:value="27.46527083333333">
            <text:p>27.46527083333333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1-27T20:00:00">
            <text:p>Sun Nov 27 20:00:00 2022</text:p>
          </table:table-cell>
          <table:table-cell office:value-type="float" office:value="29.98611666666667">
            <text:p>29.98611666666667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27T21:00:00">
            <text:p>Sun Nov 27 21:00:00 2022</text:p>
          </table:table-cell>
          <table:table-cell office:value-type="float" office:value="30.569450000000003">
            <text:p>30.569450000000003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29T20:00:00">
            <text:p>Tue Nov 29 20:00:00 2022</text:p>
          </table:table-cell>
          <table:table-cell office:value-type="float" office:value="35.166666666666664">
            <text:p>35.166666666666664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29T21:00:00">
            <text:p>Tue Nov 29 21:00:00 2022</text:p>
          </table:table-cell>
          <table:table-cell office:value-type="float" office:value="33.333333333333336">
            <text:p>33.333333333333336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29T22:00:00">
            <text:p>Tue Nov 29 22:00:00 2022</text:p>
          </table:table-cell>
          <table:table-cell office:value-type="float" office:value="31.3888875">
            <text:p>31.3888875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8.6667">
            <text:p>8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9T23:00:00">
            <text:p>Tue Nov 29 23:00:00 2022</text:p>
          </table:table-cell>
          <table:table-cell office:value-type="float" office:value="29.743054166666667">
            <text:p>29.743054166666667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30T00:00:00">
            <text:p>Wed Nov 30 00:00:00 2022</text:p>
          </table:table-cell>
          <table:table-cell office:value-type="float" office:value="28.298608333333334">
            <text:p>28.298608333333334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30T19:00:00">
            <text:p>Wed Nov 30 19:00:00 2022</text:p>
          </table:table-cell>
          <table:table-cell office:value-type="float" office:value="20.270837500000003">
            <text:p>20.270837500000003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30T20:00:00">
            <text:p>Wed Nov 30 20:00:00 2022</text:p>
          </table:table-cell>
          <table:table-cell office:value-type="float" office:value="20.625004166666667">
            <text:p>20.625004166666667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30T21:00:00">
            <text:p>Wed Nov 30 21:00:00 2022</text:p>
          </table:table-cell>
          <table:table-cell office:value-type="float" office:value="21.527783333333335">
            <text:p>21.527783333333335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1-30T22:00:00">
            <text:p>Wed Nov 30 22:00:00 2022</text:p>
          </table:table-cell>
          <table:table-cell office:value-type="float" office:value="22.187504166666667">
            <text:p>22.187504166666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1-30T23:00:00">
            <text:p>Wed Nov 30 23:00:00 2022</text:p>
          </table:table-cell>
          <table:table-cell office:value-type="float" office:value="22.66667083333333">
            <text:p>22.6666708333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01T00:00:00">
            <text:p>Thu Dec  1 00:00:00 2022</text:p>
          </table:table-cell>
          <table:table-cell office:value-type="float" office:value="22.652783333333332">
            <text:p>22.652783333333332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1T20:00:00">
            <text:p>Thu Dec  1 20:00:00 2022</text:p>
          </table:table-cell>
          <table:table-cell office:value-type="float" office:value="22.784724999999998">
            <text:p>22.784724999999998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1T21:00:00">
            <text:p>Thu Dec  1 21:00:00 2022</text:p>
          </table:table-cell>
          <table:table-cell office:value-type="float" office:value="21.868058333333334">
            <text:p>21.868058333333334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1T22:00:00">
            <text:p>Thu Dec  1 22:00:00 2022</text:p>
          </table:table-cell>
          <table:table-cell office:value-type="float" office:value="21.187504166666667">
            <text:p>21.187504166666667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02T01:00:00">
            <text:p>Fri Dec  2 01:00:00 2022</text:p>
          </table:table-cell>
          <table:table-cell office:value-type="float" office:value="19.60417083333333">
            <text:p>19.60417083333333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02T02:00:00">
            <text:p>Fri Dec  2 02:00:00 2022</text:p>
          </table:table-cell>
          <table:table-cell office:value-type="float" office:value="18.29167083333333">
            <text:p>18.2916708333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2T04:00:00">
            <text:p>Fri Dec  2 04:00:00 2022</text:p>
          </table:table-cell>
          <table:table-cell office:value-type="float" office:value="15.243058333333332">
            <text:p>15.243058333333332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19:00:00">
            <text:p>Fri Dec  2 19:00:00 2022</text:p>
          </table:table-cell>
          <table:table-cell office:value-type="float" office:value="15.291658333333332">
            <text:p>15.291658333333332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02T20:00:00">
            <text:p>Fri Dec  2 20:00:00 2022</text:p>
          </table:table-cell>
          <table:table-cell office:value-type="float" office:value="15.326383333333332">
            <text:p>15.326383333333332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2T21:00:00">
            <text:p>Fri Dec  2 21:00:00 2022</text:p>
          </table:table-cell>
          <table:table-cell office:value-type="float" office:value="15.326383333333332">
            <text:p>15.326383333333332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2T22:00:00">
            <text:p>Fri Dec  2 22:00:00 2022</text:p>
          </table:table-cell>
          <table:table-cell office:value-type="float" office:value="15.368049999999998">
            <text:p>15.368049999999998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02T23:00:00">
            <text:p>Fri Dec  2 23:00:00 2022</text:p>
          </table:table-cell>
          <table:table-cell office:value-type="float" office:value="15.368049999999998">
            <text:p>15.368049999999998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3T00:00:00">
            <text:p>Sat Dec  3 00:00:00 2022</text:p>
          </table:table-cell>
          <table:table-cell office:value-type="float" office:value="15.402774999999998">
            <text:p>15.402774999999998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3T01:00:00">
            <text:p>Sat Dec  3 01:00:00 2022</text:p>
          </table:table-cell>
          <table:table-cell office:value-type="float" office:value="15.423608333333334">
            <text:p>15.423608333333334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3T02:00:00">
            <text:p>Sat Dec  3 02:00:00 2022</text:p>
          </table:table-cell>
          <table:table-cell office:value-type="float" office:value="15.506941666666668">
            <text:p>15.506941666666668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03T20:00:00">
            <text:p>Sat Dec  3 20:00:00 2022</text:p>
          </table:table-cell>
          <table:table-cell office:value-type="float" office:value="20.250004166666667">
            <text:p>20.250004166666667</text:p>
          </table:table-cell>
          <table:table-cell office:value-type="float" office:value="28.5">
            <text:p>28.5</text:p>
          </table:table-cell>
          <table:table-cell office:value-type="float" office:value="23.8333">
            <text:p>23.8333</text:p>
          </table:table-cell>
          <table:table-cell office:value-type="float" office:value="17.5">
            <text:p>17.5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3T21:00:00">
            <text:p>Sat Dec  3 21:00:00 2022</text:p>
          </table:table-cell>
          <table:table-cell office:value-type="float" office:value="20.715283333333335">
            <text:p>20.715283333333335</text:p>
          </table:table-cell>
          <table:table-cell office:value-type="float" office:value="36.6667">
            <text:p>36.6667</text:p>
          </table:table-cell>
          <table:table-cell office:value-type="float" office:value="28.5">
            <text:p>28.5</text:p>
          </table:table-cell>
          <table:table-cell office:value-type="float" office:value="23.8333">
            <text:p>23.8333</text:p>
          </table:table-cell>
          <table:table-cell office:value-type="float" office:value="17.5">
            <text:p>17.5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05T22:00:00">
            <text:p>Mon Dec  5 22:00:00 2022</text:p>
          </table:table-cell>
          <table:table-cell office:value-type="float" office:value="26.256941666666666">
            <text:p>26.256941666666666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49.5">
            <text:p>49.5</text:p>
          </table:table-cell>
          <table:table-cell office:value-type="float" office:value="40.0">
            <text:p>40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5T23:00:00">
            <text:p>Mon Dec  5 23:00:00 2022</text:p>
          </table:table-cell>
          <table:table-cell office:value-type="float" office:value="25.51388333333333">
            <text:p>25.51388333333333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49.5">
            <text:p>4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6T20:00:00">
            <text:p>Tue Dec  6 20:00:00 2022</text:p>
          </table:table-cell>
          <table:table-cell office:value-type="float" office:value="24.756945833333333">
            <text:p>24.756945833333333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06T21:00:00">
            <text:p>Tue Dec  6 21:00:00 2022</text:p>
          </table:table-cell>
          <table:table-cell office:value-type="float" office:value="24.2361125">
            <text:p>24.2361125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6T22:00:00">
            <text:p>Tue Dec  6 22:00:00 2022</text:p>
          </table:table-cell>
          <table:table-cell office:value-type="float" office:value="24.2013875">
            <text:p>24.2013875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6T23:00:00">
            <text:p>Tue Dec  6 23:00:00 2022</text:p>
          </table:table-cell>
          <table:table-cell office:value-type="float" office:value="24.166666666666668">
            <text:p>24.166666666666668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00:00:00">
            <text:p>Wed Dec  7 00:00:00 2022</text:p>
          </table:table-cell>
          <table:table-cell office:value-type="float" office:value="24.1388875">
            <text:p>24.138887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7T01:00:00">
            <text:p>Wed Dec  7 01:00:00 2022</text:p>
          </table:table-cell>
          <table:table-cell office:value-type="float" office:value="23.708333333333332">
            <text:p>23.708333333333332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7T02:00:00">
            <text:p>Wed Dec  7 02:00:00 2022</text:p>
          </table:table-cell>
          <table:table-cell office:value-type="float" office:value="22.770833333333332">
            <text:p>22.770833333333332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7T03:00:00">
            <text:p>Wed Dec  7 03:00:00 2022</text:p>
          </table:table-cell>
          <table:table-cell office:value-type="float" office:value="21.8263875">
            <text:p>21.8263875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17:00:00">
            <text:p>Wed Dec  7 17:00:00 2022</text:p>
          </table:table-cell>
          <table:table-cell office:value-type="float" office:value="12.340279166666667">
            <text:p>12.340279166666667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07T18:00:00">
            <text:p>Wed Dec  7 18:00:00 2022</text:p>
          </table:table-cell>
          <table:table-cell office:value-type="float" office:value="10.618058333333332">
            <text:p>10.618058333333332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07T19:00:00">
            <text:p>Wed Dec  7 19:00:00 2022</text:p>
          </table:table-cell>
          <table:table-cell office:value-type="float" office:value="9.784725">
            <text:p>9.784725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7T20:00:00">
            <text:p>Wed Dec  7 20:00:00 2022</text:p>
          </table:table-cell>
          <table:table-cell office:value-type="float" office:value="9.736116666666666">
            <text:p>9.736116666666666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07T21:00:00">
            <text:p>Wed Dec  7 21:00:00 2022</text:p>
          </table:table-cell>
          <table:table-cell office:value-type="float" office:value="9.750004166666667">
            <text:p>9.750004166666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7T22:00:00">
            <text:p>Wed Dec  7 22:00:00 2022</text:p>
          </table:table-cell>
          <table:table-cell office:value-type="float" office:value="9.736116666666666">
            <text:p>9.736116666666666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23:00:00">
            <text:p>Wed Dec  7 23:00:00 2022</text:p>
          </table:table-cell>
          <table:table-cell office:value-type="float" office:value="9.750004166666665">
            <text:p>9.750004166666665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8T00:00:00">
            <text:p>Thu Dec  8 00:00:00 2022</text:p>
          </table:table-cell>
          <table:table-cell office:value-type="float" office:value="9.743058333333332">
            <text:p>9.743058333333332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8T01:00:00">
            <text:p>Thu Dec  8 01:00:00 2022</text:p>
          </table:table-cell>
          <table:table-cell office:value-type="float" office:value="10.805558333333332">
            <text:p>10.805558333333332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7T20:00:00">
            <text:p>Sat Dec 17 20:00:00 2022</text:p>
          </table:table-cell>
          <table:table-cell office:value-type="float" office:value="25.659712499999998">
            <text:p>25.659712499999998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7T21:00:00">
            <text:p>Sat Dec 17 21:00:00 2022</text:p>
          </table:table-cell>
          <table:table-cell office:value-type="float" office:value="24.597212499999998">
            <text:p>24.597212499999998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17T22:00:00">
            <text:p>Sat Dec 17 22:00:00 2022</text:p>
          </table:table-cell>
          <table:table-cell office:value-type="float" office:value="23.68054583333333">
            <text:p>23.68054583333333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17T23:00:00">
            <text:p>Sat Dec 17 23:00:00 2022</text:p>
          </table:table-cell>
          <table:table-cell office:value-type="float" office:value="23.083325">
            <text:p>23.083325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8T00:00:00">
            <text:p>Sun Dec 18 00:00:00 2022</text:p>
          </table:table-cell>
          <table:table-cell office:value-type="float" office:value="22.756937499999996">
            <text:p>22.756937499999996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8T01:00:00">
            <text:p>Sun Dec 18 01:00:00 2022</text:p>
          </table:table-cell>
          <table:table-cell office:value-type="float" office:value="22.56249583333333">
            <text:p>22.56249583333333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18T02:00:00">
            <text:p>Sun Dec 18 02:00:00 2022</text:p>
          </table:table-cell>
          <table:table-cell office:value-type="float" office:value="22.118054166666667">
            <text:p>22.118054166666667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8T03:00:00">
            <text:p>Sun Dec 18 03:00:00 2022</text:p>
          </table:table-cell>
          <table:table-cell office:value-type="float" office:value="21.56249583333333">
            <text:p>21.5624958333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8T19:00:00">
            <text:p>Sun Dec 18 19:00:00 2022</text:p>
          </table:table-cell>
          <table:table-cell office:value-type="float" office:value="19.569441666666666">
            <text:p>19.569441666666666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2-18T20:00:00">
            <text:p>Sun Dec 18 20:00:00 2022</text:p>
          </table:table-cell>
          <table:table-cell office:value-type="float" office:value="19.736108333333334">
            <text:p>19.736108333333334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18T21:00:00">
            <text:p>Sun Dec 18 21:00:00 2022</text:p>
          </table:table-cell>
          <table:table-cell office:value-type="float" office:value="20.027775000000002">
            <text:p>20.027775000000002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2-18T22:00:00">
            <text:p>Sun Dec 18 22:00:00 2022</text:p>
          </table:table-cell>
          <table:table-cell office:value-type="float" office:value="20.27082916666667">
            <text:p>20.27082916666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18T23:00:00">
            <text:p>Sun Dec 18 23:00:00 2022</text:p>
          </table:table-cell>
          <table:table-cell office:value-type="float" office:value="20.423608333333334">
            <text:p>20.423608333333334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19T00:00:00">
            <text:p>Mon Dec 19 00:00:00 2022</text:p>
          </table:table-cell>
          <table:table-cell office:value-type="float" office:value="20.527775000000002">
            <text:p>20.527775000000002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9T01:00:00">
            <text:p>Mon Dec 19 01:00:00 2022</text:p>
          </table:table-cell>
          <table:table-cell office:value-type="float" office:value="20.79860833333333">
            <text:p>20.79860833333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19T02:00:00">
            <text:p>Mon Dec 19 02:00:00 2022</text:p>
          </table:table-cell>
          <table:table-cell office:value-type="float" office:value="20.902775">
            <text:p>20.90277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9T18:00:00">
            <text:p>Mon Dec 19 18:00:00 2022</text:p>
          </table:table-cell>
          <table:table-cell office:value-type="float" office:value="18.944458333333333">
            <text:p>18.944458333333333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19T19:00:00">
            <text:p>Mon Dec 19 19:00:00 2022</text:p>
          </table:table-cell>
          <table:table-cell office:value-type="float" office:value="17.83335">
            <text:p>17.83335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19T20:00:00">
            <text:p>Mon Dec 19 20:00:00 2022</text:p>
          </table:table-cell>
          <table:table-cell office:value-type="float" office:value="17.312516666666667">
            <text:p>17.312516666666667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9T21:00:00">
            <text:p>Mon Dec 19 21:00:00 2022</text:p>
          </table:table-cell>
          <table:table-cell office:value-type="float" office:value="16.972241666666665">
            <text:p>16.97224166666666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9T22:00:00">
            <text:p>Mon Dec 19 22:00:00 2022</text:p>
          </table:table-cell>
          <table:table-cell office:value-type="float" office:value="16.770854166666666">
            <text:p>16.770854166666666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19T23:00:00">
            <text:p>Mon Dec 19 23:00:00 2022</text:p>
          </table:table-cell>
          <table:table-cell office:value-type="float" office:value="16.652795833333332">
            <text:p>16.652795833333332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0T00:00:00">
            <text:p>Tue Dec 20 00:00:00 2022</text:p>
          </table:table-cell>
          <table:table-cell office:value-type="float" office:value="16.534737500000002">
            <text:p>16.534737500000002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0T01:00:00">
            <text:p>Tue Dec 20 01:00:00 2022</text:p>
          </table:table-cell>
          <table:table-cell office:value-type="float" office:value="16.222237500000002">
            <text:p>16.222237500000002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0T02:00:00">
            <text:p>Tue Dec 20 02:00:00 2022</text:p>
          </table:table-cell>
          <table:table-cell office:value-type="float" office:value="16.076404166666666">
            <text:p>16.076404166666666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0T13:00:00">
            <text:p>Tue Dec 20 13:00:00 2022</text:p>
          </table:table-cell>
          <table:table-cell office:value-type="float" office:value="11.368066666666666">
            <text:p>11.368066666666666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2-20T14:00:00">
            <text:p>Tue Dec 20 14:00:00 2022</text:p>
          </table:table-cell>
          <table:table-cell office:value-type="float" office:value="10.368066666666667">
            <text:p>10.368066666666667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0T16:00:00">
            <text:p>Tue Dec 20 16:00:00 2022</text:p>
          </table:table-cell>
          <table:table-cell office:value-type="float" office:value="11.187508333333334">
            <text:p>11.187508333333334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20T17:00:00">
            <text:p>Tue Dec 20 17:00:00 2022</text:p>
          </table:table-cell>
          <table:table-cell office:value-type="float" office:value="11.4305625">
            <text:p>11.4305625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20T18:00:00">
            <text:p>Tue Dec 20 18:00:00 2022</text:p>
          </table:table-cell>
          <table:table-cell office:value-type="float" office:value="12.333337499999999">
            <text:p>12.333337499999999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2-20T19:00:00">
            <text:p>Tue Dec 20 19:00:00 2022</text:p>
          </table:table-cell>
          <table:table-cell office:value-type="float" office:value="13.743058333333332">
            <text:p>13.743058333333332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2-20T20:00:00">
            <text:p>Tue Dec 20 20:00:00 2022</text:p>
          </table:table-cell>
          <table:table-cell office:value-type="float" office:value="15.256945833333333">
            <text:p>15.256945833333333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20T21:00:00">
            <text:p>Tue Dec 20 21:00:00 2022</text:p>
          </table:table-cell>
          <table:table-cell office:value-type="float" office:value="16.541666666666668">
            <text:p>16.541666666666668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2-20T22:00:00">
            <text:p>Tue Dec 20 22:00:00 2022</text:p>
          </table:table-cell>
          <table:table-cell office:value-type="float" office:value="17.8888875">
            <text:p>17.8888875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20T23:00:00">
            <text:p>Tue Dec 20 23:00:00 2022</text:p>
          </table:table-cell>
          <table:table-cell office:value-type="float" office:value="18.756945833333333">
            <text:p>18.756945833333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21T00:00:00">
            <text:p>Wed Dec 21 00:00:00 2022</text:p>
          </table:table-cell>
          <table:table-cell office:value-type="float" office:value="19.625004166666667">
            <text:p>19.625004166666667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21T01:00:00">
            <text:p>Wed Dec 21 01:00:00 2022</text:p>
          </table:table-cell>
          <table:table-cell office:value-type="float" office:value="20.5486125">
            <text:p>20.5486125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2-21T02:00:00">
            <text:p>Wed Dec 21 02:00:00 2022</text:p>
          </table:table-cell>
          <table:table-cell office:value-type="float" office:value="21.8888875">
            <text:p>21.8888875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21T20:00:00">
            <text:p>Wed Dec 21 20:00:00 2022</text:p>
          </table:table-cell>
          <table:table-cell office:value-type="float" office:value="19.645837500000003">
            <text:p>19.645837500000003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1T21:00:00">
            <text:p>Wed Dec 21 21:00:00 2022</text:p>
          </table:table-cell>
          <table:table-cell office:value-type="float" office:value="18.31945">
            <text:p>18.31945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1T22:00:00">
            <text:p>Wed Dec 21 22:00:00 2022</text:p>
          </table:table-cell>
          <table:table-cell office:value-type="float" office:value="16.9305625">
            <text:p>16.9305625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1T23:00:00">
            <text:p>Wed Dec 21 23:00:00 2022</text:p>
          </table:table-cell>
          <table:table-cell office:value-type="float" office:value="16.0208375">
            <text:p>16.0208375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2T00:00:00">
            <text:p>Thu Dec 22 00:00:00 2022</text:p>
          </table:table-cell>
          <table:table-cell office:value-type="float" office:value="15.159725">
            <text:p>15.159725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2T01:00:00">
            <text:p>Thu Dec 22 01:00:00 2022</text:p>
          </table:table-cell>
          <table:table-cell office:value-type="float" office:value="14.250004166666665">
            <text:p>14.250004166666665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2T02:00:00">
            <text:p>Thu Dec 22 02:00:00 2022</text:p>
          </table:table-cell>
          <table:table-cell office:value-type="float" office:value="12.923616666666668">
            <text:p>12.923616666666668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03:00:00">
            <text:p>Thu Dec 22 03:00:00 2022</text:p>
          </table:table-cell>
          <table:table-cell office:value-type="float" office:value="11.611116666666668">
            <text:p>11.611116666666668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2T04:00:00">
            <text:p>Thu Dec 22 04:00:00 2022</text:p>
          </table:table-cell>
          <table:table-cell office:value-type="float" office:value="10.166670833333333">
            <text:p>10.16667083333333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06:00:00">
            <text:p>Thu Dec 22 06:00:00 2022</text:p>
          </table:table-cell>
          <table:table-cell office:value-type="float" office:value="8.937504166666667">
            <text:p>8.937504166666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2T09:00:00">
            <text:p>Thu Dec 22 09:00:00 2022</text:p>
          </table:table-cell>
          <table:table-cell office:value-type="float" office:value="8.486116666666666">
            <text:p>8.486116666666666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2T16:00:00">
            <text:p>Thu Dec 22 16:00:00 2022</text:p>
          </table:table-cell>
          <table:table-cell office:value-type="float" office:value="10.06945">
            <text:p>10.06945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2-22T17:00:00">
            <text:p>Thu Dec 22 17:00:00 2022</text:p>
          </table:table-cell>
          <table:table-cell office:value-type="float" office:value="9.590283333333334">
            <text:p>9.590283333333334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2T18:00:00">
            <text:p>Thu Dec 22 18:00:00 2022</text:p>
          </table:table-cell>
          <table:table-cell office:value-type="float" office:value="8.930558333333332">
            <text:p>8.930558333333332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2T19:00:00">
            <text:p>Thu Dec 22 19:00:00 2022</text:p>
          </table:table-cell>
          <table:table-cell office:value-type="float" office:value="8.625004166666665">
            <text:p>8.625004166666665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2T20:00:00">
            <text:p>Thu Dec 22 20:00:00 2022</text:p>
          </table:table-cell>
          <table:table-cell office:value-type="float" office:value="8.645837499999999">
            <text:p>8.645837499999999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21:00:00">
            <text:p>Thu Dec 22 21:00:00 2022</text:p>
          </table:table-cell>
          <table:table-cell office:value-type="float" office:value="8.7708375">
            <text:p>8.770837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2T22:00:00">
            <text:p>Thu Dec 22 22:00:00 2022</text:p>
          </table:table-cell>
          <table:table-cell office:value-type="float" office:value="8.951391666666668">
            <text:p>8.951391666666668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2T23:00:00">
            <text:p>Thu Dec 22 23:00:00 2022</text:p>
          </table:table-cell>
          <table:table-cell office:value-type="float" office:value="9.076391666666666">
            <text:p>9.076391666666666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3T00:00:00">
            <text:p>Fri Dec 23 00:00:00 2022</text:p>
          </table:table-cell>
          <table:table-cell office:value-type="float" office:value="9.437504166666667">
            <text:p>9.437504166666667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3T01:00:00">
            <text:p>Fri Dec 23 01:00:00 2022</text:p>
          </table:table-cell>
          <table:table-cell office:value-type="float" office:value="9.69445">
            <text:p>9.69445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3T02:00:00">
            <text:p>Fri Dec 23 02:00:00 2022</text:p>
          </table:table-cell>
          <table:table-cell office:value-type="float" office:value="9.993062499999999">
            <text:p>9.993062499999999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3T03:00:00">
            <text:p>Fri Dec 23 03:00:00 2022</text:p>
          </table:table-cell>
          <table:table-cell office:value-type="float" office:value="10.312508333333334">
            <text:p>10.312508333333334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3T04:00:00">
            <text:p>Fri Dec 23 04:00:00 2022</text:p>
          </table:table-cell>
          <table:table-cell office:value-type="float" office:value="10.5902875">
            <text:p>10.5902875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3T05:00:00">
            <text:p>Fri Dec 23 05:00:00 2022</text:p>
          </table:table-cell>
          <table:table-cell office:value-type="float" office:value="10.597233333333334">
            <text:p>10.597233333333334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2-23T09:00:00">
            <text:p>Fri Dec 23 09:00:00 2022</text:p>
          </table:table-cell>
          <table:table-cell office:value-type="float" office:value="10.5902875">
            <text:p>10.5902875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3T10:00:00">
            <text:p>Fri Dec 23 10:00:00 2022</text:p>
          </table:table-cell>
          <table:table-cell office:value-type="float" office:value="10.472233333333334">
            <text:p>10.472233333333334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3T16:00:00">
            <text:p>Fri Dec 23 16:00:00 2022</text:p>
          </table:table-cell>
          <table:table-cell office:value-type="float" office:value="13.277791666666667">
            <text:p>13.27779166666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2-23T17:00:00">
            <text:p>Fri Dec 23 17:00:00 2022</text:p>
          </table:table-cell>
          <table:table-cell office:value-type="float" office:value="13.993070833333334">
            <text:p>13.993070833333334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3T18:00:00">
            <text:p>Fri Dec 23 18:00:00 2022</text:p>
          </table:table-cell>
          <table:table-cell office:value-type="float" office:value="14.3194625">
            <text:p>14.3194625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23T19:00:00">
            <text:p>Fri Dec 23 19:00:00 2022</text:p>
          </table:table-cell>
          <table:table-cell office:value-type="float" office:value="14.340295833333334">
            <text:p>14.340295833333334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3T20:00:00">
            <text:p>Fri Dec 23 20:00:00 2022</text:p>
          </table:table-cell>
          <table:table-cell office:value-type="float" office:value="14.347241666666667">
            <text:p>14.34724166666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3T21:00:00">
            <text:p>Fri Dec 23 21:00:00 2022</text:p>
          </table:table-cell>
          <table:table-cell office:value-type="float" office:value="14.236129166666666">
            <text:p>14.236129166666666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3T22:00:00">
            <text:p>Fri Dec 23 22:00:00 2022</text:p>
          </table:table-cell>
          <table:table-cell office:value-type="float" office:value="14.041683333333333">
            <text:p>14.041683333333333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3T23:00:00">
            <text:p>Fri Dec 23 23:00:00 2022</text:p>
          </table:table-cell>
          <table:table-cell office:value-type="float" office:value="13.923629166666666">
            <text:p>13.923629166666666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4T00:00:00">
            <text:p>Sat Dec 24 00:00:00 2022</text:p>
          </table:table-cell>
          <table:table-cell office:value-type="float" office:value="13.5694625">
            <text:p>13.5694625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24T01:00:00">
            <text:p>Sat Dec 24 01:00:00 2022</text:p>
          </table:table-cell>
          <table:table-cell office:value-type="float" office:value="13.291683333333332">
            <text:p>13.291683333333332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4T02:00:00">
            <text:p>Sat Dec 24 02:00:00 2022</text:p>
          </table:table-cell>
          <table:table-cell office:value-type="float" office:value="12.979183333333332">
            <text:p>12.979183333333332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4T03:00:00">
            <text:p>Sat Dec 24 03:00:00 2022</text:p>
          </table:table-cell>
          <table:table-cell office:value-type="float" office:value="12.777791666666666">
            <text:p>12.777791666666666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4T15:00:00">
            <text:p>Sat Dec 24 15:00:00 2022</text:p>
          </table:table-cell>
          <table:table-cell office:value-type="float" office:value="11.9375">
            <text:p>11.9375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24T16:00:00">
            <text:p>Sat Dec 24 16:00:00 2022</text:p>
          </table:table-cell>
          <table:table-cell office:value-type="float" office:value="11.673612499999999">
            <text:p>11.673612499999999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2-24T17:00:00">
            <text:p>Sat Dec 24 17:00:00 2022</text:p>
          </table:table-cell>
          <table:table-cell office:value-type="float" office:value="12.083333333333334">
            <text:p>12.083333333333334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12-24T18:00:00">
            <text:p>Sat Dec 24 18:00:00 2022</text:p>
          </table:table-cell>
          <table:table-cell office:value-type="float" office:value="12.9375">
            <text:p>12.9375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24T19:00:00">
            <text:p>Sat Dec 24 19:00:00 2022</text:p>
          </table:table-cell>
          <table:table-cell office:value-type="float" office:value="13.576387500000001">
            <text:p>13.576387500000001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2-24T20:00:00">
            <text:p>Sat Dec 24 20:00:00 2022</text:p>
          </table:table-cell>
          <table:table-cell office:value-type="float" office:value="13.548608333333334">
            <text:p>13.548608333333334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4T21:00:00">
            <text:p>Sat Dec 24 21:00:00 2022</text:p>
          </table:table-cell>
          <table:table-cell office:value-type="float" office:value="13.562495833333335">
            <text:p>13.56249583333333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4T22:00:00">
            <text:p>Sat Dec 24 22:00:00 2022</text:p>
          </table:table-cell>
          <table:table-cell office:value-type="float" office:value="13.847220833333333">
            <text:p>13.847220833333333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4T23:00:00">
            <text:p>Sat Dec 24 23:00:00 2022</text:p>
          </table:table-cell>
          <table:table-cell office:value-type="float" office:value="14.388887500000001">
            <text:p>14.388887500000001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25T00:00:00">
            <text:p>Sun Dec 25 00:00:00 2022</text:p>
          </table:table-cell>
          <table:table-cell office:value-type="float" office:value="15.041662500000001">
            <text:p>15.041662500000001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5T01:00:00">
            <text:p>Sun Dec 25 01:00:00 2022</text:p>
          </table:table-cell>
          <table:table-cell office:value-type="float" office:value="15.173608333333334">
            <text:p>15.173608333333334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25T02:00:00">
            <text:p>Sun Dec 25 02:00:00 2022</text:p>
          </table:table-cell>
          <table:table-cell office:value-type="float" office:value="15.291662500000001">
            <text:p>15.291662500000001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5T03:00:00">
            <text:p>Sun Dec 25 03:00:00 2022</text:p>
          </table:table-cell>
          <table:table-cell office:value-type="float" office:value="15.270829166666667">
            <text:p>15.270829166666667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25T04:00:00">
            <text:p>Sun Dec 25 04:00:00 2022</text:p>
          </table:table-cell>
          <table:table-cell office:value-type="float" office:value="15.194441666666668">
            <text:p>15.194441666666668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5T05:00:00">
            <text:p>Sun Dec 25 05:00:00 2022</text:p>
          </table:table-cell>
          <table:table-cell office:value-type="float" office:value="16.006941666666666">
            <text:p>16.006941666666666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25T06:00:00">
            <text:p>Sun Dec 25 06:00:00 2022</text:p>
          </table:table-cell>
          <table:table-cell office:value-type="float" office:value="16.402775000000002">
            <text:p>16.402775000000002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25T07:00:00">
            <text:p>Sun Dec 25 07:00:00 2022</text:p>
          </table:table-cell>
          <table:table-cell office:value-type="float" office:value="16.833333333333332">
            <text:p>16.833333333333332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25T21:00:00">
            <text:p>Sun Dec 25 21:00:00 2022</text:p>
          </table:table-cell>
          <table:table-cell office:value-type="float" office:value="27.006945833333333">
            <text:p>27.006945833333333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5T22:00:00">
            <text:p>Sun Dec 25 22:00:00 2022</text:p>
          </table:table-cell>
          <table:table-cell office:value-type="float" office:value="26.777779166666665">
            <text:p>26.777779166666665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5T23:00:00">
            <text:p>Sun Dec 25 23:00:00 2022</text:p>
          </table:table-cell>
          <table:table-cell office:value-type="float" office:value="26.256945833333333">
            <text:p>26.256945833333333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6T00:00:00">
            <text:p>Mon Dec 26 00:00:00 2022</text:p>
          </table:table-cell>
          <table:table-cell office:value-type="float" office:value="25.631945833333333">
            <text:p>25.631945833333333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6T01:00:00">
            <text:p>Mon Dec 26 01:00:00 2022</text:p>
          </table:table-cell>
          <table:table-cell office:value-type="float" office:value="25.527779166666665">
            <text:p>25.527779166666665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26T02:00:00">
            <text:p>Mon Dec 26 02:00:00 2022</text:p>
          </table:table-cell>
          <table:table-cell office:value-type="float" office:value="25.444445833333333">
            <text:p>25.444445833333333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03:00:00">
            <text:p>Mon Dec 26 03:00:00 2022</text:p>
          </table:table-cell>
          <table:table-cell office:value-type="float" office:value="25.3611125">
            <text:p>25.361112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6T18:00:00">
            <text:p>Mon Dec 26 18:00:00 2022</text:p>
          </table:table-cell>
          <table:table-cell office:value-type="float" office:value="17.840283333333332">
            <text:p>17.840283333333332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6T19:00:00">
            <text:p>Mon Dec 26 19:00:00 2022</text:p>
          </table:table-cell>
          <table:table-cell office:value-type="float" office:value="16.1458375">
            <text:p>16.145837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2-26T20:00:00">
            <text:p>Mon Dec 26 20:00:00 2022</text:p>
          </table:table-cell>
          <table:table-cell office:value-type="float" office:value="14.750004166666665">
            <text:p>14.750004166666665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21:00:00">
            <text:p>Mon Dec 26 21:00:00 2022</text:p>
          </table:table-cell>
          <table:table-cell office:value-type="float" office:value="14.645837499999999">
            <text:p>14.645837499999999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22:00:00">
            <text:p>Mon Dec 26 22:00:00 2022</text:p>
          </table:table-cell>
          <table:table-cell office:value-type="float" office:value="14.638891666666666">
            <text:p>14.638891666666666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6T23:00:00">
            <text:p>Mon Dec 26 23:00:00 2022</text:p>
          </table:table-cell>
          <table:table-cell office:value-type="float" office:value="14.604170833333333">
            <text:p>14.604170833333333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7T00:00:00">
            <text:p>Tue Dec 27 00:00:00 2022</text:p>
          </table:table-cell>
          <table:table-cell office:value-type="float" office:value="14.541670833333333">
            <text:p>14.541670833333333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7T01:00:00">
            <text:p>Tue Dec 27 01:00:00 2022</text:p>
          </table:table-cell>
          <table:table-cell office:value-type="float" office:value="14.506945833333333">
            <text:p>14.506945833333333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7T02:00:00">
            <text:p>Tue Dec 27 02:00:00 2022</text:p>
          </table:table-cell>
          <table:table-cell office:value-type="float" office:value="14.520833333333334">
            <text:p>14.520833333333334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7T17:00:00">
            <text:p>Tue Dec 27 17:00:00 2022</text:p>
          </table:table-cell>
          <table:table-cell office:value-type="float" office:value="17.3541625">
            <text:p>17.3541625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2-27T18:00:00">
            <text:p>Tue Dec 27 18:00:00 2022</text:p>
          </table:table-cell>
          <table:table-cell office:value-type="float" office:value="17.826383333333336">
            <text:p>17.826383333333336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27T19:00:00">
            <text:p>Tue Dec 27 19:00:00 2022</text:p>
          </table:table-cell>
          <table:table-cell office:value-type="float" office:value="18.159716666666668">
            <text:p>18.159716666666668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7T20:00:00">
            <text:p>Tue Dec 27 20:00:00 2022</text:p>
          </table:table-cell>
          <table:table-cell office:value-type="float" office:value="18.222216666666668">
            <text:p>18.222216666666668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7T21:00:00">
            <text:p>Tue Dec 27 21:00:00 2022</text:p>
          </table:table-cell>
          <table:table-cell office:value-type="float" office:value="18.326383333333336">
            <text:p>18.326383333333336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7T22:00:00">
            <text:p>Tue Dec 27 22:00:00 2022</text:p>
          </table:table-cell>
          <table:table-cell office:value-type="float" office:value="18.451383333333336">
            <text:p>18.451383333333336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2-27T23:00:00">
            <text:p>Tue Dec 27 23:00:00 2022</text:p>
          </table:table-cell>
          <table:table-cell office:value-type="float" office:value="18.597216666666668">
            <text:p>18.597216666666668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28T00:00:00">
            <text:p>Wed Dec 28 00:00:00 2022</text:p>
          </table:table-cell>
          <table:table-cell office:value-type="float" office:value="18.624995833333333">
            <text:p>18.624995833333333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01:00:00">
            <text:p>Wed Dec 28 01:00:00 2022</text:p>
          </table:table-cell>
          <table:table-cell office:value-type="float" office:value="18.652775000000002">
            <text:p>18.652775000000002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02:00:00">
            <text:p>Wed Dec 28 02:00:00 2022</text:p>
          </table:table-cell>
          <table:table-cell office:value-type="float" office:value="18.722220833333335">
            <text:p>18.72222083333333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8T18:00:00">
            <text:p>Wed Dec 28 18:00:00 2022</text:p>
          </table:table-cell>
          <table:table-cell office:value-type="float" office:value="19.576383333333332">
            <text:p>19.576383333333332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2-28T19:00:00">
            <text:p>Wed Dec 28 19:00:00 2022</text:p>
          </table:table-cell>
          <table:table-cell office:value-type="float" office:value="17.784716666666665">
            <text:p>17.78471666666666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8T20:00:00">
            <text:p>Wed Dec 28 20:00:00 2022</text:p>
          </table:table-cell>
          <table:table-cell office:value-type="float" office:value="16.263883333333332">
            <text:p>16.263883333333332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21:00:00">
            <text:p>Wed Dec 28 21:00:00 2022</text:p>
          </table:table-cell>
          <table:table-cell office:value-type="float" office:value="15.770829166666665">
            <text:p>15.770829166666665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8T22:00:00">
            <text:p>Wed Dec 28 22:00:00 2022</text:p>
          </table:table-cell>
          <table:table-cell office:value-type="float" office:value="15.701383333333332">
            <text:p>15.701383333333332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8T23:00:00">
            <text:p>Wed Dec 28 23:00:00 2022</text:p>
          </table:table-cell>
          <table:table-cell office:value-type="float" office:value="15.562495833333331">
            <text:p>15.562495833333331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0:00:00">
            <text:p>Thu Dec 29 00:00:00 2022</text:p>
          </table:table-cell>
          <table:table-cell office:value-type="float" office:value="15.381941666666668">
            <text:p>15.381941666666668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1:00:00">
            <text:p>Thu Dec 29 01:00:00 2022</text:p>
          </table:table-cell>
          <table:table-cell office:value-type="float" office:value="15.215275">
            <text:p>15.215275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2:00:00">
            <text:p>Thu Dec 29 02:00:00 2022</text:p>
          </table:table-cell>
          <table:table-cell office:value-type="float" office:value="15.173608333333334">
            <text:p>15.173608333333334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3:00:00">
            <text:p>Thu Dec 29 03:00:00 2022</text:p>
          </table:table-cell>
          <table:table-cell office:value-type="float" office:value="15.131941666666668">
            <text:p>15.131941666666668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4:00:00">
            <text:p>Thu Dec 29 04:00:00 2022</text:p>
          </table:table-cell>
          <table:table-cell office:value-type="float" office:value="15.006941666666668">
            <text:p>15.006941666666668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5:00:00">
            <text:p>Thu Dec 29 05:00:00 2022</text:p>
          </table:table-cell>
          <table:table-cell office:value-type="float" office:value="14.395829166666667">
            <text:p>14.395829166666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13:00:00">
            <text:p>Thu Dec 29 13:00:00 2022</text:p>
          </table:table-cell>
          <table:table-cell office:value-type="float" office:value="8.923608333333334">
            <text:p>8.923608333333334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9T14:00:00">
            <text:p>Thu Dec 29 14:00:00 2022</text:p>
          </table:table-cell>
          <table:table-cell office:value-type="float" office:value="7.923608333333333">
            <text:p>7.923608333333333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2-29T15:00:00">
            <text:p>Thu Dec 29 15:00:00 2022</text:p>
          </table:table-cell>
          <table:table-cell office:value-type="float" office:value="7.118054166666667">
            <text:p>7.11805416666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29T16:00:00">
            <text:p>Thu Dec 29 16:00:00 2022</text:p>
          </table:table-cell>
          <table:table-cell office:value-type="float" office:value="6.604166666666667">
            <text:p>6.60416666666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29T17:00:00">
            <text:p>Thu Dec 29 17:00:00 2022</text:p>
          </table:table-cell>
          <table:table-cell office:value-type="float" office:value="6.222225000000001">
            <text:p>6.222225000000001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9T18:00:00">
            <text:p>Thu Dec 29 18:00:00 2022</text:p>
          </table:table-cell>
          <table:table-cell office:value-type="float" office:value="5.965283333333333">
            <text:p>5.965283333333333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2-29T19:00:00">
            <text:p>Thu Dec 29 19:00:00 2022</text:p>
          </table:table-cell>
          <table:table-cell office:value-type="float" office:value="6.013895833333334">
            <text:p>6.013895833333334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9T20:00:00">
            <text:p>Thu Dec 29 20:00:00 2022</text:p>
          </table:table-cell>
          <table:table-cell office:value-type="float" office:value="6.243062500000001">
            <text:p>6.243062500000001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29T21:00:00">
            <text:p>Thu Dec 29 21:00:00 2022</text:p>
          </table:table-cell>
          <table:table-cell office:value-type="float" office:value="7.00695">
            <text:p>7.00695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9T22:00:00">
            <text:p>Thu Dec 29 22:00:00 2022</text:p>
          </table:table-cell>
          <table:table-cell office:value-type="float" office:value="7.263895833333334">
            <text:p>7.263895833333334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2-29T23:00:00">
            <text:p>Thu Dec 29 23:00:00 2022</text:p>
          </table:table-cell>
          <table:table-cell office:value-type="float" office:value="7.312504166666667">
            <text:p>7.312504166666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30T00:00:00">
            <text:p>Fri Dec 30 00:00:00 2022</text:p>
          </table:table-cell>
          <table:table-cell office:value-type="float" office:value="7.541670833333334">
            <text:p>7.541670833333334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2-30T01:00:00">
            <text:p>Fri Dec 30 01:00:00 2022</text:p>
          </table:table-cell>
          <table:table-cell office:value-type="float" office:value="7.694445833333334">
            <text:p>7.694445833333334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30T02:00:00">
            <text:p>Fri Dec 30 02:00:00 2022</text:p>
          </table:table-cell>
          <table:table-cell office:value-type="float" office:value="8.090279166666667">
            <text:p>8.090279166666667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30T03:00:00">
            <text:p>Fri Dec 30 03:00:00 2022</text:p>
          </table:table-cell>
          <table:table-cell office:value-type="float" office:value="8.1875">
            <text:p>8.187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30T04:00:00">
            <text:p>Fri Dec 30 04:00:00 2022</text:p>
          </table:table-cell>
          <table:table-cell office:value-type="float" office:value="8.1875">
            <text:p>8.1875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5:00:00">
            <text:p>Fri Dec 30 05:00:00 2022</text:p>
          </table:table-cell>
          <table:table-cell office:value-type="float" office:value="8.1875">
            <text:p>8.1875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6:00:00">
            <text:p>Fri Dec 30 06:00:00 2022</text:p>
          </table:table-cell>
          <table:table-cell office:value-type="float" office:value="8.2013875">
            <text:p>8.2013875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07:00:00">
            <text:p>Fri Dec 30 07:00:00 2022</text:p>
          </table:table-cell>
          <table:table-cell office:value-type="float" office:value="8.2013875">
            <text:p>8.2013875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8:00:00">
            <text:p>Fri Dec 30 08:00:00 2022</text:p>
          </table:table-cell>
          <table:table-cell office:value-type="float" office:value="8.2013875">
            <text:p>8.201387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9:00:00">
            <text:p>Fri Dec 30 09:00:00 2022</text:p>
          </table:table-cell>
          <table:table-cell office:value-type="float" office:value="8.2013875">
            <text:p>8.2013875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10:00:00">
            <text:p>Fri Dec 30 10:00:00 2022</text:p>
          </table:table-cell>
          <table:table-cell office:value-type="float" office:value="8.194441666666666">
            <text:p>8.194441666666666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11:00:00">
            <text:p>Fri Dec 30 11:00:00 2022</text:p>
          </table:table-cell>
          <table:table-cell office:value-type="float" office:value="8.1875">
            <text:p>8.1875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30T12:00:00">
            <text:p>Fri Dec 30 12:00:00 2022</text:p>
          </table:table-cell>
          <table:table-cell office:value-type="float" office:value="8.291666666666666">
            <text:p>8.29166666666666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30T13:00:00">
            <text:p>Fri Dec 30 13:00:00 2022</text:p>
          </table:table-cell>
          <table:table-cell office:value-type="float" office:value="8.854166666666666">
            <text:p>8.854166666666666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12-30T18:00:00">
            <text:p>Fri Dec 30 18:00:00 2022</text:p>
          </table:table-cell>
          <table:table-cell office:value-type="float" office:value="13.395833333333334">
            <text:p>13.395833333333334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2-30T19:00:00">
            <text:p>Fri Dec 30 19:00:00 2022</text:p>
          </table:table-cell>
          <table:table-cell office:value-type="float" office:value="13.423612500000003">
            <text:p>13.423612500000003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30T20:00:00">
            <text:p>Fri Dec 30 20:00:00 2022</text:p>
          </table:table-cell>
          <table:table-cell office:value-type="float" office:value="13.166666666666666">
            <text:p>13.166666666666666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30T21:00:00">
            <text:p>Fri Dec 30 21:00:00 2022</text:p>
          </table:table-cell>
          <table:table-cell office:value-type="float" office:value="12.416666666666666">
            <text:p>12.416666666666666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22:00:00">
            <text:p>Fri Dec 30 22:00:00 2022</text:p>
          </table:table-cell>
          <table:table-cell office:value-type="float" office:value="12.166666666666666">
            <text:p>12.166666666666666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30T23:00:00">
            <text:p>Fri Dec 30 23:00:00 2022</text:p>
          </table:table-cell>
          <table:table-cell office:value-type="float" office:value="12.152779166666667">
            <text:p>12.152779166666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31T00:00:00">
            <text:p>Sat Dec 31 00:00:00 2022</text:p>
          </table:table-cell>
          <table:table-cell office:value-type="float" office:value="11.951387500000001">
            <text:p>11.951387500000001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31T01:00:00">
            <text:p>Sat Dec 31 01:00:00 2022</text:p>
          </table:table-cell>
          <table:table-cell office:value-type="float" office:value="11.791666666666666">
            <text:p>11.791666666666666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1T02:00:00">
            <text:p>Sat Dec 31 02:00:00 2022</text:p>
          </table:table-cell>
          <table:table-cell office:value-type="float" office:value="11.659720833333333">
            <text:p>11.65972083333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31T03:00:00">
            <text:p>Sat Dec 31 03:00:00 2022</text:p>
          </table:table-cell>
          <table:table-cell office:value-type="float" office:value="12.340279166666667">
            <text:p>12.340279166666667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31T16:00:00">
            <text:p>Sat Dec 31 16:00:00 2022</text:p>
          </table:table-cell>
          <table:table-cell office:value-type="float" office:value="14.277770833333335">
            <text:p>14.277770833333335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31T17:00:00">
            <text:p>Sat Dec 31 17:00:00 2022</text:p>
          </table:table-cell>
          <table:table-cell office:value-type="float" office:value="14.152770833333335">
            <text:p>14.152770833333335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2-31T18:00:00">
            <text:p>Sat Dec 31 18:00:00 2022</text:p>
          </table:table-cell>
          <table:table-cell office:value-type="float" office:value="13.923604166666669">
            <text:p>13.923604166666669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2-31T19:00:00">
            <text:p>Sat Dec 31 19:00:00 2022</text:p>
          </table:table-cell>
          <table:table-cell office:value-type="float" office:value="13.840270833333333">
            <text:p>13.840270833333333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31T20:00:00">
            <text:p>Sat Dec 31 20:00:00 2022</text:p>
          </table:table-cell>
          <table:table-cell office:value-type="float" office:value="13.909716666666668">
            <text:p>13.909716666666668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31T21:00:00">
            <text:p>Sat Dec 31 21:00:00 2022</text:p>
          </table:table-cell>
          <table:table-cell office:value-type="float" office:value="13.979162500000001">
            <text:p>13.979162500000001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31T22:00:00">
            <text:p>Sat Dec 31 22:00:00 2022</text:p>
          </table:table-cell>
          <table:table-cell office:value-type="float" office:value="14.062495833333335">
            <text:p>14.062495833333335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31T23:00:00">
            <text:p>Sat Dec 31 23:00:00 2022</text:p>
          </table:table-cell>
          <table:table-cell office:value-type="float" office:value="14.104162500000001">
            <text:p>14.104162500000001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1T00:00:00">
            <text:p>Sun Jan  1 00:00:00 2023</text:p>
          </table:table-cell>
          <table:table-cell office:value-type="float" office:value="14.145829166666667">
            <text:p>14.14582916666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1T01:00:00">
            <text:p>Sun Jan  1 01:00:00 2023</text:p>
          </table:table-cell>
          <table:table-cell office:value-type="float" office:value="14.354162500000001">
            <text:p>14.354162500000001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1T02:00:00">
            <text:p>Sun Jan  1 02:00:00 2023</text:p>
          </table:table-cell>
          <table:table-cell office:value-type="float" office:value="14.215275">
            <text:p>14.215275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01T03:00:00">
            <text:p>Sun Jan  1 03:00:00 2023</text:p>
          </table:table-cell>
          <table:table-cell office:value-type="float" office:value="13.520829166666667">
            <text:p>13.520829166666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1T15:00:00">
            <text:p>Sun Jan  1 15:00:00 2023</text:p>
          </table:table-cell>
          <table:table-cell office:value-type="float" office:value="14.868054166666665">
            <text:p>14.868054166666665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01T16:00:00">
            <text:p>Sun Jan  1 16:00:00 2023</text:p>
          </table:table-cell>
          <table:table-cell office:value-type="float" office:value="14.375">
            <text:p>14.375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1T17:00:00">
            <text:p>Sun Jan  1 17:00:00 2023</text:p>
          </table:table-cell>
          <table:table-cell office:value-type="float" office:value="13.895833333333334">
            <text:p>13.895833333333334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01T18:00:00">
            <text:p>Sun Jan  1 18:00:00 2023</text:p>
          </table:table-cell>
          <table:table-cell office:value-type="float" office:value="14.104166666666666">
            <text:p>14.104166666666666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01T19:00:00">
            <text:p>Sun Jan  1 19:00:00 2023</text:p>
          </table:table-cell>
          <table:table-cell office:value-type="float" office:value="14.472220833333333">
            <text:p>14.472220833333333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01T20:00:00">
            <text:p>Sun Jan  1 20:00:00 2023</text:p>
          </table:table-cell>
          <table:table-cell office:value-type="float" office:value="14.402774999999998">
            <text:p>14.402774999999998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1T21:00:00">
            <text:p>Sun Jan  1 21:00:00 2023</text:p>
          </table:table-cell>
          <table:table-cell office:value-type="float" office:value="14.3541625">
            <text:p>14.3541625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1T22:00:00">
            <text:p>Sun Jan  1 22:00:00 2023</text:p>
          </table:table-cell>
          <table:table-cell office:value-type="float" office:value="14.305549999999998">
            <text:p>14.305549999999998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1T23:00:00">
            <text:p>Sun Jan  1 23:00:00 2023</text:p>
          </table:table-cell>
          <table:table-cell office:value-type="float" office:value="14.2916625">
            <text:p>14.2916625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2T00:00:00">
            <text:p>Mon Jan  2 00:00:00 2023</text:p>
          </table:table-cell>
          <table:table-cell office:value-type="float" office:value="14.305554166666667">
            <text:p>14.30555416666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2T01:00:00">
            <text:p>Mon Jan  2 01:00:00 2023</text:p>
          </table:table-cell>
          <table:table-cell office:value-type="float" office:value="14.145833333333334">
            <text:p>14.145833333333334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2T02:00:00">
            <text:p>Mon Jan  2 02:00:00 2023</text:p>
          </table:table-cell>
          <table:table-cell office:value-type="float" office:value="14.229166666666666">
            <text:p>14.229166666666666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2T15:00:00">
            <text:p>Mon Jan  2 15:00:00 2023</text:p>
          </table:table-cell>
          <table:table-cell office:value-type="float" office:value="11.590283333333334">
            <text:p>11.590283333333334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1-02T16:00:00">
            <text:p>Mon Jan  2 16:00:00 2023</text:p>
          </table:table-cell>
          <table:table-cell office:value-type="float" office:value="11.708337499999999">
            <text:p>11.708337499999999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02T17:00:00">
            <text:p>Mon Jan  2 17:00:00 2023</text:p>
          </table:table-cell>
          <table:table-cell office:value-type="float" office:value="11.777779166666667">
            <text:p>11.77777916666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02T18:00:00">
            <text:p>Mon Jan  2 18:00:00 2023</text:p>
          </table:table-cell>
          <table:table-cell office:value-type="float" office:value="11.763887500000001">
            <text:p>11.763887500000001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02T19:00:00">
            <text:p>Mon Jan  2 19:00:00 2023</text:p>
          </table:table-cell>
          <table:table-cell office:value-type="float" office:value="11.854166666666666">
            <text:p>11.854166666666666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02T20:00:00">
            <text:p>Mon Jan  2 20:00:00 2023</text:p>
          </table:table-cell>
          <table:table-cell office:value-type="float" office:value="11.9375">
            <text:p>11.9375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02T21:00:00">
            <text:p>Mon Jan  2 21:00:00 2023</text:p>
          </table:table-cell>
          <table:table-cell office:value-type="float" office:value="11.965279166666667">
            <text:p>11.965279166666667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2T22:00:00">
            <text:p>Mon Jan  2 22:00:00 2023</text:p>
          </table:table-cell>
          <table:table-cell office:value-type="float" office:value="11.937504166666665">
            <text:p>11.937504166666665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2T23:00:00">
            <text:p>Mon Jan  2 23:00:00 2023</text:p>
          </table:table-cell>
          <table:table-cell office:value-type="float" office:value="11.9583375">
            <text:p>11.9583375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3T00:00:00">
            <text:p>Tue Jan  3 00:00:00 2023</text:p>
          </table:table-cell>
          <table:table-cell office:value-type="float" office:value="12.062504166666669">
            <text:p>12.062504166666669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1-03T01:00:00">
            <text:p>Tue Jan  3 01:00:00 2023</text:p>
          </table:table-cell>
          <table:table-cell office:value-type="float" office:value="12.534725000000002">
            <text:p>12.534725000000002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03T09:00:00">
            <text:p>Tue Jan  3 09:00:00 2023</text:p>
          </table:table-cell>
          <table:table-cell office:value-type="float" office:value="18.006945833333337">
            <text:p>18.006945833333337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3T10:00:00">
            <text:p>Tue Jan  3 10:00:00 2023</text:p>
          </table:table-cell>
          <table:table-cell office:value-type="float" office:value="17.71527916666667">
            <text:p>17.71527916666667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03T11:00:00">
            <text:p>Tue Jan  3 11:00:00 2023</text:p>
          </table:table-cell>
          <table:table-cell office:value-type="float" office:value="17.6111125">
            <text:p>17.6111125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1-03T12:00:00">
            <text:p>Tue Jan  3 12:00:00 2023</text:p>
          </table:table-cell>
          <table:table-cell office:value-type="float" office:value="17.868058333333334">
            <text:p>17.868058333333334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3T19:00:00">
            <text:p>Tue Jan  3 19:00:00 2023</text:p>
          </table:table-cell>
          <table:table-cell office:value-type="float" office:value="23.5208375">
            <text:p>23.5208375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03T20:00:00">
            <text:p>Tue Jan  3 20:00:00 2023</text:p>
          </table:table-cell>
          <table:table-cell office:value-type="float" office:value="23.44445">
            <text:p>23.44445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3T21:00:00">
            <text:p>Tue Jan  3 21:00:00 2023</text:p>
          </table:table-cell>
          <table:table-cell office:value-type="float" office:value="23.38195">
            <text:p>23.38195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3T22:00:00">
            <text:p>Tue Jan  3 22:00:00 2023</text:p>
          </table:table-cell>
          <table:table-cell office:value-type="float" office:value="23.347224999999998">
            <text:p>23.347224999999998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3T23:00:00">
            <text:p>Tue Jan  3 23:00:00 2023</text:p>
          </table:table-cell>
          <table:table-cell office:value-type="float" office:value="23.347224999999998">
            <text:p>23.347224999999998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4T20:00:00">
            <text:p>Wed Jan  4 20:00:00 2023</text:p>
          </table:table-cell>
          <table:table-cell office:value-type="float" office:value="21.930562499999997">
            <text:p>21.93056249999999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1-04T21:00:00">
            <text:p>Wed Jan  4 21:00:00 2023</text:p>
          </table:table-cell>
          <table:table-cell office:value-type="float" office:value="22.340283333333332">
            <text:p>22.340283333333332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04T22:00:00">
            <text:p>Wed Jan  4 22:00:00 2023</text:p>
          </table:table-cell>
          <table:table-cell office:value-type="float" office:value="22.68750833333333">
            <text:p>22.68750833333333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1-05T19:00:00">
            <text:p>Thu Jan  5 19:00:00 2023</text:p>
          </table:table-cell>
          <table:table-cell office:value-type="float" office:value="21.062508333333334">
            <text:p>21.062508333333334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05T20:00:00">
            <text:p>Thu Jan  5 20:00:00 2023</text:p>
          </table:table-cell>
          <table:table-cell office:value-type="float" office:value="20.69445">
            <text:p>20.6944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5T21:00:00">
            <text:p>Thu Jan  5 21:00:00 2023</text:p>
          </table:table-cell>
          <table:table-cell office:value-type="float" office:value="20.3055625">
            <text:p>20.3055625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05T22:00:00">
            <text:p>Thu Jan  5 22:00:00 2023</text:p>
          </table:table-cell>
          <table:table-cell office:value-type="float" office:value="20.000004166666667">
            <text:p>20.000004166666667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05T23:00:00">
            <text:p>Thu Jan  5 23:00:00 2023</text:p>
          </table:table-cell>
          <table:table-cell office:value-type="float" office:value="19.645837500000003">
            <text:p>19.64583750000000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6T00:00:00">
            <text:p>Fri Jan  6 00:00:00 2023</text:p>
          </table:table-cell>
          <table:table-cell office:value-type="float" office:value="19.20139166666667">
            <text:p>19.20139166666667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6T01:00:00">
            <text:p>Fri Jan  6 01:00:00 2023</text:p>
          </table:table-cell>
          <table:table-cell office:value-type="float" office:value="18.562504166666667">
            <text:p>18.562504166666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06T02:00:00">
            <text:p>Fri Jan  6 02:00:00 2023</text:p>
          </table:table-cell>
          <table:table-cell office:value-type="float" office:value="17.56945">
            <text:p>17.56945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03:00:00">
            <text:p>Fri Jan  6 03:00:00 2023</text:p>
          </table:table-cell>
          <table:table-cell office:value-type="float" office:value="16.520837500000003">
            <text:p>16.520837500000003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04:00:00">
            <text:p>Fri Jan  6 04:00:00 2023</text:p>
          </table:table-cell>
          <table:table-cell office:value-type="float" office:value="15.493058333333332">
            <text:p>15.493058333333332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19:00:00">
            <text:p>Fri Jan  6 19:00:00 2023</text:p>
          </table:table-cell>
          <table:table-cell office:value-type="float" office:value="18.388883333333332">
            <text:p>18.388883333333332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6T20:00:00">
            <text:p>Fri Jan  6 20:00:00 2023</text:p>
          </table:table-cell>
          <table:table-cell office:value-type="float" office:value="18.458329166666665">
            <text:p>18.458329166666665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6T21:00:00">
            <text:p>Fri Jan  6 21:00:00 2023</text:p>
          </table:table-cell>
          <table:table-cell office:value-type="float" office:value="18.43055">
            <text:p>18.43055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22:00:00">
            <text:p>Fri Jan  6 22:00:00 2023</text:p>
          </table:table-cell>
          <table:table-cell office:value-type="float" office:value="18.381941666666666">
            <text:p>18.381941666666666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6T23:00:00">
            <text:p>Fri Jan  6 23:00:00 2023</text:p>
          </table:table-cell>
          <table:table-cell office:value-type="float" office:value="18.368054166666667">
            <text:p>18.368054166666667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00:00:00">
            <text:p>Sat Jan  7 00:00:00 2023</text:p>
          </table:table-cell>
          <table:table-cell office:value-type="float" office:value="18.395833333333332">
            <text:p>18.395833333333332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7T01:00:00">
            <text:p>Sat Jan  7 01:00:00 2023</text:p>
          </table:table-cell>
          <table:table-cell office:value-type="float" office:value="18.3888875">
            <text:p>18.3888875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7T02:00:00">
            <text:p>Sat Jan  7 02:00:00 2023</text:p>
          </table:table-cell>
          <table:table-cell office:value-type="float" office:value="18.423608333333334">
            <text:p>18.423608333333334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07T03:00:00">
            <text:p>Sat Jan  7 03:00:00 2023</text:p>
          </table:table-cell>
          <table:table-cell office:value-type="float" office:value="18.423608333333334">
            <text:p>18.423608333333334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7T04:00:00">
            <text:p>Sat Jan  7 04:00:00 2023</text:p>
          </table:table-cell>
          <table:table-cell office:value-type="float" office:value="18.430554166666667">
            <text:p>18.430554166666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05:00:00">
            <text:p>Sat Jan  7 05:00:00 2023</text:p>
          </table:table-cell>
          <table:table-cell office:value-type="float" office:value="18.340275000000002">
            <text:p>18.340275000000002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7T06:00:00">
            <text:p>Sat Jan  7 06:00:00 2023</text:p>
          </table:table-cell>
          <table:table-cell office:value-type="float" office:value="18.118054166666667">
            <text:p>18.118054166666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17:00:00">
            <text:p>Sat Jan  7 17:00:00 2023</text:p>
          </table:table-cell>
          <table:table-cell office:value-type="float" office:value="10.19445">
            <text:p>10.1944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7T18:00:00">
            <text:p>Sat Jan  7 18:00:00 2023</text:p>
          </table:table-cell>
          <table:table-cell office:value-type="float" office:value="7.923616666666667">
            <text:p>7.923616666666667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07T19:00:00">
            <text:p>Sat Jan  7 19:00:00 2023</text:p>
          </table:table-cell>
          <table:table-cell office:value-type="float" office:value="6.63195">
            <text:p>6.63195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7T20:00:00">
            <text:p>Sat Jan  7 20:00:00 2023</text:p>
          </table:table-cell>
          <table:table-cell office:value-type="float" office:value="7.263895833333333">
            <text:p>7.26389583333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07T21:00:00">
            <text:p>Sat Jan  7 21:00:00 2023</text:p>
          </table:table-cell>
          <table:table-cell office:value-type="float" office:value="8.909729166666667">
            <text:p>8.909729166666667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1-07T22:00:00">
            <text:p>Sat Jan  7 22:00:00 2023</text:p>
          </table:table-cell>
          <table:table-cell office:value-type="float" office:value="10.340283333333334">
            <text:p>10.340283333333334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7T23:00:00">
            <text:p>Sat Jan  7 23:00:00 2023</text:p>
          </table:table-cell>
          <table:table-cell office:value-type="float" office:value="11.909725">
            <text:p>11.909725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08T00:00:00">
            <text:p>Sun Jan  8 00:00:00 2023</text:p>
          </table:table-cell>
          <table:table-cell office:value-type="float" office:value="13.354170833333333">
            <text:p>13.354170833333333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1-08T01:00:00">
            <text:p>Sun Jan  8 01:00:00 2023</text:p>
          </table:table-cell>
          <table:table-cell office:value-type="float" office:value="14.909725">
            <text:p>14.909725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10T15:00:00">
            <text:p>Tue Jan 10 15:00:00 2023</text:p>
          </table:table-cell>
          <table:table-cell office:value-type="float" office:value="9.708333333333334">
            <text:p>9.708333333333334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10T16:00:00">
            <text:p>Tue Jan 10 16:00:00 2023</text:p>
          </table:table-cell>
          <table:table-cell office:value-type="float" office:value="9.819445833333333">
            <text:p>9.81944583333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10T17:00:00">
            <text:p>Tue Jan 10 17:00:00 2023</text:p>
          </table:table-cell>
          <table:table-cell office:value-type="float" office:value="10.3125">
            <text:p>10.3125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1-10T18:00:00">
            <text:p>Tue Jan 10 18:00:00 2023</text:p>
          </table:table-cell>
          <table:table-cell office:value-type="float" office:value="10.6875">
            <text:p>10.6875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10T19:00:00">
            <text:p>Tue Jan 10 19:00:00 2023</text:p>
          </table:table-cell>
          <table:table-cell office:value-type="float" office:value="10.993054166666667">
            <text:p>10.99305416666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10T20:00:00">
            <text:p>Tue Jan 10 20:00:00 2023</text:p>
          </table:table-cell>
          <table:table-cell office:value-type="float" office:value="10.868054166666667">
            <text:p>10.868054166666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0T21:00:00">
            <text:p>Tue Jan 10 21:00:00 2023</text:p>
          </table:table-cell>
          <table:table-cell office:value-type="float" office:value="10.708333333333334">
            <text:p>10.708333333333334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22:00:00">
            <text:p>Tue Jan 10 22:00:00 2023</text:p>
          </table:table-cell>
          <table:table-cell office:value-type="float" office:value="10.569445833333333">
            <text:p>10.569445833333333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23:00:00">
            <text:p>Tue Jan 10 23:00:00 2023</text:p>
          </table:table-cell>
          <table:table-cell office:value-type="float" office:value="10.590279166666667">
            <text:p>10.590279166666667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1T00:00:00">
            <text:p>Wed Jan 11 00:00:00 2023</text:p>
          </table:table-cell>
          <table:table-cell office:value-type="float" office:value="10.631945833333333">
            <text:p>10.63194583333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1T01:00:00">
            <text:p>Wed Jan 11 01:00:00 2023</text:p>
          </table:table-cell>
          <table:table-cell office:value-type="float" office:value="11.368058333333332">
            <text:p>11.368058333333332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11T02:00:00">
            <text:p>Wed Jan 11 02:00:00 2023</text:p>
          </table:table-cell>
          <table:table-cell office:value-type="float" office:value="12.256945833333333">
            <text:p>12.256945833333333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1-11T19:00:00">
            <text:p>Wed Jan 11 19:00:00 2023</text:p>
          </table:table-cell>
          <table:table-cell office:value-type="float" office:value="14.673620833333331">
            <text:p>14.673620833333331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11T20:00:00">
            <text:p>Wed Jan 11 20:00:00 2023</text:p>
          </table:table-cell>
          <table:table-cell office:value-type="float" office:value="14.784729166666665">
            <text:p>14.784729166666665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11T21:00:00">
            <text:p>Wed Jan 11 21:00:00 2023</text:p>
          </table:table-cell>
          <table:table-cell office:value-type="float" office:value="14.819449999999998">
            <text:p>14.819449999999998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1T22:00:00">
            <text:p>Wed Jan 11 22:00:00 2023</text:p>
          </table:table-cell>
          <table:table-cell office:value-type="float" office:value="14.854170833333333">
            <text:p>14.854170833333333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1T23:00:00">
            <text:p>Wed Jan 11 23:00:00 2023</text:p>
          </table:table-cell>
          <table:table-cell office:value-type="float" office:value="14.930558333333332">
            <text:p>14.930558333333332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12T00:00:00">
            <text:p>Thu Jan 12 00:00:00 2023</text:p>
          </table:table-cell>
          <table:table-cell office:value-type="float" office:value="15.055558333333332">
            <text:p>15.055558333333332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12T18:00:00">
            <text:p>Thu Jan 12 18:00:00 2023</text:p>
          </table:table-cell>
          <table:table-cell office:value-type="float" office:value="17.381937500000003">
            <text:p>17.381937500000003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12T19:00:00">
            <text:p>Thu Jan 12 19:00:00 2023</text:p>
          </table:table-cell>
          <table:table-cell office:value-type="float" office:value="17.020825000000002">
            <text:p>17.020825000000002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12T20:00:00">
            <text:p>Thu Jan 12 20:00:00 2023</text:p>
          </table:table-cell>
          <table:table-cell office:value-type="float" office:value="16.93749166666667">
            <text:p>16.93749166666667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2T21:00:00">
            <text:p>Thu Jan 12 21:00:00 2023</text:p>
          </table:table-cell>
          <table:table-cell office:value-type="float" office:value="16.944437500000003">
            <text:p>16.944437500000003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2T22:00:00">
            <text:p>Thu Jan 12 22:00:00 2023</text:p>
          </table:table-cell>
          <table:table-cell office:value-type="float" office:value="16.9791625">
            <text:p>16.9791625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2T23:00:00">
            <text:p>Thu Jan 12 23:00:00 2023</text:p>
          </table:table-cell>
          <table:table-cell office:value-type="float" office:value="16.93055">
            <text:p>16.93055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3T00:00:00">
            <text:p>Fri Jan 13 00:00:00 2023</text:p>
          </table:table-cell>
          <table:table-cell office:value-type="float" office:value="16.798604166666667">
            <text:p>16.798604166666667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3T01:00:00">
            <text:p>Fri Jan 13 01:00:00 2023</text:p>
          </table:table-cell>
          <table:table-cell office:value-type="float" office:value="16.472216666666665">
            <text:p>16.472216666666665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3T02:00:00">
            <text:p>Fri Jan 13 02:00:00 2023</text:p>
          </table:table-cell>
          <table:table-cell office:value-type="float" office:value="16.201383333333332">
            <text:p>16.201383333333332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3T18:00:00">
            <text:p>Fri Jan 13 18:00:00 2023</text:p>
          </table:table-cell>
          <table:table-cell office:value-type="float" office:value="15.0">
            <text:p>15.0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1-13T19:00:00">
            <text:p>Fri Jan 13 19:00:00 2023</text:p>
          </table:table-cell>
          <table:table-cell office:value-type="float" office:value="15.805558333333332">
            <text:p>15.805558333333332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3T20:00:00">
            <text:p>Fri Jan 13 20:00:00 2023</text:p>
          </table:table-cell>
          <table:table-cell office:value-type="float" office:value="15.805558333333332">
            <text:p>15.805558333333332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3T21:00:00">
            <text:p>Fri Jan 13 21:00:00 2023</text:p>
          </table:table-cell>
          <table:table-cell office:value-type="float" office:value="15.812504166666665">
            <text:p>15.812504166666665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3T22:00:00">
            <text:p>Fri Jan 13 22:00:00 2023</text:p>
          </table:table-cell>
          <table:table-cell office:value-type="float" office:value="15.805558333333332">
            <text:p>15.805558333333332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3T23:00:00">
            <text:p>Fri Jan 13 23:00:00 2023</text:p>
          </table:table-cell>
          <table:table-cell office:value-type="float" office:value="15.812504166666665">
            <text:p>15.812504166666665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4T00:00:00">
            <text:p>Sat Jan 14 00:00:00 2023</text:p>
          </table:table-cell>
          <table:table-cell office:value-type="float" office:value="15.8333375">
            <text:p>15.8333375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4T01:00:00">
            <text:p>Sat Jan 14 01:00:00 2023</text:p>
          </table:table-cell>
          <table:table-cell office:value-type="float" office:value="15.861116666666668">
            <text:p>15.861116666666668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4T02:00:00">
            <text:p>Sat Jan 14 02:00:00 2023</text:p>
          </table:table-cell>
          <table:table-cell office:value-type="float" office:value="15.8680625">
            <text:p>15.8680625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4T03:00:00">
            <text:p>Sat Jan 14 03:00:00 2023</text:p>
          </table:table-cell>
          <table:table-cell office:value-type="float" office:value="15.979170833333333">
            <text:p>15.979170833333333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19:00:00">
            <text:p>Sat Jan 14 19:00:00 2023</text:p>
          </table:table-cell>
          <table:table-cell office:value-type="float" office:value="16.375">
            <text:p>16.37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4T20:00:00">
            <text:p>Sat Jan 14 20:00:00 2023</text:p>
          </table:table-cell>
          <table:table-cell office:value-type="float" office:value="16.347224999999998">
            <text:p>16.347224999999998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4T21:00:00">
            <text:p>Sat Jan 14 21:00:00 2023</text:p>
          </table:table-cell>
          <table:table-cell office:value-type="float" office:value="16.340279166666665">
            <text:p>16.340279166666665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4T22:00:00">
            <text:p>Sat Jan 14 22:00:00 2023</text:p>
          </table:table-cell>
          <table:table-cell office:value-type="float" office:value="16.416666666666668">
            <text:p>16.416666666666668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23:00:00">
            <text:p>Sat Jan 14 23:00:00 2023</text:p>
          </table:table-cell>
          <table:table-cell office:value-type="float" office:value="16.3888875">
            <text:p>16.3888875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5T00:00:00">
            <text:p>Sun Jan 15 00:00:00 2023</text:p>
          </table:table-cell>
          <table:table-cell office:value-type="float" office:value="16.333333333333332">
            <text:p>16.333333333333332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1:00:00">
            <text:p>Sun Jan 15 01:00:00 2023</text:p>
          </table:table-cell>
          <table:table-cell office:value-type="float" office:value="16.347220833333335">
            <text:p>16.347220833333335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5T02:00:00">
            <text:p>Sun Jan 15 02:00:00 2023</text:p>
          </table:table-cell>
          <table:table-cell office:value-type="float" office:value="16.361108333333334">
            <text:p>16.361108333333334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5T03:00:00">
            <text:p>Sun Jan 15 03:00:00 2023</text:p>
          </table:table-cell>
          <table:table-cell office:value-type="float" office:value="16.222220833333335">
            <text:p>16.222220833333335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4:00:00">
            <text:p>Sun Jan 15 04:00:00 2023</text:p>
          </table:table-cell>
          <table:table-cell office:value-type="float" office:value="15.993054166666667">
            <text:p>15.993054166666667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5:00:00">
            <text:p>Sun Jan 15 05:00:00 2023</text:p>
          </table:table-cell>
          <table:table-cell office:value-type="float" office:value="15.638887500000001">
            <text:p>15.638887500000001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5T06:00:00">
            <text:p>Sun Jan 15 06:00:00 2023</text:p>
          </table:table-cell>
          <table:table-cell office:value-type="float" office:value="15.3125">
            <text:p>15.3125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5T19:00:00">
            <text:p>Sun Jan 15 19:00:00 2023</text:p>
          </table:table-cell>
          <table:table-cell office:value-type="float" office:value="16.131945833333333">
            <text:p>16.131945833333333</text:p>
          </table:table-cell>
          <table:table-cell office:value-type="float" office:value="26.5">
            <text:p>26.5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15T20:00:00">
            <text:p>Sun Jan 15 20:00:00 2023</text:p>
          </table:table-cell>
          <table:table-cell office:value-type="float" office:value="17.159720833333335">
            <text:p>17.159720833333335</text:p>
          </table:table-cell>
          <table:table-cell office:value-type="float" office:value="32.5">
            <text:p>32.5</text:p>
          </table:table-cell>
          <table:table-cell office:value-type="float" office:value="26.5">
            <text:p>26.5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5T21:00:00">
            <text:p>Sun Jan 15 21:00:00 2023</text:p>
          </table:table-cell>
          <table:table-cell office:value-type="float" office:value="18.625">
            <text:p>18.625</text:p>
          </table:table-cell>
          <table:table-cell office:value-type="float" office:value="40.5">
            <text:p>40.5</text:p>
          </table:table-cell>
          <table:table-cell office:value-type="float" office:value="32.5">
            <text:p>32.5</text:p>
          </table:table-cell>
          <table:table-cell office:value-type="float" office:value="26.5">
            <text:p>26.5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15T22:00:00">
            <text:p>Sun Jan 15 22:00:00 2023</text:p>
          </table:table-cell>
          <table:table-cell office:value-type="float" office:value="20.451391666666666">
            <text:p>20.451391666666666</text:p>
          </table:table-cell>
          <table:table-cell office:value-type="float" office:value="47.1667">
            <text:p>47.1667</text:p>
          </table:table-cell>
          <table:table-cell office:value-type="float" office:value="40.5">
            <text:p>40.5</text:p>
          </table:table-cell>
          <table:table-cell office:value-type="float" office:value="32.5">
            <text:p>32.5</text:p>
          </table:table-cell>
          <table:table-cell office:value-type="float" office:value="26.5">
            <text:p>26.5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15T23:00:00">
            <text:p>Sun Jan 15 23:00:00 2023</text:p>
          </table:table-cell>
          <table:table-cell office:value-type="float" office:value="22.701391666666666">
            <text:p>22.701391666666666</text:p>
          </table:table-cell>
          <table:table-cell office:value-type="float" office:value="51.5">
            <text:p>51.5</text:p>
          </table:table-cell>
          <table:table-cell office:value-type="float" office:value="47.1667">
            <text:p>47.1667</text:p>
          </table:table-cell>
          <table:table-cell office:value-type="float" office:value="40.5">
            <text:p>40.5</text:p>
          </table:table-cell>
          <table:table-cell office:value-type="float" office:value="32.5">
            <text:p>32.5</text:p>
          </table:table-cell>
          <table:table-cell office:value-type="float" office:value="26.5">
            <text:p>26.5</text:p>
          </table:table-cell>
          <table:table-cell office:value-type="float" office:value="16.1667">
            <text:p>16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21T21:00:00">
            <text:p>Sat Jan 21 21:00:00 2023</text:p>
          </table:table-cell>
          <table:table-cell office:value-type="float" office:value="27.097220833333328">
            <text:p>27.097220833333328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1T22:00:00">
            <text:p>Sat Jan 21 22:00:00 2023</text:p>
          </table:table-cell>
          <table:table-cell office:value-type="float" office:value="25.694441666666666">
            <text:p>25.694441666666666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1T23:00:00">
            <text:p>Sat Jan 21 23:00:00 2023</text:p>
          </table:table-cell>
          <table:table-cell office:value-type="float" office:value="24.055554166666667">
            <text:p>24.055554166666667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22T00:00:00">
            <text:p>Sun Jan 22 00:00:00 2023</text:p>
          </table:table-cell>
          <table:table-cell office:value-type="float" office:value="23.597220833333335">
            <text:p>23.597220833333335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2T01:00:00">
            <text:p>Sun Jan 22 01:00:00 2023</text:p>
          </table:table-cell>
          <table:table-cell office:value-type="float" office:value="23.0138875">
            <text:p>23.013887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2T02:00:00">
            <text:p>Sun Jan 22 02:00:00 2023</text:p>
          </table:table-cell>
          <table:table-cell office:value-type="float" office:value="22.034720833333335">
            <text:p>22.03472083333333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3T20:00:00">
            <text:p>Mon Jan 23 20:00:00 2023</text:p>
          </table:table-cell>
          <table:table-cell office:value-type="float" office:value="33.90277916666667">
            <text:p>33.90277916666667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23T21:00:00">
            <text:p>Mon Jan 23 21:00:00 2023</text:p>
          </table:table-cell>
          <table:table-cell office:value-type="float" office:value="32.77777916666667">
            <text:p>32.77777916666667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3T22:00:00">
            <text:p>Mon Jan 23 22:00:00 2023</text:p>
          </table:table-cell>
          <table:table-cell office:value-type="float" office:value="31.979166666666668">
            <text:p>31.979166666666668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3T23:00:00">
            <text:p>Mon Jan 23 23:00:00 2023</text:p>
          </table:table-cell>
          <table:table-cell office:value-type="float" office:value="31.458333333333332">
            <text:p>31.458333333333332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24T00:00:00">
            <text:p>Tue Jan 24 00:00:00 2023</text:p>
          </table:table-cell>
          <table:table-cell office:value-type="float" office:value="30.875">
            <text:p>30.875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4T01:00:00">
            <text:p>Tue Jan 24 01:00:00 2023</text:p>
          </table:table-cell>
          <table:table-cell office:value-type="float" office:value="29.9375">
            <text:p>29.9375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4T20:00:00">
            <text:p>Tue Jan 24 20:00:00 2023</text:p>
          </table:table-cell>
          <table:table-cell office:value-type="float" office:value="30.576395833333333">
            <text:p>30.57639583333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24T21:00:00">
            <text:p>Tue Jan 24 21:00:00 2023</text:p>
          </table:table-cell>
          <table:table-cell office:value-type="float" office:value="29.395841666666666">
            <text:p>29.395841666666666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4T22:00:00">
            <text:p>Tue Jan 24 22:00:00 2023</text:p>
          </table:table-cell>
          <table:table-cell office:value-type="float" office:value="29.50000833333333">
            <text:p>29.5000083333333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24T23:00:00">
            <text:p>Tue Jan 24 23:00:00 2023</text:p>
          </table:table-cell>
          <table:table-cell office:value-type="float" office:value="30.138895833333333">
            <text:p>30.138895833333333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1-25T00:00:00">
            <text:p>Wed Jan 25 00:00:00 2023</text:p>
          </table:table-cell>
          <table:table-cell office:value-type="float" office:value="30.750008333333337">
            <text:p>30.75000833333333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25T01:00:00">
            <text:p>Wed Jan 25 01:00:00 2023</text:p>
          </table:table-cell>
          <table:table-cell office:value-type="float" office:value="31.375008333333337">
            <text:p>31.375008333333337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1-25T19:00:00">
            <text:p>Wed Jan 25 19:00:00 2023</text:p>
          </table:table-cell>
          <table:table-cell office:value-type="float" office:value="30.694445833333333">
            <text:p>30.69444583333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25T20:00:00">
            <text:p>Wed Jan 25 20:00:00 2023</text:p>
          </table:table-cell>
          <table:table-cell office:value-type="float" office:value="30.159720833333335">
            <text:p>30.159720833333335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5T21:00:00">
            <text:p>Wed Jan 25 21:00:00 2023</text:p>
          </table:table-cell>
          <table:table-cell office:value-type="float" office:value="30.159720833333335">
            <text:p>30.15972083333333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5T22:00:00">
            <text:p>Wed Jan 25 22:00:00 2023</text:p>
          </table:table-cell>
          <table:table-cell office:value-type="float" office:value="30.118054166666667">
            <text:p>30.118054166666667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25T23:00:00">
            <text:p>Wed Jan 25 23:00:00 2023</text:p>
          </table:table-cell>
          <table:table-cell office:value-type="float" office:value="29.479166666666668">
            <text:p>29.479166666666668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6T00:00:00">
            <text:p>Thu Jan 26 00:00:00 2023</text:p>
          </table:table-cell>
          <table:table-cell office:value-type="float" office:value="29.180554166666667">
            <text:p>29.180554166666667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6T18:00:00">
            <text:p>Thu Jan 26 18:00:00 2023</text:p>
          </table:table-cell>
          <table:table-cell office:value-type="float" office:value="25.868058333333334">
            <text:p>25.868058333333334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26T19:00:00">
            <text:p>Thu Jan 26 19:00:00 2023</text:p>
          </table:table-cell>
          <table:table-cell office:value-type="float" office:value="25.2986125">
            <text:p>25.2986125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26T20:00:00">
            <text:p>Thu Jan 26 20:00:00 2023</text:p>
          </table:table-cell>
          <table:table-cell office:value-type="float" office:value="25.284725000000005">
            <text:p>25.284725000000005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6T21:00:00">
            <text:p>Thu Jan 26 21:00:00 2023</text:p>
          </table:table-cell>
          <table:table-cell office:value-type="float" office:value="25.208337500000003">
            <text:p>25.20833750000000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6T22:00:00">
            <text:p>Thu Jan 26 22:00:00 2023</text:p>
          </table:table-cell>
          <table:table-cell office:value-type="float" office:value="25.118058333333337">
            <text:p>25.11805833333333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26T23:00:00">
            <text:p>Thu Jan 26 23:00:00 2023</text:p>
          </table:table-cell>
          <table:table-cell office:value-type="float" office:value="25.166666666666668">
            <text:p>25.166666666666668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27T00:00:00">
            <text:p>Fri Jan 27 00:00:00 2023</text:p>
          </table:table-cell>
          <table:table-cell office:value-type="float" office:value="25.083333333333332">
            <text:p>25.083333333333332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1-27T01:00:00">
            <text:p>Fri Jan 27 01:00:00 2023</text:p>
          </table:table-cell>
          <table:table-cell office:value-type="float" office:value="24.430558333333337">
            <text:p>24.43055833333333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27T02:00:00">
            <text:p>Fri Jan 27 02:00:00 2023</text:p>
          </table:table-cell>
          <table:table-cell office:value-type="float" office:value="23.465279166666665">
            <text:p>23.465279166666665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1-27T03:00:00">
            <text:p>Fri Jan 27 03:00:00 2023</text:p>
          </table:table-cell>
          <table:table-cell office:value-type="float" office:value="22.055558333333334">
            <text:p>22.055558333333334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7T04:00:00">
            <text:p>Fri Jan 27 04:00:00 2023</text:p>
          </table:table-cell>
          <table:table-cell office:value-type="float" office:value="20.7361125">
            <text:p>20.736112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7T05:00:00">
            <text:p>Fri Jan 27 05:00:00 2023</text:p>
          </table:table-cell>
          <table:table-cell office:value-type="float" office:value="19.409720833333335">
            <text:p>19.409720833333335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27T08:00:00">
            <text:p>Fri Jan 27 08:00:00 2023</text:p>
          </table:table-cell>
          <table:table-cell office:value-type="float" office:value="18.284720833333335">
            <text:p>18.284720833333335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27T09:00:00">
            <text:p>Fri Jan 27 09:00:00 2023</text:p>
          </table:table-cell>
          <table:table-cell office:value-type="float" office:value="18.270833333333332">
            <text:p>18.270833333333332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27T10:00:00">
            <text:p>Fri Jan 27 10:00:00 2023</text:p>
          </table:table-cell>
          <table:table-cell office:value-type="float" office:value="18.256941666666666">
            <text:p>18.256941666666666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7T18:00:00">
            <text:p>Fri Jan 27 18:00:00 2023</text:p>
          </table:table-cell>
          <table:table-cell office:value-type="float" office:value="18.763879166666666">
            <text:p>18.763879166666666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1-27T19:00:00">
            <text:p>Fri Jan 27 19:00:00 2023</text:p>
          </table:table-cell>
          <table:table-cell office:value-type="float" office:value="19.923604166666667">
            <text:p>19.923604166666667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1-27T20:00:00">
            <text:p>Fri Jan 27 20:00:00 2023</text:p>
          </table:table-cell>
          <table:table-cell office:value-type="float" office:value="20.986104166666667">
            <text:p>20.986104166666667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27T21:00:00">
            <text:p>Fri Jan 27 21:00:00 2023</text:p>
          </table:table-cell>
          <table:table-cell office:value-type="float" office:value="21.791658333333334">
            <text:p>21.791658333333334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1-27T22:00:00">
            <text:p>Fri Jan 27 22:00:00 2023</text:p>
          </table:table-cell>
          <table:table-cell office:value-type="float" office:value="22.152770833333335">
            <text:p>22.15277083333333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27T23:00:00">
            <text:p>Fri Jan 27 23:00:00 2023</text:p>
          </table:table-cell>
          <table:table-cell office:value-type="float" office:value="22.30555">
            <text:p>22.30555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8T00:00:00">
            <text:p>Sat Jan 28 00:00:00 2023</text:p>
          </table:table-cell>
          <table:table-cell office:value-type="float" office:value="23.08332916666667">
            <text:p>23.08332916666667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28T01:00:00">
            <text:p>Sat Jan 28 01:00:00 2023</text:p>
          </table:table-cell>
          <table:table-cell office:value-type="float" office:value="23.347216666666668">
            <text:p>23.347216666666668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1-28T02:00:00">
            <text:p>Sat Jan 28 02:00:00 2023</text:p>
          </table:table-cell>
          <table:table-cell office:value-type="float" office:value="23.249995833333333">
            <text:p>23.249995833333333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8T21:00:00">
            <text:p>Sat Jan 28 21:00:00 2023</text:p>
          </table:table-cell>
          <table:table-cell office:value-type="float" office:value="41.624991666666666">
            <text:p>41.624991666666666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8T22:00:00">
            <text:p>Sat Jan 28 22:00:00 2023</text:p>
          </table:table-cell>
          <table:table-cell office:value-type="float" office:value="41.2847125">
            <text:p>41.2847125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28T23:00:00">
            <text:p>Sat Jan 28 23:00:00 2023</text:p>
          </table:table-cell>
          <table:table-cell office:value-type="float" office:value="41.10415833333333">
            <text:p>41.1041583333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9T00:00:00">
            <text:p>Sun Jan 29 00:00:00 2023</text:p>
          </table:table-cell>
          <table:table-cell office:value-type="float" office:value="40.10415833333333">
            <text:p>40.10415833333333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9T01:00:00">
            <text:p>Sun Jan 29 01:00:00 2023</text:p>
          </table:table-cell>
          <table:table-cell office:value-type="float" office:value="39.29165833333333">
            <text:p>39.29165833333333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9T02:00:00">
            <text:p>Sun Jan 29 02:00:00 2023</text:p>
          </table:table-cell>
          <table:table-cell office:value-type="float" office:value="38.9722125">
            <text:p>38.9722125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9T20:00:00">
            <text:p>Sun Jan 29 20:00:00 2023</text:p>
          </table:table-cell>
          <table:table-cell office:value-type="float" office:value="30.076383333333336">
            <text:p>30.076383333333336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1-29T21:00:00">
            <text:p>Sun Jan 29 21:00:00 2023</text:p>
          </table:table-cell>
          <table:table-cell office:value-type="float" office:value="30.027775000000002">
            <text:p>30.027775000000002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9T22:00:00">
            <text:p>Sun Jan 29 22:00:00 2023</text:p>
          </table:table-cell>
          <table:table-cell office:value-type="float" office:value="30.041666666666668">
            <text:p>30.041666666666668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9T23:00:00">
            <text:p>Sun Jan 29 23:00:00 2023</text:p>
          </table:table-cell>
          <table:table-cell office:value-type="float" office:value="30.479166666666668">
            <text:p>30.479166666666668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30T00:00:00">
            <text:p>Mon Jan 30 00:00:00 2023</text:p>
          </table:table-cell>
          <table:table-cell office:value-type="float" office:value="31.430554166666667">
            <text:p>31.430554166666667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1-30T20:00:00">
            <text:p>Mon Jan 30 20:00:00 2023</text:p>
          </table:table-cell>
          <table:table-cell office:value-type="float" office:value="34.45139583333333">
            <text:p>34.45139583333333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1-30T21:00:00">
            <text:p>Mon Jan 30 21:00:00 2023</text:p>
          </table:table-cell>
          <table:table-cell office:value-type="float" office:value="34.9583375">
            <text:p>34.9583375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1-30T22:00:00">
            <text:p>Mon Jan 30 22:00:00 2023</text:p>
          </table:table-cell>
          <table:table-cell office:value-type="float" office:value="35.06944583333333">
            <text:p>35.06944583333333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1-30T23:00:00">
            <text:p>Mon Jan 30 23:00:00 2023</text:p>
          </table:table-cell>
          <table:table-cell office:value-type="float" office:value="34.72222083333333">
            <text:p>34.72222083333333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31T00:00:00">
            <text:p>Tue Jan 31 00:00:00 2023</text:p>
          </table:table-cell>
          <table:table-cell office:value-type="float" office:value="33.986108333333334">
            <text:p>33.986108333333334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1-31T20:00:00">
            <text:p>Tue Jan 31 20:00:00 2023</text:p>
          </table:table-cell>
          <table:table-cell office:value-type="float" office:value="32.09721666666667">
            <text:p>32.09721666666667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31T21:00:00">
            <text:p>Tue Jan 31 21:00:00 2023</text:p>
          </table:table-cell>
          <table:table-cell office:value-type="float" office:value="31.534716666666668">
            <text:p>31.534716666666668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31T22:00:00">
            <text:p>Tue Jan 31 22:00:00 2023</text:p>
          </table:table-cell>
          <table:table-cell office:value-type="float" office:value="31.39582916666667">
            <text:p>31.39582916666667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31T23:00:00">
            <text:p>Tue Jan 31 23:00:00 2023</text:p>
          </table:table-cell>
          <table:table-cell office:value-type="float" office:value="31.2916625">
            <text:p>31.2916625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1T00:00:00">
            <text:p>Wed Feb  1 00:00:00 2023</text:p>
          </table:table-cell>
          <table:table-cell office:value-type="float" office:value="31.048608333333334">
            <text:p>31.048608333333334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1T01:00:00">
            <text:p>Wed Feb  1 01:00:00 2023</text:p>
          </table:table-cell>
          <table:table-cell office:value-type="float" office:value="30.229166666666668">
            <text:p>30.229166666666668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2-01T20:00:00">
            <text:p>Wed Feb  1 20:00:00 2023</text:p>
          </table:table-cell>
          <table:table-cell office:value-type="float" office:value="27.5486125">
            <text:p>27.5486125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2-01T21:00:00">
            <text:p>Wed Feb  1 21:00:00 2023</text:p>
          </table:table-cell>
          <table:table-cell office:value-type="float" office:value="27.493058333333334">
            <text:p>27.493058333333334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1T22:00:00">
            <text:p>Wed Feb  1 22:00:00 2023</text:p>
          </table:table-cell>
          <table:table-cell office:value-type="float" office:value="27.409724999999998">
            <text:p>27.409724999999998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1T23:00:00">
            <text:p>Wed Feb  1 23:00:00 2023</text:p>
          </table:table-cell>
          <table:table-cell office:value-type="float" office:value="27.409724999999998">
            <text:p>27.409724999999998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2T00:00:00">
            <text:p>Thu Feb  2 00:00:00 2023</text:p>
          </table:table-cell>
          <table:table-cell office:value-type="float" office:value="27.41667083333333">
            <text:p>27.41667083333333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2T01:00:00">
            <text:p>Thu Feb  2 01:00:00 2023</text:p>
          </table:table-cell>
          <table:table-cell office:value-type="float" office:value="27.201391666666666">
            <text:p>27.201391666666666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2T02:00:00">
            <text:p>Thu Feb  2 02:00:00 2023</text:p>
          </table:table-cell>
          <table:table-cell office:value-type="float" office:value="25.9583375">
            <text:p>25.9583375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2T03:00:00">
            <text:p>Thu Feb  2 03:00:00 2023</text:p>
          </table:table-cell>
          <table:table-cell office:value-type="float" office:value="24.56945">
            <text:p>24.56945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02T20:00:00">
            <text:p>Thu Feb  2 20:00:00 2023</text:p>
          </table:table-cell>
          <table:table-cell office:value-type="float" office:value="21.91667083333333">
            <text:p>21.91667083333333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2T21:00:00">
            <text:p>Thu Feb  2 21:00:00 2023</text:p>
          </table:table-cell>
          <table:table-cell office:value-type="float" office:value="21.951391666666666">
            <text:p>21.951391666666666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2T22:00:00">
            <text:p>Thu Feb  2 22:00:00 2023</text:p>
          </table:table-cell>
          <table:table-cell office:value-type="float" office:value="22.013891666666666">
            <text:p>22.013891666666666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2-02T23:00:00">
            <text:p>Thu Feb  2 23:00:00 2023</text:p>
          </table:table-cell>
          <table:table-cell office:value-type="float" office:value="22.04167083333333">
            <text:p>22.04167083333333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2-03T00:00:00">
            <text:p>Fri Feb  3 00:00:00 2023</text:p>
          </table:table-cell>
          <table:table-cell office:value-type="float" office:value="22.055558333333334">
            <text:p>22.055558333333334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2-03T01:00:00">
            <text:p>Fri Feb  3 01:00:00 2023</text:p>
          </table:table-cell>
          <table:table-cell office:value-type="float" office:value="22.055558333333334">
            <text:p>22.055558333333334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02:00:00">
            <text:p>Fri Feb  3 02:00:00 2023</text:p>
          </table:table-cell>
          <table:table-cell office:value-type="float" office:value="22.055558333333334">
            <text:p>22.055558333333334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19:00:00">
            <text:p>Fri Feb  3 19:00:00 2023</text:p>
          </table:table-cell>
          <table:table-cell office:value-type="float" office:value="25.513883333333336">
            <text:p>25.513883333333336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03T20:00:00">
            <text:p>Fri Feb  3 20:00:00 2023</text:p>
          </table:table-cell>
          <table:table-cell office:value-type="float" office:value="25.499995833333333">
            <text:p>25.499995833333333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21:00:00">
            <text:p>Fri Feb  3 21:00:00 2023</text:p>
          </table:table-cell>
          <table:table-cell office:value-type="float" office:value="25.52082916666667">
            <text:p>25.52082916666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3T22:00:00">
            <text:p>Fri Feb  3 22:00:00 2023</text:p>
          </table:table-cell>
          <table:table-cell office:value-type="float" office:value="25.548608333333334">
            <text:p>25.548608333333334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2-03T23:00:00">
            <text:p>Fri Feb  3 23:00:00 2023</text:p>
          </table:table-cell>
          <table:table-cell office:value-type="float" office:value="25.4791625">
            <text:p>25.4791625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2-04T00:00:00">
            <text:p>Sat Feb  4 00:00:00 2023</text:p>
          </table:table-cell>
          <table:table-cell office:value-type="float" office:value="25.45832916666667">
            <text:p>25.45832916666667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4T01:00:00">
            <text:p>Sat Feb  4 01:00:00 2023</text:p>
          </table:table-cell>
          <table:table-cell office:value-type="float" office:value="25.451383333333336">
            <text:p>25.451383333333336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4T02:00:00">
            <text:p>Sat Feb  4 02:00:00 2023</text:p>
          </table:table-cell>
          <table:table-cell office:value-type="float" office:value="25.423604166666667">
            <text:p>25.423604166666667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2-04T03:00:00">
            <text:p>Sat Feb  4 03:00:00 2023</text:p>
          </table:table-cell>
          <table:table-cell office:value-type="float" office:value="24.61805">
            <text:p>24.61805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4T04:00:00">
            <text:p>Sat Feb  4 04:00:00 2023</text:p>
          </table:table-cell>
          <table:table-cell office:value-type="float" office:value="23.527775000000002">
            <text:p>23.527775000000002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4T05:00:00">
            <text:p>Sat Feb  4 05:00:00 2023</text:p>
          </table:table-cell>
          <table:table-cell office:value-type="float" office:value="22.548608333333334">
            <text:p>22.548608333333334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4T20:00:00">
            <text:p>Sat Feb  4 20:00:00 2023</text:p>
          </table:table-cell>
          <table:table-cell office:value-type="float" office:value="26.354166666666668">
            <text:p>26.354166666666668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2-04T21:00:00">
            <text:p>Sat Feb  4 21:00:00 2023</text:p>
          </table:table-cell>
          <table:table-cell office:value-type="float" office:value="26.375">
            <text:p>26.375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2-04T22:00:00">
            <text:p>Sat Feb  4 22:00:00 2023</text:p>
          </table:table-cell>
          <table:table-cell office:value-type="float" office:value="26.381941666666666">
            <text:p>26.381941666666666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2-04T23:00:00">
            <text:p>Sat Feb  4 23:00:00 2023</text:p>
          </table:table-cell>
          <table:table-cell office:value-type="float" office:value="26.4375">
            <text:p>26.4375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2-05T00:00:00">
            <text:p>Sun Feb  5 00:00:00 2023</text:p>
          </table:table-cell>
          <table:table-cell office:value-type="float" office:value="26.4513875">
            <text:p>26.4513875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5T01:00:00">
            <text:p>Sun Feb  5 01:00:00 2023</text:p>
          </table:table-cell>
          <table:table-cell office:value-type="float" office:value="26.4861125">
            <text:p>26.4861125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2-05T02:00:00">
            <text:p>Sun Feb  5 02:00:00 2023</text:p>
          </table:table-cell>
          <table:table-cell office:value-type="float" office:value="26.513891666666666">
            <text:p>26.513891666666666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5T03:00:00">
            <text:p>Sun Feb  5 03:00:00 2023</text:p>
          </table:table-cell>
          <table:table-cell office:value-type="float" office:value="26.506945833333333">
            <text:p>26.506945833333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5T04:00:00">
            <text:p>Sun Feb  5 04:00:00 2023</text:p>
          </table:table-cell>
          <table:table-cell office:value-type="float" office:value="26.5138875">
            <text:p>26.5138875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5T20:00:00">
            <text:p>Sun Feb  5 20:00:00 2023</text:p>
          </table:table-cell>
          <table:table-cell office:value-type="float" office:value="26.812491666666663">
            <text:p>26.812491666666663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2-05T21:00:00">
            <text:p>Sun Feb  5 21:00:00 2023</text:p>
          </table:table-cell>
          <table:table-cell office:value-type="float" office:value="26.763883333333336">
            <text:p>26.763883333333336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5T22:00:00">
            <text:p>Sun Feb  5 22:00:00 2023</text:p>
          </table:table-cell>
          <table:table-cell office:value-type="float" office:value="26.673608333333334">
            <text:p>26.673608333333334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2-05T23:00:00">
            <text:p>Sun Feb  5 23:00:00 2023</text:p>
          </table:table-cell>
          <table:table-cell office:value-type="float" office:value="26.6041625">
            <text:p>26.6041625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6T00:00:00">
            <text:p>Mon Feb  6 00:00:00 2023</text:p>
          </table:table-cell>
          <table:table-cell office:value-type="float" office:value="26.590275000000002">
            <text:p>26.590275000000002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6T01:00:00">
            <text:p>Mon Feb  6 01:00:00 2023</text:p>
          </table:table-cell>
          <table:table-cell office:value-type="float" office:value="26.55555">
            <text:p>26.55555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6T02:00:00">
            <text:p>Mon Feb  6 02:00:00 2023</text:p>
          </table:table-cell>
          <table:table-cell office:value-type="float" office:value="26.548604166666664">
            <text:p>26.548604166666664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6T03:00:00">
            <text:p>Mon Feb  6 03:00:00 2023</text:p>
          </table:table-cell>
          <table:table-cell office:value-type="float" office:value="26.534716666666665">
            <text:p>26.534716666666665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16T00:00:00">
            <text:p>Thu Feb 16 00:00:00 2023</text:p>
          </table:table-cell>
          <table:table-cell office:value-type="float" office:value="40.07639583333333">
            <text:p>40.07639583333333</text:p>
          </table:table-cell>
          <table:table-cell office:value-type="float" office:value="58.8333">
            <text:p>58.8333</text:p>
          </table:table-cell>
          <table:table-cell office:value-type="float" office:value="56.8333">
            <text:p>56.8333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2-16T01:00:00">
            <text:p>Thu Feb 16 01:00:00 2023</text:p>
          </table:table-cell>
          <table:table-cell office:value-type="float" office:value="40.3680625">
            <text:p>40.3680625</text:p>
          </table:table-cell>
          <table:table-cell office:value-type="float" office:value="61.0">
            <text:p>61.0</text:p>
          </table:table-cell>
          <table:table-cell office:value-type="float" office:value="58.8333">
            <text:p>58.8333</text:p>
          </table:table-cell>
          <table:table-cell office:value-type="float" office:value="56.8333">
            <text:p>56.8333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17T00:00:00">
            <text:p>Fri Feb 17 00:00:00 2023</text:p>
          </table:table-cell>
          <table:table-cell office:value-type="float" office:value="39.59721666666667">
            <text:p>39.59721666666667</text:p>
          </table:table-cell>
          <table:table-cell office:value-type="float" office:value="70.8333">
            <text:p>70.8333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0T21:00:00">
            <text:p>Mon Feb 20 21:00:00 2023</text:p>
          </table:table-cell>
          <table:table-cell office:value-type="float" office:value="37.729175000000005">
            <text:p>37.72917500000000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2-20T22:00:00">
            <text:p>Mon Feb 20 22:00:00 2023</text:p>
          </table:table-cell>
          <table:table-cell office:value-type="float" office:value="36.1805625">
            <text:p>36.1805625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0T23:00:00">
            <text:p>Mon Feb 20 23:00:00 2023</text:p>
          </table:table-cell>
          <table:table-cell office:value-type="float" office:value="34.250008333333334">
            <text:p>34.250008333333334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12T00:00:00">
            <text:p>Sun Mar 12 00:00:00 2023</text:p>
          </table:table-cell>
          <table:table-cell office:value-type="float" office:value="22.013887499999996">
            <text:p>22.013887499999996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12T01:00:00">
            <text:p>Sun Mar 12 01:00:00 2023</text:p>
          </table:table-cell>
          <table:table-cell office:value-type="float" office:value="21.798612500000004">
            <text:p>21.798612500000004</text:p>
          </table:table-cell>
          <table:table-cell office:value-type="float" office:value="47.6667">
            <text:p>47.6667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3-12T21:00:00">
            <text:p>Sun Mar 12 21:00:00 2023</text:p>
          </table:table-cell>
          <table:table-cell office:value-type="float" office:value="28.388887499999996">
            <text:p>28.388887499999996</text:p>
          </table:table-cell>
          <table:table-cell office:value-type="float" office:value="50.6667">
            <text:p>50.6667</text:p>
          </table:table-cell>
          <table:table-cell office:value-type="float" office:value="43.6667">
            <text:p>43.6667</text:p>
          </table:table-cell>
          <table:table-cell office:value-type="float" office:value="38.3333">
            <text:p>38.3333</text:p>
          </table:table-cell>
          <table:table-cell office:value-type="float" office:value="30.3333">
            <text:p>30.3333</text:p>
          </table:table-cell>
          <table:table-cell office:value-type="float" office:value="22.8333">
            <text:p>22.8333</text:p>
          </table:table-cell>
          <table:table-cell office:value-type="float" office:value="7.8333">
            <text:p>7.8333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14T09:00:00">
            <text:p>Tue Mar 14 09:00:00 2023</text:p>
          </table:table-cell>
          <table:table-cell office:value-type="float" office:value="32.77082083333333">
            <text:p>32.77082083333333</text:p>
          </table:table-cell>
          <table:table-cell office:value-type="float" office:value="52.3333">
            <text:p>52.3333</text:p>
          </table:table-cell>
          <table:table-cell office:value-type="float" office:value="53.8333">
            <text:p>53.8333</text:p>
          </table:table-cell>
          <table:table-cell office:value-type="float" office:value="48.8333">
            <text:p>48.8333</text:p>
          </table:table-cell>
          <table:table-cell office:value-type="float" office:value="35.8333">
            <text:p>35.8333</text:p>
          </table:table-cell>
          <table:table-cell office:value-type="float" office:value="9.0">
            <text:p>9.0</text:p>
          </table:table-cell>
          <table:table-cell office:value-type="float" office:value="23.0">
            <text:p>23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4T10:00:00">
            <text:p>Tue Mar 14 10:00:00 2023</text:p>
          </table:table-cell>
          <table:table-cell office:value-type="float" office:value="32.909708333333334">
            <text:p>32.909708333333334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3.8333">
            <text:p>53.8333</text:p>
          </table:table-cell>
          <table:table-cell office:value-type="float" office:value="48.8333">
            <text:p>48.8333</text:p>
          </table:table-cell>
          <table:table-cell office:value-type="float" office:value="35.8333">
            <text:p>35.8333</text:p>
          </table:table-cell>
          <table:table-cell office:value-type="float" office:value="9.0">
            <text:p>9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9-28T22:00:00">
            <text:p>Thu Sep 28 22:00:00 2023</text:p>
          </table:table-cell>
          <table:table-cell office:value-type="float" office:value="38.24999583333334">
            <text:p>38.24999583333334</text:p>
          </table:table-cell>
          <table:table-cell office:value-type="float" office:value="65.6667">
            <text:p>65.6667</text:p>
          </table:table-cell>
          <table:table-cell office:value-type="float" office:value="57.5">
            <text:p>57.5</text:p>
          </table:table-cell>
          <table:table-cell office:value-type="float" office:value="50.3333">
            <text:p>50.3333</text:p>
          </table:table-cell>
          <table:table-cell office:value-type="float" office:value="36.3333">
            <text:p>36.3333</text:p>
          </table:table-cell>
          <table:table-cell office:value-type="float" office:value="23.5">
            <text:p>23.5</text:p>
          </table:table-cell>
          <table:table-cell office:value-type="float" office:value="9.0">
            <text:p>9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10-24T00:00:00">
            <text:p>Tue Oct 24 00:00:00 2023</text:p>
          </table:table-cell>
          <table:table-cell office:value-type="float" office:value="28.1666625">
            <text:p>28.1666625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0-24T01:00:00">
            <text:p>Tue Oct 24 01:00:00 2023</text:p>
          </table:table-cell>
          <table:table-cell office:value-type="float" office:value="26.2916625">
            <text:p>26.2916625</text:p>
          </table:table-cell>
          <table:table-cell office:value-type="float" office:value="54.3333">
            <text:p>54.3333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1T01:00:00">
            <text:p>Wed Nov  1 01:00:00 2023</text:p>
          </table:table-cell>
          <table:table-cell office:value-type="float" office:value="19.8611">
            <text:p>19.8611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01T02:00:00">
            <text:p>Wed Nov  1 02:00:00 2023</text:p>
          </table:table-cell>
          <table:table-cell office:value-type="float" office:value="19.208320833333335">
            <text:p>19.208320833333335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8T21:00:00">
            <text:p>Wed Nov  8 21:00:00 2023</text:p>
          </table:table-cell>
          <table:table-cell office:value-type="float" office:value="21.986108333333334">
            <text:p>21.986108333333334</text:p>
          </table:table-cell>
          <table:table-cell office:value-type="float" office:value="51.5">
            <text:p>51.5</text:p>
          </table:table-cell>
          <table:table-cell office:value-type="float" office:value="39.1667">
            <text:p>39.1667</text:p>
          </table:table-cell>
          <table:table-cell office:value-type="float" office:value="29.8333">
            <text:p>29.8333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8T22:00:00">
            <text:p>Wed Nov  8 22:00:00 2023</text:p>
          </table:table-cell>
          <table:table-cell office:value-type="float" office:value="21.791666666666668">
            <text:p>21.791666666666668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  <table:table-cell office:value-type="float" office:value="39.1667">
            <text:p>39.1667</text:p>
          </table:table-cell>
          <table:table-cell office:value-type="float" office:value="29.8333">
            <text:p>29.8333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08T23:00:00">
            <text:p>Wed Nov  8 23:00:00 2023</text:p>
          </table:table-cell>
          <table:table-cell office:value-type="float" office:value="21.666666666666668">
            <text:p>21.666666666666668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  <table:table-cell office:value-type="float" office:value="39.1667">
            <text:p>39.1667</text:p>
          </table:table-cell>
          <table:table-cell office:value-type="float" office:value="29.8333">
            <text:p>29.8333</text:p>
          </table:table-cell>
          <table:table-cell office:value-type="float" office:value="22.1667">
            <text:p>22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09T00:00:00">
            <text:p>Thu Nov  9 00:00:00 2023</text:p>
          </table:table-cell>
          <table:table-cell office:value-type="float" office:value="21.381941666666666">
            <text:p>21.381941666666666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  <table:table-cell office:value-type="float" office:value="39.1667">
            <text:p>39.1667</text:p>
          </table:table-cell>
          <table:table-cell office:value-type="float" office:value="29.8333">
            <text:p>29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9T19:00:00">
            <text:p>Thu Nov  9 19:00:00 2023</text:p>
          </table:table-cell>
          <table:table-cell office:value-type="float" office:value="12.722216666666668">
            <text:p>12.722216666666668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09T20:00:00">
            <text:p>Thu Nov  9 20:00:00 2023</text:p>
          </table:table-cell>
          <table:table-cell office:value-type="float" office:value="12.534716666666668">
            <text:p>12.534716666666668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9T21:00:00">
            <text:p>Thu Nov  9 21:00:00 2023</text:p>
          </table:table-cell>
          <table:table-cell office:value-type="float" office:value="12.541662500000001">
            <text:p>12.541662500000001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09T22:00:00">
            <text:p>Thu Nov  9 22:00:00 2023</text:p>
          </table:table-cell>
          <table:table-cell office:value-type="float" office:value="12.645829166666667">
            <text:p>12.645829166666667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09T23:00:00">
            <text:p>Thu Nov  9 23:00:00 2023</text:p>
          </table:table-cell>
          <table:table-cell office:value-type="float" office:value="12.881941666666668">
            <text:p>12.881941666666668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1-10T00:00:00">
            <text:p>Fri Nov 10 00:00:00 2023</text:p>
          </table:table-cell>
          <table:table-cell office:value-type="float" office:value="13.118054166666667">
            <text:p>13.118054166666667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12T20:00:00">
            <text:p>Sun Nov 12 20:00:00 2023</text:p>
          </table:table-cell>
          <table:table-cell office:value-type="float" office:value="19.819445833333337">
            <text:p>19.819445833333337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13T11:00:00">
            <text:p>Mon Nov 13 11:00:00 2023</text:p>
          </table:table-cell>
          <table:table-cell office:value-type="float" office:value="19.82639166666667">
            <text:p>19.82639166666667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13T12:00:00">
            <text:p>Mon Nov 13 12:00:00 2023</text:p>
          </table:table-cell>
          <table:table-cell office:value-type="float" office:value="19.708337500000003">
            <text:p>19.708337500000003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13T13:00:00">
            <text:p>Mon Nov 13 13:00:00 2023</text:p>
          </table:table-cell>
          <table:table-cell office:value-type="float" office:value="20.083337500000003">
            <text:p>20.08333750000000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1-13T14:00:00">
            <text:p>Mon Nov 13 14:00:00 2023</text:p>
          </table:table-cell>
          <table:table-cell office:value-type="float" office:value="21.09722916666667">
            <text:p>21.09722916666667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13T19:00:00">
            <text:p>Mon Nov 13 19:00:00 2023</text:p>
          </table:table-cell>
          <table:table-cell office:value-type="float" office:value="25.791674999999998">
            <text:p>25.791674999999998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3T20:00:00">
            <text:p>Mon Nov 13 20:00:00 2023</text:p>
          </table:table-cell>
          <table:table-cell office:value-type="float" office:value="25.569454166666663">
            <text:p>25.569454166666663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3T21:00:00">
            <text:p>Mon Nov 13 21:00:00 2023</text:p>
          </table:table-cell>
          <table:table-cell office:value-type="float" office:value="25.56250833333333">
            <text:p>25.56250833333333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3T22:00:00">
            <text:p>Mon Nov 13 22:00:00 2023</text:p>
          </table:table-cell>
          <table:table-cell office:value-type="float" office:value="25.576400000000003">
            <text:p>25.576400000000003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3T23:00:00">
            <text:p>Mon Nov 13 23:00:00 2023</text:p>
          </table:table-cell>
          <table:table-cell office:value-type="float" office:value="25.506958333333333">
            <text:p>25.506958333333333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4T00:00:00">
            <text:p>Tue Nov 14 00:00:00 2023</text:p>
          </table:table-cell>
          <table:table-cell office:value-type="float" office:value="25.270845833333336">
            <text:p>25.270845833333336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17:00:00">
            <text:p>Tue Nov 14 17:00:00 2023</text:p>
          </table:table-cell>
          <table:table-cell office:value-type="float" office:value="15.326395833333335">
            <text:p>15.326395833333335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14T18:00:00">
            <text:p>Tue Nov 14 18:00:00 2023</text:p>
          </table:table-cell>
          <table:table-cell office:value-type="float" office:value="14.930562499999999">
            <text:p>14.930562499999999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14T19:00:00">
            <text:p>Tue Nov 14 19:00:00 2023</text:p>
          </table:table-cell>
          <table:table-cell office:value-type="float" office:value="14.923620833333333">
            <text:p>14.923620833333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4T20:00:00">
            <text:p>Tue Nov 14 20:00:00 2023</text:p>
          </table:table-cell>
          <table:table-cell office:value-type="float" office:value="14.916675">
            <text:p>14.916675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21:00:00">
            <text:p>Tue Nov 14 21:00:00 2023</text:p>
          </table:table-cell>
          <table:table-cell office:value-type="float" office:value="14.923620833333333">
            <text:p>14.923620833333333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4T22:00:00">
            <text:p>Tue Nov 14 22:00:00 2023</text:p>
          </table:table-cell>
          <table:table-cell office:value-type="float" office:value="14.9305625">
            <text:p>14.9305625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4T23:00:00">
            <text:p>Tue Nov 14 23:00:00 2023</text:p>
          </table:table-cell>
          <table:table-cell office:value-type="float" office:value="14.937504166666665">
            <text:p>14.937504166666665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5T00:00:00">
            <text:p>Wed Nov 15 00:00:00 2023</text:p>
          </table:table-cell>
          <table:table-cell office:value-type="float" office:value="14.958337499999999">
            <text:p>14.958337499999999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01:00:00">
            <text:p>Wed Nov 15 01:00:00 2023</text:p>
          </table:table-cell>
          <table:table-cell office:value-type="float" office:value="15.013891666666666">
            <text:p>15.013891666666666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15T16:00:00">
            <text:p>Wed Nov 15 16:00:00 2023</text:p>
          </table:table-cell>
          <table:table-cell office:value-type="float" office:value="15.229158333333336">
            <text:p>15.229158333333336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15T17:00:00">
            <text:p>Wed Nov 15 17:00:00 2023</text:p>
          </table:table-cell>
          <table:table-cell office:value-type="float" office:value="15.3472125">
            <text:p>15.3472125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15T18:00:00">
            <text:p>Wed Nov 15 18:00:00 2023</text:p>
          </table:table-cell>
          <table:table-cell office:value-type="float" office:value="15.166658333333336">
            <text:p>15.166658333333336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5T19:00:00">
            <text:p>Wed Nov 15 19:00:00 2023</text:p>
          </table:table-cell>
          <table:table-cell office:value-type="float" office:value="15.1597125">
            <text:p>15.1597125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20:00:00">
            <text:p>Wed Nov 15 20:00:00 2023</text:p>
          </table:table-cell>
          <table:table-cell office:value-type="float" office:value="15.1736">
            <text:p>15.1736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5T21:00:00">
            <text:p>Wed Nov 15 21:00:00 2023</text:p>
          </table:table-cell>
          <table:table-cell office:value-type="float" office:value="15.194433333333334">
            <text:p>15.194433333333334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5T22:00:00">
            <text:p>Wed Nov 15 22:00:00 2023</text:p>
          </table:table-cell>
          <table:table-cell office:value-type="float" office:value="15.194433333333334">
            <text:p>15.194433333333334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5T23:00:00">
            <text:p>Wed Nov 15 23:00:00 2023</text:p>
          </table:table-cell>
          <table:table-cell office:value-type="float" office:value="15.194433333333334">
            <text:p>15.194433333333334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00:00:00">
            <text:p>Thu Nov 16 00:00:00 2023</text:p>
          </table:table-cell>
          <table:table-cell office:value-type="float" office:value="15.208320833333332">
            <text:p>15.208320833333332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01:00:00">
            <text:p>Thu Nov 16 01:00:00 2023</text:p>
          </table:table-cell>
          <table:table-cell office:value-type="float" office:value="15.1597125">
            <text:p>15.159712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6T02:00:00">
            <text:p>Thu Nov 16 02:00:00 2023</text:p>
          </table:table-cell>
          <table:table-cell office:value-type="float" office:value="14.895825000000002">
            <text:p>14.895825000000002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6T03:00:00">
            <text:p>Thu Nov 16 03:00:00 2023</text:p>
          </table:table-cell>
          <table:table-cell office:value-type="float" office:value="14.652770833333335">
            <text:p>14.652770833333335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04:00:00">
            <text:p>Thu Nov 16 04:00:00 2023</text:p>
          </table:table-cell>
          <table:table-cell office:value-type="float" office:value="14.111104166666669">
            <text:p>14.111104166666669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14:00:00">
            <text:p>Thu Nov 16 14:00:00 2023</text:p>
          </table:table-cell>
          <table:table-cell office:value-type="float" office:value="12.576379166666667">
            <text:p>12.576379166666667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1-16T15:00:00">
            <text:p>Thu Nov 16 15:00:00 2023</text:p>
          </table:table-cell>
          <table:table-cell office:value-type="float" office:value="12.388879166666667">
            <text:p>12.388879166666667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1-16T16:00:00">
            <text:p>Thu Nov 16 16:00:00 2023</text:p>
          </table:table-cell>
          <table:table-cell office:value-type="float" office:value="12.340270833333333">
            <text:p>12.34027083333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16T17:00:00">
            <text:p>Thu Nov 16 17:00:00 2023</text:p>
          </table:table-cell>
          <table:table-cell office:value-type="float" office:value="12.534716666666666">
            <text:p>12.534716666666666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1-16T18:00:00">
            <text:p>Thu Nov 16 18:00:00 2023</text:p>
          </table:table-cell>
          <table:table-cell office:value-type="float" office:value="13.034716666666666">
            <text:p>13.034716666666666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16T19:00:00">
            <text:p>Thu Nov 16 19:00:00 2023</text:p>
          </table:table-cell>
          <table:table-cell office:value-type="float" office:value="13.027770833333333">
            <text:p>13.02777083333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6T20:00:00">
            <text:p>Thu Nov 16 20:00:00 2023</text:p>
          </table:table-cell>
          <table:table-cell office:value-type="float" office:value="13.0416625">
            <text:p>13.0416625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6T21:00:00">
            <text:p>Thu Nov 16 21:00:00 2023</text:p>
          </table:table-cell>
          <table:table-cell office:value-type="float" office:value="13.0416625">
            <text:p>13.0416625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6T22:00:00">
            <text:p>Thu Nov 16 22:00:00 2023</text:p>
          </table:table-cell>
          <table:table-cell office:value-type="float" office:value="13.0416625">
            <text:p>13.0416625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23:00:00">
            <text:p>Thu Nov 16 23:00:00 2023</text:p>
          </table:table-cell>
          <table:table-cell office:value-type="float" office:value="13.048608333333334">
            <text:p>13.048608333333334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7T00:00:00">
            <text:p>Fri Nov 17 00:00:00 2023</text:p>
          </table:table-cell>
          <table:table-cell office:value-type="float" office:value="13.041666666666666">
            <text:p>13.041666666666666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7T01:00:00">
            <text:p>Fri Nov 17 01:00:00 2023</text:p>
          </table:table-cell>
          <table:table-cell office:value-type="float" office:value="13.034720833333333">
            <text:p>13.03472083333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02:00:00">
            <text:p>Fri Nov 17 02:00:00 2023</text:p>
          </table:table-cell>
          <table:table-cell office:value-type="float" office:value="13.180554166666665">
            <text:p>13.180554166666665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7T03:00:00">
            <text:p>Fri Nov 17 03:00:00 2023</text:p>
          </table:table-cell>
          <table:table-cell office:value-type="float" office:value="13.597220833333331">
            <text:p>13.597220833333331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1-17T16:00:00">
            <text:p>Fri Nov 17 16:00:00 2023</text:p>
          </table:table-cell>
          <table:table-cell office:value-type="float" office:value="14.2430625">
            <text:p>14.243062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17T17:00:00">
            <text:p>Fri Nov 17 17:00:00 2023</text:p>
          </table:table-cell>
          <table:table-cell office:value-type="float" office:value="13.986116666666668">
            <text:p>13.986116666666668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17T18:00:00">
            <text:p>Fri Nov 17 18:00:00 2023</text:p>
          </table:table-cell>
          <table:table-cell office:value-type="float" office:value="13.791670833333333">
            <text:p>13.791670833333333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1-17T19:00:00">
            <text:p>Fri Nov 17 19:00:00 2023</text:p>
          </table:table-cell>
          <table:table-cell office:value-type="float" office:value="13.812504166666665">
            <text:p>13.81250416666666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7T20:00:00">
            <text:p>Fri Nov 17 20:00:00 2023</text:p>
          </table:table-cell>
          <table:table-cell office:value-type="float" office:value="13.784725">
            <text:p>13.784725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21:00:00">
            <text:p>Fri Nov 17 21:00:00 2023</text:p>
          </table:table-cell>
          <table:table-cell office:value-type="float" office:value="13.756945833333333">
            <text:p>13.756945833333333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22:00:00">
            <text:p>Fri Nov 17 22:00:00 2023</text:p>
          </table:table-cell>
          <table:table-cell office:value-type="float" office:value="13.736112499999999">
            <text:p>13.736112499999999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23:00:00">
            <text:p>Fri Nov 17 23:00:00 2023</text:p>
          </table:table-cell>
          <table:table-cell office:value-type="float" office:value="13.708333333333334">
            <text:p>13.708333333333334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00:00:00">
            <text:p>Sat Nov 18 00:00:00 2023</text:p>
          </table:table-cell>
          <table:table-cell office:value-type="float" office:value="13.694441666666668">
            <text:p>13.694441666666668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01:00:00">
            <text:p>Sat Nov 18 01:00:00 2023</text:p>
          </table:table-cell>
          <table:table-cell office:value-type="float" office:value="13.736108333333334">
            <text:p>13.736108333333334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8T02:00:00">
            <text:p>Sat Nov 18 02:00:00 2023</text:p>
          </table:table-cell>
          <table:table-cell office:value-type="float" office:value="14.104162500000001">
            <text:p>14.104162500000001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18T03:00:00">
            <text:p>Sat Nov 18 03:00:00 2023</text:p>
          </table:table-cell>
          <table:table-cell office:value-type="float" office:value="14.493050000000002">
            <text:p>14.493050000000002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8T15:00:00">
            <text:p>Sat Nov 18 15:00:00 2023</text:p>
          </table:table-cell>
          <table:table-cell office:value-type="float" office:value="20.18749166666667">
            <text:p>20.18749166666667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18T16:00:00">
            <text:p>Sat Nov 18 16:00:00 2023</text:p>
          </table:table-cell>
          <table:table-cell office:value-type="float" office:value="21.333325">
            <text:p>21.333325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8T17:00:00">
            <text:p>Sat Nov 18 17:00:00 2023</text:p>
          </table:table-cell>
          <table:table-cell office:value-type="float" office:value="22.506937500000003">
            <text:p>22.506937500000003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11-18T18:00:00">
            <text:p>Sat Nov 18 18:00:00 2023</text:p>
          </table:table-cell>
          <table:table-cell office:value-type="float" office:value="23.763883333333336">
            <text:p>23.763883333333336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1-18T19:00:00">
            <text:p>Sat Nov 18 19:00:00 2023</text:p>
          </table:table-cell>
          <table:table-cell office:value-type="float" office:value="24.27082916666667">
            <text:p>24.27082916666667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8T20:00:00">
            <text:p>Sat Nov 18 20:00:00 2023</text:p>
          </table:table-cell>
          <table:table-cell office:value-type="float" office:value="24.340275000000002">
            <text:p>24.340275000000002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8T21:00:00">
            <text:p>Sat Nov 18 21:00:00 2023</text:p>
          </table:table-cell>
          <table:table-cell office:value-type="float" office:value="24.340275000000002">
            <text:p>24.340275000000002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8T22:00:00">
            <text:p>Sat Nov 18 22:00:00 2023</text:p>
          </table:table-cell>
          <table:table-cell office:value-type="float" office:value="24.340275000000002">
            <text:p>24.340275000000002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23:00:00">
            <text:p>Sat Nov 18 23:00:00 2023</text:p>
          </table:table-cell>
          <table:table-cell office:value-type="float" office:value="24.3263875">
            <text:p>24.3263875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00:00:00">
            <text:p>Sun Nov 19 00:00:00 2023</text:p>
          </table:table-cell>
          <table:table-cell office:value-type="float" office:value="24.312500000000004">
            <text:p>24.312500000000004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01:00:00">
            <text:p>Sun Nov 19 01:00:00 2023</text:p>
          </table:table-cell>
          <table:table-cell office:value-type="float" office:value="24.28472083333334">
            <text:p>24.28472083333334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9T02:00:00">
            <text:p>Sun Nov 19 02:00:00 2023</text:p>
          </table:table-cell>
          <table:table-cell office:value-type="float" office:value="23.986108333333334">
            <text:p>23.986108333333334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19T18:00:00">
            <text:p>Sun Nov 19 18:00:00 2023</text:p>
          </table:table-cell>
          <table:table-cell office:value-type="float" office:value="21.7222125">
            <text:p>21.722212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19T19:00:00">
            <text:p>Sun Nov 19 19:00:00 2023</text:p>
          </table:table-cell>
          <table:table-cell office:value-type="float" office:value="21.916658333333334">
            <text:p>21.916658333333334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19T20:00:00">
            <text:p>Sun Nov 19 20:00:00 2023</text:p>
          </table:table-cell>
          <table:table-cell office:value-type="float" office:value="21.916658333333334">
            <text:p>21.916658333333334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9T21:00:00">
            <text:p>Sun Nov 19 21:00:00 2023</text:p>
          </table:table-cell>
          <table:table-cell office:value-type="float" office:value="21.916658333333334">
            <text:p>21.916658333333334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22:00:00">
            <text:p>Sun Nov 19 22:00:00 2023</text:p>
          </table:table-cell>
          <table:table-cell office:value-type="float" office:value="21.902770833333335">
            <text:p>21.902770833333335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23:00:00">
            <text:p>Sun Nov 19 23:00:00 2023</text:p>
          </table:table-cell>
          <table:table-cell office:value-type="float" office:value="21.902770833333335">
            <text:p>21.902770833333335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0:00:00">
            <text:p>Mon Nov 20 00:00:00 2023</text:p>
          </table:table-cell>
          <table:table-cell office:value-type="float" office:value="21.902770833333335">
            <text:p>21.902770833333335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1:00:00">
            <text:p>Mon Nov 20 01:00:00 2023</text:p>
          </table:table-cell>
          <table:table-cell office:value-type="float" office:value="21.888883333333336">
            <text:p>21.888883333333336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2:00:00">
            <text:p>Mon Nov 20 02:00:00 2023</text:p>
          </table:table-cell>
          <table:table-cell office:value-type="float" office:value="21.6666625">
            <text:p>21.6666625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3:00:00">
            <text:p>Mon Nov 20 03:00:00 2023</text:p>
          </table:table-cell>
          <table:table-cell office:value-type="float" office:value="21.437495833333333">
            <text:p>21.437495833333333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17:00:00">
            <text:p>Mon Nov 20 17:00:00 2023</text:p>
          </table:table-cell>
          <table:table-cell office:value-type="float" office:value="15.888891666666666">
            <text:p>15.888891666666666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1-20T18:00:00">
            <text:p>Mon Nov 20 18:00:00 2023</text:p>
          </table:table-cell>
          <table:table-cell office:value-type="float" office:value="15.729170833333335">
            <text:p>15.729170833333335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20T19:00:00">
            <text:p>Mon Nov 20 19:00:00 2023</text:p>
          </table:table-cell>
          <table:table-cell office:value-type="float" office:value="16.6111125">
            <text:p>16.6111125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1-20T20:00:00">
            <text:p>Mon Nov 20 20:00:00 2023</text:p>
          </table:table-cell>
          <table:table-cell office:value-type="float" office:value="18.090279166666665">
            <text:p>18.090279166666665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20T21:00:00">
            <text:p>Mon Nov 20 21:00:00 2023</text:p>
          </table:table-cell>
          <table:table-cell office:value-type="float" office:value="18.951391666666666">
            <text:p>18.951391666666666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20T22:00:00">
            <text:p>Mon Nov 20 22:00:00 2023</text:p>
          </table:table-cell>
          <table:table-cell office:value-type="float" office:value="19.951391666666666">
            <text:p>19.951391666666666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1-20T23:00:00">
            <text:p>Mon Nov 20 23:00:00 2023</text:p>
          </table:table-cell>
          <table:table-cell office:value-type="float" office:value="20.965279166666665">
            <text:p>20.965279166666665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1-21T00:00:00">
            <text:p>Tue Nov 21 00:00:00 2023</text:p>
          </table:table-cell>
          <table:table-cell office:value-type="float" office:value="22.027779166666665">
            <text:p>22.027779166666665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21T01:00:00">
            <text:p>Tue Nov 21 01:00:00 2023</text:p>
          </table:table-cell>
          <table:table-cell office:value-type="float" office:value="23.090279166666665">
            <text:p>23.090279166666665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21T22:00:00">
            <text:p>Tue Nov 21 22:00:00 2023</text:p>
          </table:table-cell>
          <table:table-cell office:value-type="float" office:value="22.631945833333333">
            <text:p>22.631945833333333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1T23:00:00">
            <text:p>Tue Nov 21 23:00:00 2023</text:p>
          </table:table-cell>
          <table:table-cell office:value-type="float" office:value="22.750004166666667">
            <text:p>22.750004166666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2T00:00:00">
            <text:p>Wed Nov 22 00:00:00 2023</text:p>
          </table:table-cell>
          <table:table-cell office:value-type="float" office:value="22.81945">
            <text:p>22.81945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2T01:00:00">
            <text:p>Wed Nov 22 01:00:00 2023</text:p>
          </table:table-cell>
          <table:table-cell office:value-type="float" office:value="22.986116666666664">
            <text:p>22.986116666666664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22T02:00:00">
            <text:p>Wed Nov 22 02:00:00 2023</text:p>
          </table:table-cell>
          <table:table-cell office:value-type="float" office:value="23.590283333333332">
            <text:p>23.590283333333332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22T03:00:00">
            <text:p>Wed Nov 22 03:00:00 2023</text:p>
          </table:table-cell>
          <table:table-cell office:value-type="float" office:value="24.534729166666665">
            <text:p>24.53472916666666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1-22T04:00:00">
            <text:p>Wed Nov 22 04:00:00 2023</text:p>
          </table:table-cell>
          <table:table-cell office:value-type="float" office:value="25.263895833333333">
            <text:p>25.263895833333333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1-23T21:00:00">
            <text:p>Thu Nov 23 21:00:00 2023</text:p>
          </table:table-cell>
          <table:table-cell office:value-type="float" office:value="34.66667916666666">
            <text:p>34.66667916666666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23T22:00:00">
            <text:p>Thu Nov 23 22:00:00 2023</text:p>
          </table:table-cell>
          <table:table-cell office:value-type="float" office:value="33.715287499999995">
            <text:p>33.715287499999995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3T23:00:00">
            <text:p>Thu Nov 23 23:00:00 2023</text:p>
          </table:table-cell>
          <table:table-cell office:value-type="float" office:value="32.618066666666664">
            <text:p>32.618066666666664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4T00:00:00">
            <text:p>Fri Nov 24 00:00:00 2023</text:p>
          </table:table-cell>
          <table:table-cell office:value-type="float" office:value="31.055566666666664">
            <text:p>31.055566666666664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24T18:00:00">
            <text:p>Fri Nov 24 18:00:00 2023</text:p>
          </table:table-cell>
          <table:table-cell office:value-type="float" office:value="25.673604166666667">
            <text:p>25.673604166666667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24T19:00:00">
            <text:p>Fri Nov 24 19:00:00 2023</text:p>
          </table:table-cell>
          <table:table-cell office:value-type="float" office:value="24.534716666666668">
            <text:p>24.534716666666668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4T20:00:00">
            <text:p>Fri Nov 24 20:00:00 2023</text:p>
          </table:table-cell>
          <table:table-cell office:value-type="float" office:value="23.972216666666668">
            <text:p>23.972216666666668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4T21:00:00">
            <text:p>Fri Nov 24 21:00:00 2023</text:p>
          </table:table-cell>
          <table:table-cell office:value-type="float" office:value="23.68749166666667">
            <text:p>23.68749166666667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4T22:00:00">
            <text:p>Fri Nov 24 22:00:00 2023</text:p>
          </table:table-cell>
          <table:table-cell office:value-type="float" office:value="23.694437500000003">
            <text:p>23.694437500000003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4T23:00:00">
            <text:p>Fri Nov 24 23:00:00 2023</text:p>
          </table:table-cell>
          <table:table-cell office:value-type="float" office:value="23.729158333333334">
            <text:p>23.729158333333334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5T00:00:00">
            <text:p>Sat Nov 25 00:00:00 2023</text:p>
          </table:table-cell>
          <table:table-cell office:value-type="float" office:value="23.680545833333337">
            <text:p>23.680545833333337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5T01:00:00">
            <text:p>Sat Nov 25 01:00:00 2023</text:p>
          </table:table-cell>
          <table:table-cell office:value-type="float" office:value="23.243045833333337">
            <text:p>23.24304583333333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5T02:00:00">
            <text:p>Sat Nov 25 02:00:00 2023</text:p>
          </table:table-cell>
          <table:table-cell office:value-type="float" office:value="22.13887916666667">
            <text:p>22.13887916666667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25T16:00:00">
            <text:p>Sat Nov 25 16:00:00 2023</text:p>
          </table:table-cell>
          <table:table-cell office:value-type="float" office:value="22.194441666666666">
            <text:p>22.194441666666666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25T17:00:00">
            <text:p>Sat Nov 25 17:00:00 2023</text:p>
          </table:table-cell>
          <table:table-cell office:value-type="float" office:value="22.458333333333332">
            <text:p>22.458333333333332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11-25T18:00:00">
            <text:p>Sat Nov 25 18:00:00 2023</text:p>
          </table:table-cell>
          <table:table-cell office:value-type="float" office:value="22.479166666666668">
            <text:p>22.479166666666668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1-25T19:00:00">
            <text:p>Sat Nov 25 19:00:00 2023</text:p>
          </table:table-cell>
          <table:table-cell office:value-type="float" office:value="22.715275000000002">
            <text:p>22.715275000000002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25T20:00:00">
            <text:p>Sat Nov 25 20:00:00 2023</text:p>
          </table:table-cell>
          <table:table-cell office:value-type="float" office:value="23.6388875">
            <text:p>23.6388875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5T21:00:00">
            <text:p>Sat Nov 25 21:00:00 2023</text:p>
          </table:table-cell>
          <table:table-cell office:value-type="float" office:value="24.833333333333332">
            <text:p>24.833333333333332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25T22:00:00">
            <text:p>Sat Nov 25 22:00:00 2023</text:p>
          </table:table-cell>
          <table:table-cell office:value-type="float" office:value="25.215279166666665">
            <text:p>25.21527916666666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1-25T23:00:00">
            <text:p>Sat Nov 25 23:00:00 2023</text:p>
          </table:table-cell>
          <table:table-cell office:value-type="float" office:value="25.791666666666668">
            <text:p>25.791666666666668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26T00:00:00">
            <text:p>Sun Nov 26 00:00:00 2023</text:p>
          </table:table-cell>
          <table:table-cell office:value-type="float" office:value="26.444445833333333">
            <text:p>26.444445833333333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1-26T01:00:00">
            <text:p>Sun Nov 26 01:00:00 2023</text:p>
          </table:table-cell>
          <table:table-cell office:value-type="float" office:value="26.819445833333333">
            <text:p>26.819445833333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6T02:00:00">
            <text:p>Sun Nov 26 02:00:00 2023</text:p>
          </table:table-cell>
          <table:table-cell office:value-type="float" office:value="27.1458375">
            <text:p>27.1458375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26T19:00:00">
            <text:p>Sun Nov 26 19:00:00 2023</text:p>
          </table:table-cell>
          <table:table-cell office:value-type="float" office:value="26.1875">
            <text:p>26.1875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26T20:00:00">
            <text:p>Sun Nov 26 20:00:00 2023</text:p>
          </table:table-cell>
          <table:table-cell office:value-type="float" office:value="25.291666666666668">
            <text:p>25.291666666666668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26T21:00:00">
            <text:p>Sun Nov 26 21:00:00 2023</text:p>
          </table:table-cell>
          <table:table-cell office:value-type="float" office:value="24.083333333333332">
            <text:p>24.083333333333332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6T22:00:00">
            <text:p>Sun Nov 26 22:00:00 2023</text:p>
          </table:table-cell>
          <table:table-cell office:value-type="float" office:value="23.673608333333334">
            <text:p>23.673608333333334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1-26T23:00:00">
            <text:p>Sun Nov 26 23:00:00 2023</text:p>
          </table:table-cell>
          <table:table-cell office:value-type="float" office:value="23.0625">
            <text:p>23.0625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7T00:00:00">
            <text:p>Mon Nov 27 00:00:00 2023</text:p>
          </table:table-cell>
          <table:table-cell office:value-type="float" office:value="22.368054166666667">
            <text:p>22.368054166666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1:00:00">
            <text:p>Mon Nov 27 01:00:00 2023</text:p>
          </table:table-cell>
          <table:table-cell office:value-type="float" office:value="22.104166666666668">
            <text:p>22.104166666666668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7T02:00:00">
            <text:p>Mon Nov 27 02:00:00 2023</text:p>
          </table:table-cell>
          <table:table-cell office:value-type="float" office:value="21.8263875">
            <text:p>21.8263875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7T20:00:00">
            <text:p>Mon Nov 27 20:00:00 2023</text:p>
          </table:table-cell>
          <table:table-cell office:value-type="float" office:value="18.708333333333332">
            <text:p>18.708333333333332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21:00:00">
            <text:p>Mon Nov 27 21:00:00 2023</text:p>
          </table:table-cell>
          <table:table-cell office:value-type="float" office:value="15.965279166666667">
            <text:p>15.965279166666667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22:00:00">
            <text:p>Mon Nov 27 22:00:00 2023</text:p>
          </table:table-cell>
          <table:table-cell office:value-type="float" office:value="13.361112499999999">
            <text:p>13.361112499999999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7T23:00:00">
            <text:p>Mon Nov 27 23:00:00 2023</text:p>
          </table:table-cell>
          <table:table-cell office:value-type="float" office:value="11.243054166666667">
            <text:p>11.243054166666667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8T00:00:00">
            <text:p>Tue Nov 28 00:00:00 2023</text:p>
          </table:table-cell>
          <table:table-cell office:value-type="float" office:value="10.409720833333333">
            <text:p>10.409720833333333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8T01:00:00">
            <text:p>Tue Nov 28 01:00:00 2023</text:p>
          </table:table-cell>
          <table:table-cell office:value-type="float" office:value="10.645829166666667">
            <text:p>10.645829166666667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1-28T02:00:00">
            <text:p>Tue Nov 28 02:00:00 2023</text:p>
          </table:table-cell>
          <table:table-cell office:value-type="float" office:value="10.680550000000002">
            <text:p>10.680550000000002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8T03:00:00">
            <text:p>Tue Nov 28 03:00:00 2023</text:p>
          </table:table-cell>
          <table:table-cell office:value-type="float" office:value="10.687495833333335">
            <text:p>10.687495833333335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04:00:00">
            <text:p>Tue Nov 28 04:00:00 2023</text:p>
          </table:table-cell>
          <table:table-cell office:value-type="float" office:value="10.687495833333335">
            <text:p>10.68749583333333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8T05:00:00">
            <text:p>Tue Nov 28 05:00:00 2023</text:p>
          </table:table-cell>
          <table:table-cell office:value-type="float" office:value="10.763883333333334">
            <text:p>10.763883333333334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28T09:00:00">
            <text:p>Tue Nov 28 09:00:00 2023</text:p>
          </table:table-cell>
          <table:table-cell office:value-type="float" office:value="10.840275">
            <text:p>10.840275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8T10:00:00">
            <text:p>Tue Nov 28 10:00:00 2023</text:p>
          </table:table-cell>
          <table:table-cell office:value-type="float" office:value="10.874995833333335">
            <text:p>10.874995833333335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8T11:00:00">
            <text:p>Tue Nov 28 11:00:00 2023</text:p>
          </table:table-cell>
          <table:table-cell office:value-type="float" office:value="10.930549999999998">
            <text:p>10.930549999999998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28T12:00:00">
            <text:p>Tue Nov 28 12:00:00 2023</text:p>
          </table:table-cell>
          <table:table-cell office:value-type="float" office:value="11.013883333333334">
            <text:p>11.013883333333334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8T14:00:00">
            <text:p>Tue Nov 28 14:00:00 2023</text:p>
          </table:table-cell>
          <table:table-cell office:value-type="float" office:value="10.597216666666666">
            <text:p>10.597216666666666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28T15:00:00">
            <text:p>Tue Nov 28 15:00:00 2023</text:p>
          </table:table-cell>
          <table:table-cell office:value-type="float" office:value="9.784716666666666">
            <text:p>9.784716666666666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1-28T16:00:00">
            <text:p>Tue Nov 28 16:00:00 2023</text:p>
          </table:table-cell>
          <table:table-cell office:value-type="float" office:value="8.277770833333333">
            <text:p>8.27777083333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1-28T17:00:00">
            <text:p>Tue Nov 28 17:00:00 2023</text:p>
          </table:table-cell>
          <table:table-cell office:value-type="float" office:value="6.638883333333333">
            <text:p>6.63888333333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8T18:00:00">
            <text:p>Tue Nov 28 18:00:00 2023</text:p>
          </table:table-cell>
          <table:table-cell office:value-type="float" office:value="5.499991666666666">
            <text:p>5.499991666666666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8T19:00:00">
            <text:p>Tue Nov 28 19:00:00 2023</text:p>
          </table:table-cell>
          <table:table-cell office:value-type="float" office:value="5.354158333333333">
            <text:p>5.354158333333333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0:00:00">
            <text:p>Tue Nov 28 20:00:00 2023</text:p>
          </table:table-cell>
          <table:table-cell office:value-type="float" office:value="5.354158333333333">
            <text:p>5.354158333333333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1:00:00">
            <text:p>Tue Nov 28 21:00:00 2023</text:p>
          </table:table-cell>
          <table:table-cell office:value-type="float" office:value="5.354158333333333">
            <text:p>5.354158333333333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2:00:00">
            <text:p>Tue Nov 28 22:00:00 2023</text:p>
          </table:table-cell>
          <table:table-cell office:value-type="float" office:value="5.36805">
            <text:p>5.36805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28T23:00:00">
            <text:p>Tue Nov 28 23:00:00 2023</text:p>
          </table:table-cell>
          <table:table-cell office:value-type="float" office:value="5.402774999999999">
            <text:p>5.402774999999999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9T00:00:00">
            <text:p>Wed Nov 29 00:00:00 2023</text:p>
          </table:table-cell>
          <table:table-cell office:value-type="float" office:value="5.340275000000001">
            <text:p>5.340275000000001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9T01:00:00">
            <text:p>Wed Nov 29 01:00:00 2023</text:p>
          </table:table-cell>
          <table:table-cell office:value-type="float" office:value="5.041666666666667">
            <text:p>5.041666666666667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9T02:00:00">
            <text:p>Wed Nov 29 02:00:00 2023</text:p>
          </table:table-cell>
          <table:table-cell office:value-type="float" office:value="5.034725">
            <text:p>5.034725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29T03:00:00">
            <text:p>Wed Nov 29 03:00:00 2023</text:p>
          </table:table-cell>
          <table:table-cell office:value-type="float" office:value="5.034725">
            <text:p>5.03472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4:00:00">
            <text:p>Wed Nov 29 04:00:00 2023</text:p>
          </table:table-cell>
          <table:table-cell office:value-type="float" office:value="5.027779166666666">
            <text:p>5.027779166666666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5:00:00">
            <text:p>Wed Nov 29 05:00:00 2023</text:p>
          </table:table-cell>
          <table:table-cell office:value-type="float" office:value="4.951391666666667">
            <text:p>4.95139166666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6:00:00">
            <text:p>Wed Nov 29 06:00:00 2023</text:p>
          </table:table-cell>
          <table:table-cell office:value-type="float" office:value="4.756945833333333">
            <text:p>4.756945833333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7:00:00">
            <text:p>Wed Nov 29 07:00:00 2023</text:p>
          </table:table-cell>
          <table:table-cell office:value-type="float" office:value="4.534725">
            <text:p>4.53472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8:00:00">
            <text:p>Wed Nov 29 08:00:00 2023</text:p>
          </table:table-cell>
          <table:table-cell office:value-type="float" office:value="4.534725">
            <text:p>4.534725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9:00:00">
            <text:p>Wed Nov 29 09:00:00 2023</text:p>
          </table:table-cell>
          <table:table-cell office:value-type="float" office:value="4.527779166666666">
            <text:p>4.527779166666666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10:00:00">
            <text:p>Wed Nov 29 10:00:00 2023</text:p>
          </table:table-cell>
          <table:table-cell office:value-type="float" office:value="4.784725">
            <text:p>4.784725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29T11:00:00">
            <text:p>Wed Nov 29 11:00:00 2023</text:p>
          </table:table-cell>
          <table:table-cell office:value-type="float" office:value="5.687504166666667">
            <text:p>5.68750416666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9T12:00:00">
            <text:p>Wed Nov 29 12:00:00 2023</text:p>
          </table:table-cell>
          <table:table-cell office:value-type="float" office:value="6.604170833333332">
            <text:p>6.60417083333333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9T13:00:00">
            <text:p>Wed Nov 29 13:00:00 2023</text:p>
          </table:table-cell>
          <table:table-cell office:value-type="float" office:value="7.722224999999999">
            <text:p>7.72222499999999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29T14:00:00">
            <text:p>Wed Nov 29 14:00:00 2023</text:p>
          </table:table-cell>
          <table:table-cell office:value-type="float" office:value="9.083337499999999">
            <text:p>9.08333749999999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9T15:00:00">
            <text:p>Wed Nov 29 15:00:00 2023</text:p>
          </table:table-cell>
          <table:table-cell office:value-type="float" office:value="10.194449999999998">
            <text:p>10.19444999999999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29T16:00:00">
            <text:p>Wed Nov 29 16:00:00 2023</text:p>
          </table:table-cell>
          <table:table-cell office:value-type="float" office:value="11.263895833333331">
            <text:p>11.263895833333331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29T17:00:00">
            <text:p>Wed Nov 29 17:00:00 2023</text:p>
          </table:table-cell>
          <table:table-cell office:value-type="float" office:value="12.326395833333331">
            <text:p>12.32639583333333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29T18:00:00">
            <text:p>Wed Nov 29 18:00:00 2023</text:p>
          </table:table-cell>
          <table:table-cell office:value-type="float" office:value="13.333341666666664">
            <text:p>13.333341666666664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19:00:00">
            <text:p>Wed Nov 29 19:00:00 2023</text:p>
          </table:table-cell>
          <table:table-cell office:value-type="float" office:value="14.381954166666665">
            <text:p>14.381954166666665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9T20:00:00">
            <text:p>Wed Nov 29 20:00:00 2023</text:p>
          </table:table-cell>
          <table:table-cell office:value-type="float" office:value="15.486120833333331">
            <text:p>15.486120833333331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21:00:00">
            <text:p>Wed Nov 29 21:00:00 2023</text:p>
          </table:table-cell>
          <table:table-cell office:value-type="float" office:value="16.5902875">
            <text:p>16.5902875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22:00:00">
            <text:p>Wed Nov 29 22:00:00 2023</text:p>
          </table:table-cell>
          <table:table-cell office:value-type="float" office:value="17.701395833333333">
            <text:p>17.701395833333333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1-29T23:00:00">
            <text:p>Wed Nov 29 23:00:00 2023</text:p>
          </table:table-cell>
          <table:table-cell office:value-type="float" office:value="18.562504166666667">
            <text:p>18.562504166666667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30T00:00:00">
            <text:p>Thu Nov 30 00:00:00 2023</text:p>
          </table:table-cell>
          <table:table-cell office:value-type="float" office:value="19.7083375">
            <text:p>19.708337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1-30T01:00:00">
            <text:p>Thu Nov 30 01:00:00 2023</text:p>
          </table:table-cell>
          <table:table-cell office:value-type="float" office:value="20.909724999999998">
            <text:p>20.909724999999998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30T02:00:00">
            <text:p>Thu Nov 30 02:00:00 2023</text:p>
          </table:table-cell>
          <table:table-cell office:value-type="float" office:value="22.055558333333334">
            <text:p>22.055558333333334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30T03:00:00">
            <text:p>Thu Nov 30 03:00:00 2023</text:p>
          </table:table-cell>
          <table:table-cell office:value-type="float" office:value="23.1736125">
            <text:p>23.173612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22:00:00">
            <text:p>Sat Dec  2 22:00:00 2023</text:p>
          </table:table-cell>
          <table:table-cell office:value-type="float" office:value="23.0833375">
            <text:p>23.0833375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02T23:00:00">
            <text:p>Sat Dec  2 23:00:00 2023</text:p>
          </table:table-cell>
          <table:table-cell office:value-type="float" office:value="22.465279166666665">
            <text:p>22.465279166666665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03T00:00:00">
            <text:p>Sun Dec  3 00:00:00 2023</text:p>
          </table:table-cell>
          <table:table-cell office:value-type="float" office:value="21.701391666666666">
            <text:p>21.701391666666666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03T01:00:00">
            <text:p>Sun Dec  3 01:00:00 2023</text:p>
          </table:table-cell>
          <table:table-cell office:value-type="float" office:value="20.576391666666666">
            <text:p>20.576391666666666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3T02:00:00">
            <text:p>Sun Dec  3 02:00:00 2023</text:p>
          </table:table-cell>
          <table:table-cell office:value-type="float" office:value="19.409724999999998">
            <text:p>19.409724999999998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03T20:00:00">
            <text:p>Sun Dec  3 20:00:00 2023</text:p>
          </table:table-cell>
          <table:table-cell office:value-type="float" office:value="20.090283333333335">
            <text:p>20.090283333333335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03T21:00:00">
            <text:p>Sun Dec  3 21:00:00 2023</text:p>
          </table:table-cell>
          <table:table-cell office:value-type="float" office:value="20.29167083333333">
            <text:p>20.29167083333333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3T22:00:00">
            <text:p>Sun Dec  3 22:00:00 2023</text:p>
          </table:table-cell>
          <table:table-cell office:value-type="float" office:value="20.29167083333333">
            <text:p>20.29167083333333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03T23:00:00">
            <text:p>Sun Dec  3 23:00:00 2023</text:p>
          </table:table-cell>
          <table:table-cell office:value-type="float" office:value="20.25695">
            <text:p>20.25695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4T00:00:00">
            <text:p>Mon Dec  4 00:00:00 2023</text:p>
          </table:table-cell>
          <table:table-cell office:value-type="float" office:value="20.277783333333332">
            <text:p>20.277783333333332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04T01:00:00">
            <text:p>Mon Dec  4 01:00:00 2023</text:p>
          </table:table-cell>
          <table:table-cell office:value-type="float" office:value="20.152783333333335">
            <text:p>20.152783333333335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04T02:00:00">
            <text:p>Mon Dec  4 02:00:00 2023</text:p>
          </table:table-cell>
          <table:table-cell office:value-type="float" office:value="20.076395833333333">
            <text:p>20.076395833333333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4T18:00:00">
            <text:p>Mon Dec  4 18:00:00 2023</text:p>
          </table:table-cell>
          <table:table-cell office:value-type="float" office:value="10.645841666666668">
            <text:p>10.645841666666668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04T19:00:00">
            <text:p>Mon Dec  4 19:00:00 2023</text:p>
          </table:table-cell>
          <table:table-cell office:value-type="float" office:value="9.520841666666668">
            <text:p>9.520841666666668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04T20:00:00">
            <text:p>Mon Dec  4 20:00:00 2023</text:p>
          </table:table-cell>
          <table:table-cell office:value-type="float" office:value="9.027783333333334">
            <text:p>9.027783333333334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4T21:00:00">
            <text:p>Mon Dec  4 21:00:00 2023</text:p>
          </table:table-cell>
          <table:table-cell office:value-type="float" office:value="9.118062499999999">
            <text:p>9.118062499999999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04T22:00:00">
            <text:p>Mon Dec  4 22:00:00 2023</text:p>
          </table:table-cell>
          <table:table-cell office:value-type="float" office:value="10.118062499999999">
            <text:p>10.118062499999999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2-04T23:00:00">
            <text:p>Mon Dec  4 23:00:00 2023</text:p>
          </table:table-cell>
          <table:table-cell office:value-type="float" office:value="11.277783333333332">
            <text:p>11.277783333333332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2-05T00:00:00">
            <text:p>Tue Dec  5 00:00:00 2023</text:p>
          </table:table-cell>
          <table:table-cell office:value-type="float" office:value="12.583337499999999">
            <text:p>12.583337499999999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05T02:00:00">
            <text:p>Tue Dec  5 02:00:00 2023</text:p>
          </table:table-cell>
          <table:table-cell office:value-type="float" office:value="15.527783333333334">
            <text:p>15.527783333333334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09T19:00:00">
            <text:p>Sat Dec  9 19:00:00 2023</text:p>
          </table:table-cell>
          <table:table-cell office:value-type="float" office:value="16.3888875">
            <text:p>16.3888875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9T20:00:00">
            <text:p>Sat Dec  9 20:00:00 2023</text:p>
          </table:table-cell>
          <table:table-cell office:value-type="float" office:value="15.659720833333333">
            <text:p>15.659720833333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09T21:00:00">
            <text:p>Sat Dec  9 21:00:00 2023</text:p>
          </table:table-cell>
          <table:table-cell office:value-type="float" office:value="14.993054166666667">
            <text:p>14.993054166666667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22:00:00">
            <text:p>Sat Dec  9 22:00:00 2023</text:p>
          </table:table-cell>
          <table:table-cell office:value-type="float" office:value="14.361108333333334">
            <text:p>14.361108333333334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23:00:00">
            <text:p>Sat Dec  9 23:00:00 2023</text:p>
          </table:table-cell>
          <table:table-cell office:value-type="float" office:value="13.694441666666668">
            <text:p>13.694441666666668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0T00:00:00">
            <text:p>Sun Dec 10 00:00:00 2023</text:p>
          </table:table-cell>
          <table:table-cell office:value-type="float" office:value="12.854166666666666">
            <text:p>12.854166666666666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0T01:00:00">
            <text:p>Sun Dec 10 01:00:00 2023</text:p>
          </table:table-cell>
          <table:table-cell office:value-type="float" office:value="12.881945833333333">
            <text:p>12.881945833333333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10T02:00:00">
            <text:p>Sun Dec 10 02:00:00 2023</text:p>
          </table:table-cell>
          <table:table-cell office:value-type="float" office:value="12.791666666666666">
            <text:p>12.791666666666666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10T03:00:00">
            <text:p>Sun Dec 10 03:00:00 2023</text:p>
          </table:table-cell>
          <table:table-cell office:value-type="float" office:value="13.194445833333333">
            <text:p>13.194445833333333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10T19:00:00">
            <text:p>Sun Dec 10 19:00:00 2023</text:p>
          </table:table-cell>
          <table:table-cell office:value-type="float" office:value="17.951387500000003">
            <text:p>17.951387500000003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2-10T20:00:00">
            <text:p>Sun Dec 10 20:00:00 2023</text:p>
          </table:table-cell>
          <table:table-cell office:value-type="float" office:value="17.979162499999997">
            <text:p>17.979162499999997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0T21:00:00">
            <text:p>Sun Dec 10 21:00:00 2023</text:p>
          </table:table-cell>
          <table:table-cell office:value-type="float" office:value="18.020829166666665">
            <text:p>18.020829166666665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0T22:00:00">
            <text:p>Sun Dec 10 22:00:00 2023</text:p>
          </table:table-cell>
          <table:table-cell office:value-type="float" office:value="18.05555">
            <text:p>18.05555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0T23:00:00">
            <text:p>Sun Dec 10 23:00:00 2023</text:p>
          </table:table-cell>
          <table:table-cell office:value-type="float" office:value="18.05555">
            <text:p>18.05555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00:00:00">
            <text:p>Mon Dec 11 00:00:00 2023</text:p>
          </table:table-cell>
          <table:table-cell office:value-type="float" office:value="18.291658333333334">
            <text:p>18.291658333333334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11T18:00:00">
            <text:p>Mon Dec 11 18:00:00 2023</text:p>
          </table:table-cell>
          <table:table-cell office:value-type="float" office:value="14.159716666666668">
            <text:p>14.159716666666668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11T19:00:00">
            <text:p>Mon Dec 11 19:00:00 2023</text:p>
          </table:table-cell>
          <table:table-cell office:value-type="float" office:value="13.861104166666665">
            <text:p>13.861104166666665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0:00:00">
            <text:p>Mon Dec 11 20:00:00 2023</text:p>
          </table:table-cell>
          <table:table-cell office:value-type="float" office:value="13.826383333333334">
            <text:p>13.826383333333334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1:00:00">
            <text:p>Mon Dec 11 21:00:00 2023</text:p>
          </table:table-cell>
          <table:table-cell office:value-type="float" office:value="13.784716666666668">
            <text:p>13.784716666666668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2:00:00">
            <text:p>Mon Dec 11 22:00:00 2023</text:p>
          </table:table-cell>
          <table:table-cell office:value-type="float" office:value="13.763883333333334">
            <text:p>13.763883333333334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1T23:00:00">
            <text:p>Mon Dec 11 23:00:00 2023</text:p>
          </table:table-cell>
          <table:table-cell office:value-type="float" office:value="13.763883333333334">
            <text:p>13.763883333333334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0:00:00">
            <text:p>Tue Dec 12 00:00:00 2023</text:p>
          </table:table-cell>
          <table:table-cell office:value-type="float" office:value="13.520829166666667">
            <text:p>13.520829166666667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1:00:00">
            <text:p>Tue Dec 12 01:00:00 2023</text:p>
          </table:table-cell>
          <table:table-cell office:value-type="float" office:value="12.736108333333334">
            <text:p>12.736108333333334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2T09:00:00">
            <text:p>Tue Dec 12 09:00:00 2023</text:p>
          </table:table-cell>
          <table:table-cell office:value-type="float" office:value="8.125">
            <text:p>8.12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2T10:00:00">
            <text:p>Tue Dec 12 10:00:00 2023</text:p>
          </table:table-cell>
          <table:table-cell office:value-type="float" office:value="7.930554166666667">
            <text:p>7.930554166666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11:00:00">
            <text:p>Tue Dec 12 11:00:00 2023</text:p>
          </table:table-cell>
          <table:table-cell office:value-type="float" office:value="7.631945833333333">
            <text:p>7.63194583333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2T12:00:00">
            <text:p>Tue Dec 12 12:00:00 2023</text:p>
          </table:table-cell>
          <table:table-cell office:value-type="float" office:value="7.131945833333333">
            <text:p>7.131945833333333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12T13:00:00">
            <text:p>Tue Dec 12 13:00:00 2023</text:p>
          </table:table-cell>
          <table:table-cell office:value-type="float" office:value="6.9236125">
            <text:p>6.9236125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2-12T14:00:00">
            <text:p>Tue Dec 12 14:00:00 2023</text:p>
          </table:table-cell>
          <table:table-cell office:value-type="float" office:value="6.9375">
            <text:p>6.937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12T15:00:00">
            <text:p>Tue Dec 12 15:00:00 2023</text:p>
          </table:table-cell>
          <table:table-cell office:value-type="float" office:value="7.493054166666667">
            <text:p>7.49305416666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2T16:00:00">
            <text:p>Tue Dec 12 16:00:00 2023</text:p>
          </table:table-cell>
          <table:table-cell office:value-type="float" office:value="8.409720833333333">
            <text:p>8.40972083333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2T17:00:00">
            <text:p>Tue Dec 12 17:00:00 2023</text:p>
          </table:table-cell>
          <table:table-cell office:value-type="float" office:value="9.465279166666667">
            <text:p>9.465279166666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2-12T18:00:00">
            <text:p>Tue Dec 12 18:00:00 2023</text:p>
          </table:table-cell>
          <table:table-cell office:value-type="float" office:value="10.305558333333334">
            <text:p>10.305558333333334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2T19:00:00">
            <text:p>Tue Dec 12 19:00:00 2023</text:p>
          </table:table-cell>
          <table:table-cell office:value-type="float" office:value="10.930558333333332">
            <text:p>10.930558333333332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12T20:00:00">
            <text:p>Tue Dec 12 20:00:00 2023</text:p>
          </table:table-cell>
          <table:table-cell office:value-type="float" office:value="11.618058333333332">
            <text:p>11.618058333333332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2T21:00:00">
            <text:p>Tue Dec 12 21:00:00 2023</text:p>
          </table:table-cell>
          <table:table-cell office:value-type="float" office:value="12.173612499999999">
            <text:p>12.173612499999999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12T22:00:00">
            <text:p>Tue Dec 12 22:00:00 2023</text:p>
          </table:table-cell>
          <table:table-cell office:value-type="float" office:value="12.708337499999999">
            <text:p>12.708337499999999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12T23:00:00">
            <text:p>Tue Dec 12 23:00:00 2023</text:p>
          </table:table-cell>
          <table:table-cell office:value-type="float" office:value="13.347225">
            <text:p>13.347225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13T00:00:00">
            <text:p>Wed Dec 13 00:00:00 2023</text:p>
          </table:table-cell>
          <table:table-cell office:value-type="float" office:value="13.881945833333333">
            <text:p>13.881945833333333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13T01:00:00">
            <text:p>Wed Dec 13 01:00:00 2023</text:p>
          </table:table-cell>
          <table:table-cell office:value-type="float" office:value="14.527779166666667">
            <text:p>14.527779166666667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13T02:00:00">
            <text:p>Wed Dec 13 02:00:00 2023</text:p>
          </table:table-cell>
          <table:table-cell office:value-type="float" office:value="15.215279166666667">
            <text:p>15.215279166666667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3T03:00:00">
            <text:p>Wed Dec 13 03:00:00 2023</text:p>
          </table:table-cell>
          <table:table-cell office:value-type="float" office:value="15.875">
            <text:p>15.875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4T20:00:00">
            <text:p>Thu Dec 14 20:00:00 2023</text:p>
          </table:table-cell>
          <table:table-cell office:value-type="float" office:value="21.548616666666664">
            <text:p>21.548616666666664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14T21:00:00">
            <text:p>Thu Dec 14 21:00:00 2023</text:p>
          </table:table-cell>
          <table:table-cell office:value-type="float" office:value="20.979170833333335">
            <text:p>20.979170833333335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4T22:00:00">
            <text:p>Thu Dec 14 22:00:00 2023</text:p>
          </table:table-cell>
          <table:table-cell office:value-type="float" office:value="20.527783333333335">
            <text:p>20.527783333333335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14T23:00:00">
            <text:p>Thu Dec 14 23:00:00 2023</text:p>
          </table:table-cell>
          <table:table-cell office:value-type="float" office:value="20.409725">
            <text:p>20.409725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5T00:00:00">
            <text:p>Fri Dec 15 00:00:00 2023</text:p>
          </table:table-cell>
          <table:table-cell office:value-type="float" office:value="20.597225">
            <text:p>20.597225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15T16:00:00">
            <text:p>Fri Dec 15 16:00:00 2023</text:p>
          </table:table-cell>
          <table:table-cell office:value-type="float" office:value="31.152783333333332">
            <text:p>31.152783333333332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2-15T17:00:00">
            <text:p>Fri Dec 15 17:00:00 2023</text:p>
          </table:table-cell>
          <table:table-cell office:value-type="float" office:value="31.229174999999998">
            <text:p>31.229174999999998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2-15T18:00:00">
            <text:p>Fri Dec 15 18:00:00 2023</text:p>
          </table:table-cell>
          <table:table-cell office:value-type="float" office:value="31.604174999999998">
            <text:p>31.604174999999998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2-15T19:00:00">
            <text:p>Fri Dec 15 19:00:00 2023</text:p>
          </table:table-cell>
          <table:table-cell office:value-type="float" office:value="32.58334166666666">
            <text:p>32.58334166666666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5T20:00:00">
            <text:p>Fri Dec 15 20:00:00 2023</text:p>
          </table:table-cell>
          <table:table-cell office:value-type="float" office:value="33.569449999999996">
            <text:p>33.569449999999996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2-15T21:00:00">
            <text:p>Fri Dec 15 21:00:00 2023</text:p>
          </table:table-cell>
          <table:table-cell office:value-type="float" office:value="34.500008333333334">
            <text:p>34.500008333333334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2-15T22:00:00">
            <text:p>Fri Dec 15 22:00:00 2023</text:p>
          </table:table-cell>
          <table:table-cell office:value-type="float" office:value="34.909729166666665">
            <text:p>34.909729166666665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2-15T23:00:00">
            <text:p>Fri Dec 15 23:00:00 2023</text:p>
          </table:table-cell>
          <table:table-cell office:value-type="float" office:value="35.08334166666666">
            <text:p>35.08334166666666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16T00:00:00">
            <text:p>Sat Dec 16 00:00:00 2023</text:p>
          </table:table-cell>
          <table:table-cell office:value-type="float" office:value="35.04862083333333">
            <text:p>35.04862083333333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16T21:00:00">
            <text:p>Sat Dec 16 21:00:00 2023</text:p>
          </table:table-cell>
          <table:table-cell office:value-type="float" office:value="35.3333375">
            <text:p>35.3333375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16T22:00:00">
            <text:p>Sat Dec 16 22:00:00 2023</text:p>
          </table:table-cell>
          <table:table-cell office:value-type="float" office:value="35.06250416666666">
            <text:p>35.06250416666666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16T23:00:00">
            <text:p>Sat Dec 16 23:00:00 2023</text:p>
          </table:table-cell>
          <table:table-cell office:value-type="float" office:value="34.36111666666667">
            <text:p>34.3611166666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17T00:00:00">
            <text:p>Sun Dec 17 00:00:00 2023</text:p>
          </table:table-cell>
          <table:table-cell office:value-type="float" office:value="34.30555833333333">
            <text:p>34.30555833333333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17T19:00:00">
            <text:p>Sun Dec 17 19:00:00 2023</text:p>
          </table:table-cell>
          <table:table-cell office:value-type="float" office:value="31.493062500000004">
            <text:p>31.493062500000004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7T20:00:00">
            <text:p>Sun Dec 17 20:00:00 2023</text:p>
          </table:table-cell>
          <table:table-cell office:value-type="float" office:value="30.527783333333335">
            <text:p>30.52778333333333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17T21:00:00">
            <text:p>Sun Dec 17 21:00:00 2023</text:p>
          </table:table-cell>
          <table:table-cell office:value-type="float" office:value="29.70139166666667">
            <text:p>29.70139166666667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17T22:00:00">
            <text:p>Sun Dec 17 22:00:00 2023</text:p>
          </table:table-cell>
          <table:table-cell office:value-type="float" office:value="29.229170833333338">
            <text:p>29.229170833333338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7T23:00:00">
            <text:p>Sun Dec 17 23:00:00 2023</text:p>
          </table:table-cell>
          <table:table-cell office:value-type="float" office:value="28.95139166666667">
            <text:p>28.95139166666667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8T00:00:00">
            <text:p>Mon Dec 18 00:00:00 2023</text:p>
          </table:table-cell>
          <table:table-cell office:value-type="float" office:value="28.631950000000003">
            <text:p>28.63195000000000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8T01:00:00">
            <text:p>Mon Dec 18 01:00:00 2023</text:p>
          </table:table-cell>
          <table:table-cell office:value-type="float" office:value="28.041670833333338">
            <text:p>28.041670833333338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8T17:00:00">
            <text:p>Mon Dec 18 17:00:00 2023</text:p>
          </table:table-cell>
          <table:table-cell office:value-type="float" office:value="20.72222916666667">
            <text:p>20.72222916666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2-18T18:00:00">
            <text:p>Mon Dec 18 18:00:00 2023</text:p>
          </table:table-cell>
          <table:table-cell office:value-type="float" office:value="20.340283333333335">
            <text:p>20.340283333333335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18T19:00:00">
            <text:p>Mon Dec 18 19:00:00 2023</text:p>
          </table:table-cell>
          <table:table-cell office:value-type="float" office:value="19.312504166666667">
            <text:p>19.312504166666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18T20:00:00">
            <text:p>Mon Dec 18 20:00:00 2023</text:p>
          </table:table-cell>
          <table:table-cell office:value-type="float" office:value="19.06945">
            <text:p>19.06945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8T21:00:00">
            <text:p>Mon Dec 18 21:00:00 2023</text:p>
          </table:table-cell>
          <table:table-cell office:value-type="float" office:value="19.03472916666667">
            <text:p>19.03472916666667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8T22:00:00">
            <text:p>Mon Dec 18 22:00:00 2023</text:p>
          </table:table-cell>
          <table:table-cell office:value-type="float" office:value="19.020841666666666">
            <text:p>19.020841666666666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8T23:00:00">
            <text:p>Mon Dec 18 23:00:00 2023</text:p>
          </table:table-cell>
          <table:table-cell office:value-type="float" office:value="19.0277875">
            <text:p>19.0277875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00:00:00">
            <text:p>Tue Dec 19 00:00:00 2023</text:p>
          </table:table-cell>
          <table:table-cell office:value-type="float" office:value="19.020841666666666">
            <text:p>19.020841666666666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9T01:00:00">
            <text:p>Tue Dec 19 01:00:00 2023</text:p>
          </table:table-cell>
          <table:table-cell office:value-type="float" office:value="18.9027875">
            <text:p>18.9027875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02:00:00">
            <text:p>Tue Dec 19 02:00:00 2023</text:p>
          </table:table-cell>
          <table:table-cell office:value-type="float" office:value="18.541675">
            <text:p>18.541675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9T03:00:00">
            <text:p>Tue Dec 19 03:00:00 2023</text:p>
          </table:table-cell>
          <table:table-cell office:value-type="float" office:value="18.173620833333334">
            <text:p>18.173620833333334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19T14:00:00">
            <text:p>Tue Dec 19 14:00:00 2023</text:p>
          </table:table-cell>
          <table:table-cell office:value-type="float" office:value="17.826391666666666">
            <text:p>17.826391666666666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19T15:00:00">
            <text:p>Tue Dec 19 15:00:00 2023</text:p>
          </table:table-cell>
          <table:table-cell office:value-type="float" office:value="17.63195">
            <text:p>17.63195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9T16:00:00">
            <text:p>Tue Dec 19 16:00:00 2023</text:p>
          </table:table-cell>
          <table:table-cell office:value-type="float" office:value="17.7083375">
            <text:p>17.7083375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2-19T17:00:00">
            <text:p>Tue Dec 19 17:00:00 2023</text:p>
          </table:table-cell>
          <table:table-cell office:value-type="float" office:value="17.8333375">
            <text:p>17.8333375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2-19T18:00:00">
            <text:p>Tue Dec 19 18:00:00 2023</text:p>
          </table:table-cell>
          <table:table-cell office:value-type="float" office:value="17.6458375">
            <text:p>17.6458375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19T19:00:00">
            <text:p>Tue Dec 19 19:00:00 2023</text:p>
          </table:table-cell>
          <table:table-cell office:value-type="float" office:value="17.409729166666665">
            <text:p>17.40972916666666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20:00:00">
            <text:p>Tue Dec 19 20:00:00 2023</text:p>
          </table:table-cell>
          <table:table-cell office:value-type="float" office:value="17.437504166666667">
            <text:p>17.437504166666667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9T21:00:00">
            <text:p>Tue Dec 19 21:00:00 2023</text:p>
          </table:table-cell>
          <table:table-cell office:value-type="float" office:value="17.44445">
            <text:p>17.44445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22:00:00">
            <text:p>Tue Dec 19 22:00:00 2023</text:p>
          </table:table-cell>
          <table:table-cell office:value-type="float" office:value="17.437504166666667">
            <text:p>17.437504166666667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9T23:00:00">
            <text:p>Tue Dec 19 23:00:00 2023</text:p>
          </table:table-cell>
          <table:table-cell office:value-type="float" office:value="17.437504166666667">
            <text:p>17.437504166666667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0T00:00:00">
            <text:p>Wed Dec 20 00:00:00 2023</text:p>
          </table:table-cell>
          <table:table-cell office:value-type="float" office:value="17.437504166666667">
            <text:p>17.437504166666667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0T01:00:00">
            <text:p>Wed Dec 20 01:00:00 2023</text:p>
          </table:table-cell>
          <table:table-cell office:value-type="float" office:value="17.430558333333334">
            <text:p>17.430558333333334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0T02:00:00">
            <text:p>Wed Dec 20 02:00:00 2023</text:p>
          </table:table-cell>
          <table:table-cell office:value-type="float" office:value="17.395837500000003">
            <text:p>17.39583750000000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0T03:00:00">
            <text:p>Wed Dec 20 03:00:00 2023</text:p>
          </table:table-cell>
          <table:table-cell office:value-type="float" office:value="17.01389166666667">
            <text:p>17.01389166666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0T04:00:00">
            <text:p>Wed Dec 20 04:00:00 2023</text:p>
          </table:table-cell>
          <table:table-cell office:value-type="float" office:value="16.180558333333334">
            <text:p>16.180558333333334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0T05:00:00">
            <text:p>Wed Dec 20 05:00:00 2023</text:p>
          </table:table-cell>
          <table:table-cell office:value-type="float" office:value="15.444450000000002">
            <text:p>15.444450000000002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6:00:00">
            <text:p>Wed Dec 20 06:00:00 2023</text:p>
          </table:table-cell>
          <table:table-cell office:value-type="float" office:value="14.784729166666667">
            <text:p>14.784729166666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7:00:00">
            <text:p>Wed Dec 20 07:00:00 2023</text:p>
          </table:table-cell>
          <table:table-cell office:value-type="float" office:value="14.3055625">
            <text:p>14.3055625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8:00:00">
            <text:p>Wed Dec 20 08:00:00 2023</text:p>
          </table:table-cell>
          <table:table-cell office:value-type="float" office:value="13.993062499999999">
            <text:p>13.993062499999999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9:00:00">
            <text:p>Wed Dec 20 09:00:00 2023</text:p>
          </table:table-cell>
          <table:table-cell office:value-type="float" office:value="13.937508333333334">
            <text:p>13.937508333333334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0T13:00:00">
            <text:p>Wed Dec 20 13:00:00 2023</text:p>
          </table:table-cell>
          <table:table-cell office:value-type="float" office:value="11.958341666666668">
            <text:p>11.958341666666668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0T14:00:00">
            <text:p>Wed Dec 20 14:00:00 2023</text:p>
          </table:table-cell>
          <table:table-cell office:value-type="float" office:value="11.125008333333334">
            <text:p>11.125008333333334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20T15:00:00">
            <text:p>Wed Dec 20 15:00:00 2023</text:p>
          </table:table-cell>
          <table:table-cell office:value-type="float" office:value="10.173616666666666">
            <text:p>10.173616666666666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0T16:00:00">
            <text:p>Wed Dec 20 16:00:00 2023</text:p>
          </table:table-cell>
          <table:table-cell office:value-type="float" office:value="8.784729166666667">
            <text:p>8.78472916666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0T17:00:00">
            <text:p>Wed Dec 20 17:00:00 2023</text:p>
          </table:table-cell>
          <table:table-cell office:value-type="float" office:value="7.034729166666668">
            <text:p>7.03472916666666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0T18:00:00">
            <text:p>Wed Dec 20 18:00:00 2023</text:p>
          </table:table-cell>
          <table:table-cell office:value-type="float" office:value="5.972229166666668">
            <text:p>5.972229166666668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0T19:00:00">
            <text:p>Wed Dec 20 19:00:00 2023</text:p>
          </table:table-cell>
          <table:table-cell office:value-type="float" office:value="6.013895833333333">
            <text:p>6.013895833333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0T20:00:00">
            <text:p>Wed Dec 20 20:00:00 2023</text:p>
          </table:table-cell>
          <table:table-cell office:value-type="float" office:value="6.000008333333334">
            <text:p>6.000008333333334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0T21:00:00">
            <text:p>Wed Dec 20 21:00:00 2023</text:p>
          </table:table-cell>
          <table:table-cell office:value-type="float" office:value="5.958341666666667">
            <text:p>5.958341666666667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22:00:00">
            <text:p>Wed Dec 20 22:00:00 2023</text:p>
          </table:table-cell>
          <table:table-cell office:value-type="float" office:value="5.944454166666667">
            <text:p>5.944454166666667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0T23:00:00">
            <text:p>Wed Dec 20 23:00:00 2023</text:p>
          </table:table-cell>
          <table:table-cell office:value-type="float" office:value="5.972229166666668">
            <text:p>5.972229166666668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21T00:00:00">
            <text:p>Thu Dec 21 00:00:00 2023</text:p>
          </table:table-cell>
          <table:table-cell office:value-type="float" office:value="5.972229166666668">
            <text:p>5.972229166666668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1T01:00:00">
            <text:p>Thu Dec 21 01:00:00 2023</text:p>
          </table:table-cell>
          <table:table-cell office:value-type="float" office:value="5.965283333333333">
            <text:p>5.965283333333333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02:00:00">
            <text:p>Thu Dec 21 02:00:00 2023</text:p>
          </table:table-cell>
          <table:table-cell office:value-type="float" office:value="6.0208375">
            <text:p>6.020837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1T03:00:00">
            <text:p>Thu Dec 21 03:00:00 2023</text:p>
          </table:table-cell>
          <table:table-cell office:value-type="float" office:value="6.097225000000001">
            <text:p>6.097225000000001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1T04:00:00">
            <text:p>Thu Dec 21 04:00:00 2023</text:p>
          </table:table-cell>
          <table:table-cell office:value-type="float" office:value="6.368058333333333">
            <text:p>6.368058333333333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1T05:00:00">
            <text:p>Thu Dec 21 05:00:00 2023</text:p>
          </table:table-cell>
          <table:table-cell office:value-type="float" office:value="6.784725000000001">
            <text:p>6.784725000000001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21T06:00:00">
            <text:p>Thu Dec 21 06:00:00 2023</text:p>
          </table:table-cell>
          <table:table-cell office:value-type="float" office:value="7.354166666666667">
            <text:p>7.354166666666667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2-21T07:00:00">
            <text:p>Thu Dec 21 07:00:00 2023</text:p>
          </table:table-cell>
          <table:table-cell office:value-type="float" office:value="7.833333333333333">
            <text:p>7.833333333333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21T08:00:00">
            <text:p>Thu Dec 21 08:00:00 2023</text:p>
          </table:table-cell>
          <table:table-cell office:value-type="float" office:value="7.861108333333333">
            <text:p>7.86110833333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09:00:00">
            <text:p>Thu Dec 21 09:00:00 2023</text:p>
          </table:table-cell>
          <table:table-cell office:value-type="float" office:value="7.874995833333333">
            <text:p>7.87499583333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1T10:00:00">
            <text:p>Thu Dec 21 10:00:00 2023</text:p>
          </table:table-cell>
          <table:table-cell office:value-type="float" office:value="7.902774999999999">
            <text:p>7.902774999999999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1T11:00:00">
            <text:p>Thu Dec 21 11:00:00 2023</text:p>
          </table:table-cell>
          <table:table-cell office:value-type="float" office:value="8.013887500000001">
            <text:p>8.013887500000001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1T12:00:00">
            <text:p>Thu Dec 21 12:00:00 2023</text:p>
          </table:table-cell>
          <table:table-cell office:value-type="float" office:value="8.333329166666667">
            <text:p>8.333329166666667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21T13:00:00">
            <text:p>Thu Dec 21 13:00:00 2023</text:p>
          </table:table-cell>
          <table:table-cell office:value-type="float" office:value="8.895829166666667">
            <text:p>8.89582916666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21T14:00:00">
            <text:p>Thu Dec 21 14:00:00 2023</text:p>
          </table:table-cell>
          <table:table-cell office:value-type="float" office:value="10.083329166666667">
            <text:p>10.083329166666667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21T15:00:00">
            <text:p>Thu Dec 21 15:00:00 2023</text:p>
          </table:table-cell>
          <table:table-cell office:value-type="float" office:value="11.423608333333334">
            <text:p>11.423608333333334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2-21T16:00:00">
            <text:p>Thu Dec 21 16:00:00 2023</text:p>
          </table:table-cell>
          <table:table-cell office:value-type="float" office:value="13.069441666666668">
            <text:p>13.069441666666668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21T17:00:00">
            <text:p>Thu Dec 21 17:00:00 2023</text:p>
          </table:table-cell>
          <table:table-cell office:value-type="float" office:value="14.798608333333334">
            <text:p>14.798608333333334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2-21T18:00:00">
            <text:p>Thu Dec 21 18:00:00 2023</text:p>
          </table:table-cell>
          <table:table-cell office:value-type="float" office:value="15.923608333333334">
            <text:p>15.923608333333334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21T19:00:00">
            <text:p>Thu Dec 21 19:00:00 2023</text:p>
          </table:table-cell>
          <table:table-cell office:value-type="float" office:value="16.1041625">
            <text:p>16.1041625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1T20:00:00">
            <text:p>Thu Dec 21 20:00:00 2023</text:p>
          </table:table-cell>
          <table:table-cell office:value-type="float" office:value="16.11805">
            <text:p>16.11805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21:00:00">
            <text:p>Thu Dec 21 21:00:00 2023</text:p>
          </table:table-cell>
          <table:table-cell office:value-type="float" office:value="16.173604166666667">
            <text:p>16.173604166666667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1T22:00:00">
            <text:p>Thu Dec 21 22:00:00 2023</text:p>
          </table:table-cell>
          <table:table-cell office:value-type="float" office:value="16.18749166666667">
            <text:p>16.18749166666667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1T23:00:00">
            <text:p>Thu Dec 21 23:00:00 2023</text:p>
          </table:table-cell>
          <table:table-cell office:value-type="float" office:value="16.402770833333335">
            <text:p>16.402770833333335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2T00:00:00">
            <text:p>Fri Dec 22 00:00:00 2023</text:p>
          </table:table-cell>
          <table:table-cell office:value-type="float" office:value="16.909716666666668">
            <text:p>16.909716666666668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2T01:00:00">
            <text:p>Fri Dec 22 01:00:00 2023</text:p>
          </table:table-cell>
          <table:table-cell office:value-type="float" office:value="17.534716666666668">
            <text:p>17.534716666666668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2-22T02:00:00">
            <text:p>Fri Dec 22 02:00:00 2023</text:p>
          </table:table-cell>
          <table:table-cell office:value-type="float" office:value="18.048604166666667">
            <text:p>18.048604166666667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2-22T03:00:00">
            <text:p>Fri Dec 22 03:00:00 2023</text:p>
          </table:table-cell>
          <table:table-cell office:value-type="float" office:value="18.8194375">
            <text:p>18.819437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2-22T04:00:00">
            <text:p>Fri Dec 22 04:00:00 2023</text:p>
          </table:table-cell>
          <table:table-cell office:value-type="float" office:value="18.902770833333335">
            <text:p>18.90277083333333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22T09:00:00">
            <text:p>Fri Dec 22 09:00:00 2023</text:p>
          </table:table-cell>
          <table:table-cell office:value-type="float" office:value="18.77777083333333">
            <text:p>18.77777083333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2T11:00:00">
            <text:p>Fri Dec 22 11:00:00 2023</text:p>
          </table:table-cell>
          <table:table-cell office:value-type="float" office:value="18.763879166666666">
            <text:p>18.763879166666666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22T16:00:00">
            <text:p>Fri Dec 22 16:00:00 2023</text:p>
          </table:table-cell>
          <table:table-cell office:value-type="float" office:value="17.999995833333333">
            <text:p>17.99999583333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22T17:00:00">
            <text:p>Fri Dec 22 17:00:00 2023</text:p>
          </table:table-cell>
          <table:table-cell office:value-type="float" office:value="17.673608333333334">
            <text:p>17.673608333333334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2-22T18:00:00">
            <text:p>Fri Dec 22 18:00:00 2023</text:p>
          </table:table-cell>
          <table:table-cell office:value-type="float" office:value="17.166662499999997">
            <text:p>17.16666249999999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22T19:00:00">
            <text:p>Fri Dec 22 19:00:00 2023</text:p>
          </table:table-cell>
          <table:table-cell office:value-type="float" office:value="16.902775000000002">
            <text:p>16.902775000000002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2T20:00:00">
            <text:p>Fri Dec 22 20:00:00 2023</text:p>
          </table:table-cell>
          <table:table-cell office:value-type="float" office:value="16.909720833333335">
            <text:p>16.909720833333335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2T21:00:00">
            <text:p>Fri Dec 22 21:00:00 2023</text:p>
          </table:table-cell>
          <table:table-cell office:value-type="float" office:value="16.881941666666666">
            <text:p>16.881941666666666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2T22:00:00">
            <text:p>Fri Dec 22 22:00:00 2023</text:p>
          </table:table-cell>
          <table:table-cell office:value-type="float" office:value="16.881941666666666">
            <text:p>16.881941666666666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2T23:00:00">
            <text:p>Fri Dec 22 23:00:00 2023</text:p>
          </table:table-cell>
          <table:table-cell office:value-type="float" office:value="16.67360833333333">
            <text:p>16.67360833333333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3T00:00:00">
            <text:p>Sat Dec 23 00:00:00 2023</text:p>
          </table:table-cell>
          <table:table-cell office:value-type="float" office:value="16.173608333333334">
            <text:p>16.173608333333334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3T01:00:00">
            <text:p>Sat Dec 23 01:00:00 2023</text:p>
          </table:table-cell>
          <table:table-cell office:value-type="float" office:value="15.555554166666667">
            <text:p>15.555554166666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3T02:00:00">
            <text:p>Sat Dec 23 02:00:00 2023</text:p>
          </table:table-cell>
          <table:table-cell office:value-type="float" office:value="14.986112499999999">
            <text:p>14.986112499999999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3T03:00:00">
            <text:p>Sat Dec 23 03:00:00 2023</text:p>
          </table:table-cell>
          <table:table-cell office:value-type="float" office:value="14.131945833333335">
            <text:p>14.131945833333335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3T04:00:00">
            <text:p>Sat Dec 23 04:00:00 2023</text:p>
          </table:table-cell>
          <table:table-cell office:value-type="float" office:value="13.930554166666665">
            <text:p>13.930554166666665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23T05:00:00">
            <text:p>Sat Dec 23 05:00:00 2023</text:p>
          </table:table-cell>
          <table:table-cell office:value-type="float" office:value="13.819441666666668">
            <text:p>13.819441666666668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23T09:00:00">
            <text:p>Sat Dec 23 09:00:00 2023</text:p>
          </table:table-cell>
          <table:table-cell office:value-type="float" office:value="13.249995833333335">
            <text:p>13.24999583333333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3T10:00:00">
            <text:p>Sat Dec 23 10:00:00 2023</text:p>
          </table:table-cell>
          <table:table-cell office:value-type="float" office:value="13.249995833333335">
            <text:p>13.249995833333335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3T15:00:00">
            <text:p>Sat Dec 23 15:00:00 2023</text:p>
          </table:table-cell>
          <table:table-cell office:value-type="float" office:value="13.1041625">
            <text:p>13.1041625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2-23T16:00:00">
            <text:p>Sat Dec 23 16:00:00 2023</text:p>
          </table:table-cell>
          <table:table-cell office:value-type="float" office:value="12.534720833333333">
            <text:p>12.53472083333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2-23T17:00:00">
            <text:p>Sat Dec 23 17:00:00 2023</text:p>
          </table:table-cell>
          <table:table-cell office:value-type="float" office:value="12.048608333333334">
            <text:p>12.048608333333334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3T18:00:00">
            <text:p>Sat Dec 23 18:00:00 2023</text:p>
          </table:table-cell>
          <table:table-cell office:value-type="float" office:value="12.493054166666667">
            <text:p>12.49305416666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23T19:00:00">
            <text:p>Sat Dec 23 19:00:00 2023</text:p>
          </table:table-cell>
          <table:table-cell office:value-type="float" office:value="12.7291625">
            <text:p>12.7291625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23T20:00:00">
            <text:p>Sat Dec 23 20:00:00 2023</text:p>
          </table:table-cell>
          <table:table-cell office:value-type="float" office:value="12.722216666666666">
            <text:p>12.722216666666666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3T21:00:00">
            <text:p>Sat Dec 23 21:00:00 2023</text:p>
          </table:table-cell>
          <table:table-cell office:value-type="float" office:value="12.756941666666668">
            <text:p>12.756941666666668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3T22:00:00">
            <text:p>Sat Dec 23 22:00:00 2023</text:p>
          </table:table-cell>
          <table:table-cell office:value-type="float" office:value="12.777775">
            <text:p>12.777775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3T23:00:00">
            <text:p>Sat Dec 23 23:00:00 2023</text:p>
          </table:table-cell>
          <table:table-cell office:value-type="float" office:value="12.736108333333334">
            <text:p>12.736108333333334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4T00:00:00">
            <text:p>Sun Dec 24 00:00:00 2023</text:p>
          </table:table-cell>
          <table:table-cell office:value-type="float" office:value="12.736108333333332">
            <text:p>12.736108333333332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4T01:00:00">
            <text:p>Sun Dec 24 01:00:00 2023</text:p>
          </table:table-cell>
          <table:table-cell office:value-type="float" office:value="12.743054166666665">
            <text:p>12.743054166666665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4T02:00:00">
            <text:p>Sun Dec 24 02:00:00 2023</text:p>
          </table:table-cell>
          <table:table-cell office:value-type="float" office:value="12.722220833333333">
            <text:p>12.722220833333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4T03:00:00">
            <text:p>Sun Dec 24 03:00:00 2023</text:p>
          </table:table-cell>
          <table:table-cell office:value-type="float" office:value="12.736112499999999">
            <text:p>12.736112499999999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4T04:00:00">
            <text:p>Sun Dec 24 04:00:00 2023</text:p>
          </table:table-cell>
          <table:table-cell office:value-type="float" office:value="12.854170833333335">
            <text:p>12.85417083333333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4T05:00:00">
            <text:p>Sun Dec 24 05:00:00 2023</text:p>
          </table:table-cell>
          <table:table-cell office:value-type="float" office:value="12.694450000000002">
            <text:p>12.694450000000002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2-24T12:00:00">
            <text:p>Sun Dec 24 12:00:00 2023</text:p>
          </table:table-cell>
          <table:table-cell office:value-type="float" office:value="13.701391666666666">
            <text:p>13.701391666666666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24T14:00:00">
            <text:p>Sun Dec 24 14:00:00 2023</text:p>
          </table:table-cell>
          <table:table-cell office:value-type="float" office:value="13.694445833333333">
            <text:p>13.694445833333333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24T15:00:00">
            <text:p>Sun Dec 24 15:00:00 2023</text:p>
          </table:table-cell>
          <table:table-cell office:value-type="float" office:value="13.805558333333332">
            <text:p>13.805558333333332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2-24T16:00:00">
            <text:p>Sun Dec 24 16:00:00 2023</text:p>
          </table:table-cell>
          <table:table-cell office:value-type="float" office:value="14.486112499999999">
            <text:p>14.486112499999999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2-24T17:00:00">
            <text:p>Sun Dec 24 17:00:00 2023</text:p>
          </table:table-cell>
          <table:table-cell office:value-type="float" office:value="15.423612499999999">
            <text:p>15.423612499999999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2-24T18:00:00">
            <text:p>Sun Dec 24 18:00:00 2023</text:p>
          </table:table-cell>
          <table:table-cell office:value-type="float" office:value="15.951391666666666">
            <text:p>15.951391666666666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2-24T19:00:00">
            <text:p>Sun Dec 24 19:00:00 2023</text:p>
          </table:table-cell>
          <table:table-cell office:value-type="float" office:value="15.805558333333332">
            <text:p>15.805558333333332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4T20:00:00">
            <text:p>Sun Dec 24 20:00:00 2023</text:p>
          </table:table-cell>
          <table:table-cell office:value-type="float" office:value="15.770837499999999">
            <text:p>15.770837499999999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4T21:00:00">
            <text:p>Sun Dec 24 21:00:00 2023</text:p>
          </table:table-cell>
          <table:table-cell office:value-type="float" office:value="15.7083375">
            <text:p>15.708337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4T22:00:00">
            <text:p>Sun Dec 24 22:00:00 2023</text:p>
          </table:table-cell>
          <table:table-cell office:value-type="float" office:value="15.680558333333332">
            <text:p>15.680558333333332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4T23:00:00">
            <text:p>Sun Dec 24 23:00:00 2023</text:p>
          </table:table-cell>
          <table:table-cell office:value-type="float" office:value="15.798612499999999">
            <text:p>15.798612499999999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25T00:00:00">
            <text:p>Mon Dec 25 00:00:00 2023</text:p>
          </table:table-cell>
          <table:table-cell office:value-type="float" office:value="15.847220833333333">
            <text:p>15.847220833333333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5T01:00:00">
            <text:p>Mon Dec 25 01:00:00 2023</text:p>
          </table:table-cell>
          <table:table-cell office:value-type="float" office:value="15.895829166666667">
            <text:p>15.895829166666667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5T02:00:00">
            <text:p>Mon Dec 25 02:00:00 2023</text:p>
          </table:table-cell>
          <table:table-cell office:value-type="float" office:value="15.923604166666665">
            <text:p>15.923604166666665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5T03:00:00">
            <text:p>Mon Dec 25 03:00:00 2023</text:p>
          </table:table-cell>
          <table:table-cell office:value-type="float" office:value="15.9097125">
            <text:p>15.9097125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5T04:00:00">
            <text:p>Mon Dec 25 04:00:00 2023</text:p>
          </table:table-cell>
          <table:table-cell office:value-type="float" office:value="15.680545833333333">
            <text:p>15.68054583333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5T05:00:00">
            <text:p>Mon Dec 25 05:00:00 2023</text:p>
          </table:table-cell>
          <table:table-cell office:value-type="float" office:value="15.638879166666667">
            <text:p>15.638879166666667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5T16:00:00">
            <text:p>Mon Dec 25 16:00:00 2023</text:p>
          </table:table-cell>
          <table:table-cell office:value-type="float" office:value="17.833325000000002">
            <text:p>17.833325000000002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25T17:00:00">
            <text:p>Mon Dec 25 17:00:00 2023</text:p>
          </table:table-cell>
          <table:table-cell office:value-type="float" office:value="17.74305">
            <text:p>17.74305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2-25T18:00:00">
            <text:p>Mon Dec 25 18:00:00 2023</text:p>
          </table:table-cell>
          <table:table-cell office:value-type="float" office:value="17.86805">
            <text:p>17.86805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2-25T19:00:00">
            <text:p>Mon Dec 25 19:00:00 2023</text:p>
          </table:table-cell>
          <table:table-cell office:value-type="float" office:value="18.138883333333336">
            <text:p>18.138883333333336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5T20:00:00">
            <text:p>Mon Dec 25 20:00:00 2023</text:p>
          </table:table-cell>
          <table:table-cell office:value-type="float" office:value="18.14582916666667">
            <text:p>18.14582916666667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5T21:00:00">
            <text:p>Mon Dec 25 21:00:00 2023</text:p>
          </table:table-cell>
          <table:table-cell office:value-type="float" office:value="18.15277083333333">
            <text:p>18.15277083333333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5T22:00:00">
            <text:p>Mon Dec 25 22:00:00 2023</text:p>
          </table:table-cell>
          <table:table-cell office:value-type="float" office:value="18.173604166666667">
            <text:p>18.173604166666667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25T23:00:00">
            <text:p>Mon Dec 25 23:00:00 2023</text:p>
          </table:table-cell>
          <table:table-cell office:value-type="float" office:value="18.1041625">
            <text:p>18.1041625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6T00:00:00">
            <text:p>Tue Dec 26 00:00:00 2023</text:p>
          </table:table-cell>
          <table:table-cell office:value-type="float" office:value="18.027775000000002">
            <text:p>18.027775000000002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6T01:00:00">
            <text:p>Tue Dec 26 01:00:00 2023</text:p>
          </table:table-cell>
          <table:table-cell office:value-type="float" office:value="17.965275000000002">
            <text:p>17.965275000000002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6T02:00:00">
            <text:p>Tue Dec 26 02:00:00 2023</text:p>
          </table:table-cell>
          <table:table-cell office:value-type="float" office:value="18.083333333333332">
            <text:p>18.083333333333332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6T03:00:00">
            <text:p>Tue Dec 26 03:00:00 2023</text:p>
          </table:table-cell>
          <table:table-cell office:value-type="float" office:value="18.395833333333332">
            <text:p>18.395833333333332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6T17:00:00">
            <text:p>Tue Dec 26 17:00:00 2023</text:p>
          </table:table-cell>
          <table:table-cell office:value-type="float" office:value="20.229162499999997">
            <text:p>20.22916249999999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2-26T18:00:00">
            <text:p>Tue Dec 26 18:00:00 2023</text:p>
          </table:table-cell>
          <table:table-cell office:value-type="float" office:value="19.479162499999997">
            <text:p>19.479162499999997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26T19:00:00">
            <text:p>Tue Dec 26 19:00:00 2023</text:p>
          </table:table-cell>
          <table:table-cell office:value-type="float" office:value="17.673604166666667">
            <text:p>17.673604166666667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26T20:00:00">
            <text:p>Tue Dec 26 20:00:00 2023</text:p>
          </table:table-cell>
          <table:table-cell office:value-type="float" office:value="15.777770833333333">
            <text:p>15.777770833333333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6T21:00:00">
            <text:p>Tue Dec 26 21:00:00 2023</text:p>
          </table:table-cell>
          <table:table-cell office:value-type="float" office:value="15.472216666666666">
            <text:p>15.472216666666666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6T22:00:00">
            <text:p>Tue Dec 26 22:00:00 2023</text:p>
          </table:table-cell>
          <table:table-cell office:value-type="float" office:value="15.499991666666666">
            <text:p>15.499991666666666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6T23:00:00">
            <text:p>Tue Dec 26 23:00:00 2023</text:p>
          </table:table-cell>
          <table:table-cell office:value-type="float" office:value="15.555549999999998">
            <text:p>15.555549999999998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7T00:00:00">
            <text:p>Wed Dec 27 00:00:00 2023</text:p>
          </table:table-cell>
          <table:table-cell office:value-type="float" office:value="15.534716666666666">
            <text:p>15.534716666666666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7T01:00:00">
            <text:p>Wed Dec 27 01:00:00 2023</text:p>
          </table:table-cell>
          <table:table-cell office:value-type="float" office:value="15.465270833333333">
            <text:p>15.46527083333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7T02:00:00">
            <text:p>Wed Dec 27 02:00:00 2023</text:p>
          </table:table-cell>
          <table:table-cell office:value-type="float" office:value="15.680549999999998">
            <text:p>15.680549999999998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27T03:00:00">
            <text:p>Wed Dec 27 03:00:00 2023</text:p>
          </table:table-cell>
          <table:table-cell office:value-type="float" office:value="16.229162499999997">
            <text:p>16.229162499999997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27T15:00:00">
            <text:p>Wed Dec 27 15:00:00 2023</text:p>
          </table:table-cell>
          <table:table-cell office:value-type="float" office:value="15.430558333333332">
            <text:p>15.430558333333332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27T16:00:00">
            <text:p>Wed Dec 27 16:00:00 2023</text:p>
          </table:table-cell>
          <table:table-cell office:value-type="float" office:value="15.3333375">
            <text:p>15.333337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27T17:00:00">
            <text:p>Wed Dec 27 17:00:00 2023</text:p>
          </table:table-cell>
          <table:table-cell office:value-type="float" office:value="15.527783333333334">
            <text:p>15.527783333333334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2-27T18:00:00">
            <text:p>Wed Dec 27 18:00:00 2023</text:p>
          </table:table-cell>
          <table:table-cell office:value-type="float" office:value="15.576395833333335">
            <text:p>15.576395833333335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27T19:00:00">
            <text:p>Wed Dec 27 19:00:00 2023</text:p>
          </table:table-cell>
          <table:table-cell office:value-type="float" office:value="15.437508333333334">
            <text:p>15.437508333333334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7T20:00:00">
            <text:p>Wed Dec 27 20:00:00 2023</text:p>
          </table:table-cell>
          <table:table-cell office:value-type="float" office:value="15.409729166666667">
            <text:p>15.409729166666667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7T21:00:00">
            <text:p>Wed Dec 27 21:00:00 2023</text:p>
          </table:table-cell>
          <table:table-cell office:value-type="float" office:value="15.375008333333334">
            <text:p>15.375008333333334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7T22:00:00">
            <text:p>Wed Dec 27 22:00:00 2023</text:p>
          </table:table-cell>
          <table:table-cell office:value-type="float" office:value="15.4027875">
            <text:p>15.4027875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7T23:00:00">
            <text:p>Wed Dec 27 23:00:00 2023</text:p>
          </table:table-cell>
          <table:table-cell office:value-type="float" office:value="15.381954166666667">
            <text:p>15.381954166666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8T00:00:00">
            <text:p>Thu Dec 28 00:00:00 2023</text:p>
          </table:table-cell>
          <table:table-cell office:value-type="float" office:value="15.381954166666667">
            <text:p>15.381954166666667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01:00:00">
            <text:p>Thu Dec 28 01:00:00 2023</text:p>
          </table:table-cell>
          <table:table-cell office:value-type="float" office:value="15.375008333333334">
            <text:p>15.375008333333334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8T02:00:00">
            <text:p>Thu Dec 28 02:00:00 2023</text:p>
          </table:table-cell>
          <table:table-cell office:value-type="float" office:value="15.152783333333334">
            <text:p>15.152783333333334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8T03:00:00">
            <text:p>Thu Dec 28 03:00:00 2023</text:p>
          </table:table-cell>
          <table:table-cell office:value-type="float" office:value="14.7083375">
            <text:p>14.7083375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8T04:00:00">
            <text:p>Thu Dec 28 04:00:00 2023</text:p>
          </table:table-cell>
          <table:table-cell office:value-type="float" office:value="14.229170833333335">
            <text:p>14.22917083333333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8T14:00:00">
            <text:p>Thu Dec 28 14:00:00 2023</text:p>
          </table:table-cell>
          <table:table-cell office:value-type="float" office:value="14.402779166666667">
            <text:p>14.402779166666667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28T15:00:00">
            <text:p>Thu Dec 28 15:00:00 2023</text:p>
          </table:table-cell>
          <table:table-cell office:value-type="float" office:value="14.430554166666667">
            <text:p>14.43055416666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28T16:00:00">
            <text:p>Thu Dec 28 16:00:00 2023</text:p>
          </table:table-cell>
          <table:table-cell office:value-type="float" office:value="14.222220833333333">
            <text:p>14.222220833333333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28T17:00:00">
            <text:p>Thu Dec 28 17:00:00 2023</text:p>
          </table:table-cell>
          <table:table-cell office:value-type="float" office:value="13.895829166666667">
            <text:p>13.89582916666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28T18:00:00">
            <text:p>Thu Dec 28 18:00:00 2023</text:p>
          </table:table-cell>
          <table:table-cell office:value-type="float" office:value="13.173608333333334">
            <text:p>13.173608333333334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8T19:00:00">
            <text:p>Thu Dec 28 19:00:00 2023</text:p>
          </table:table-cell>
          <table:table-cell office:value-type="float" office:value="13.138887500000001">
            <text:p>13.138887500000001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8T20:00:00">
            <text:p>Thu Dec 28 20:00:00 2023</text:p>
          </table:table-cell>
          <table:table-cell office:value-type="float" office:value="13.173608333333334">
            <text:p>13.173608333333334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21:00:00">
            <text:p>Thu Dec 28 21:00:00 2023</text:p>
          </table:table-cell>
          <table:table-cell office:value-type="float" office:value="13.180549999999998">
            <text:p>13.180549999999998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22:00:00">
            <text:p>Thu Dec 28 22:00:00 2023</text:p>
          </table:table-cell>
          <table:table-cell office:value-type="float" office:value="13.159716666666666">
            <text:p>13.159716666666666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8T23:00:00">
            <text:p>Thu Dec 28 23:00:00 2023</text:p>
          </table:table-cell>
          <table:table-cell office:value-type="float" office:value="13.159716666666668">
            <text:p>13.159716666666668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9T00:00:00">
            <text:p>Fri Dec 29 00:00:00 2023</text:p>
          </table:table-cell>
          <table:table-cell office:value-type="float" office:value="13.159716666666666">
            <text:p>13.159716666666666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9T01:00:00">
            <text:p>Fri Dec 29 01:00:00 2023</text:p>
          </table:table-cell>
          <table:table-cell office:value-type="float" office:value="13.4166625">
            <text:p>13.4166625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9T02:00:00">
            <text:p>Fri Dec 29 02:00:00 2023</text:p>
          </table:table-cell>
          <table:table-cell office:value-type="float" office:value="13.951387500000001">
            <text:p>13.951387500000001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9T03:00:00">
            <text:p>Fri Dec 29 03:00:00 2023</text:p>
          </table:table-cell>
          <table:table-cell office:value-type="float" office:value="14.263887499999997">
            <text:p>14.26388749999999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29T04:00:00">
            <text:p>Fri Dec 29 04:00:00 2023</text:p>
          </table:table-cell>
          <table:table-cell office:value-type="float" office:value="14.2916625">
            <text:p>14.291662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29T05:00:00">
            <text:p>Fri Dec 29 05:00:00 2023</text:p>
          </table:table-cell>
          <table:table-cell office:value-type="float" office:value="13.986108333333332">
            <text:p>13.986108333333332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29T06:00:00">
            <text:p>Fri Dec 29 06:00:00 2023</text:p>
          </table:table-cell>
          <table:table-cell office:value-type="float" office:value="13.597220833333333">
            <text:p>13.597220833333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29T07:00:00">
            <text:p>Fri Dec 29 07:00:00 2023</text:p>
          </table:table-cell>
          <table:table-cell office:value-type="float" office:value="13.215275">
            <text:p>13.21527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9T09:00:00">
            <text:p>Fri Dec 29 09:00:00 2023</text:p>
          </table:table-cell>
          <table:table-cell office:value-type="float" office:value="13.159716666666666">
            <text:p>13.159716666666666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9T10:00:00">
            <text:p>Fri Dec 29 10:00:00 2023</text:p>
          </table:table-cell>
          <table:table-cell office:value-type="float" office:value="13.111104166666665">
            <text:p>13.111104166666665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9T11:00:00">
            <text:p>Fri Dec 29 11:00:00 2023</text:p>
          </table:table-cell>
          <table:table-cell office:value-type="float" office:value="13.090270833333333">
            <text:p>13.090270833333333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29T12:00:00">
            <text:p>Fri Dec 29 12:00:00 2023</text:p>
          </table:table-cell>
          <table:table-cell office:value-type="float" office:value="12.812491666666666">
            <text:p>12.812491666666666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29T13:00:00">
            <text:p>Fri Dec 29 13:00:00 2023</text:p>
          </table:table-cell>
          <table:table-cell office:value-type="float" office:value="12.062491666666666">
            <text:p>12.062491666666666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9T14:00:00">
            <text:p>Fri Dec 29 14:00:00 2023</text:p>
          </table:table-cell>
          <table:table-cell office:value-type="float" office:value="10.9722125">
            <text:p>10.9722125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9T15:00:00">
            <text:p>Fri Dec 29 15:00:00 2023</text:p>
          </table:table-cell>
          <table:table-cell office:value-type="float" office:value="9.993045833333333">
            <text:p>9.99304583333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9T16:00:00">
            <text:p>Fri Dec 29 16:00:00 2023</text:p>
          </table:table-cell>
          <table:table-cell office:value-type="float" office:value="9.0972125">
            <text:p>9.0972125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29T17:00:00">
            <text:p>Fri Dec 29 17:00:00 2023</text:p>
          </table:table-cell>
          <table:table-cell office:value-type="float" office:value="8.111104166666665">
            <text:p>8.11110416666666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9T18:00:00">
            <text:p>Fri Dec 29 18:00:00 2023</text:p>
          </table:table-cell>
          <table:table-cell office:value-type="float" office:value="7.777770833333334">
            <text:p>7.777770833333334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2-29T19:00:00">
            <text:p>Fri Dec 29 19:00:00 2023</text:p>
          </table:table-cell>
          <table:table-cell office:value-type="float" office:value="7.7430458333333325">
            <text:p>7.7430458333333325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9T20:00:00">
            <text:p>Fri Dec 29 20:00:00 2023</text:p>
          </table:table-cell>
          <table:table-cell office:value-type="float" office:value="7.729158333333333">
            <text:p>7.72915833333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9T21:00:00">
            <text:p>Fri Dec 29 21:00:00 2023</text:p>
          </table:table-cell>
          <table:table-cell office:value-type="float" office:value="7.722216666666667">
            <text:p>7.722216666666667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9T22:00:00">
            <text:p>Fri Dec 29 22:00:00 2023</text:p>
          </table:table-cell>
          <table:table-cell office:value-type="float" office:value="7.722216666666667">
            <text:p>7.722216666666667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9T23:00:00">
            <text:p>Fri Dec 29 23:00:00 2023</text:p>
          </table:table-cell>
          <table:table-cell office:value-type="float" office:value="7.715270833333334">
            <text:p>7.715270833333334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30T00:00:00">
            <text:p>Sat Dec 30 00:00:00 2023</text:p>
          </table:table-cell>
          <table:table-cell office:value-type="float" office:value="7.694437499999999">
            <text:p>7.694437499999999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30T01:00:00">
            <text:p>Sat Dec 30 01:00:00 2023</text:p>
          </table:table-cell>
          <table:table-cell office:value-type="float" office:value="7.611104166666666">
            <text:p>7.611104166666666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30T02:00:00">
            <text:p>Sat Dec 30 02:00:00 2023</text:p>
          </table:table-cell>
          <table:table-cell office:value-type="float" office:value="7.465270833333334">
            <text:p>7.465270833333334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30T03:00:00">
            <text:p>Sat Dec 30 03:00:00 2023</text:p>
          </table:table-cell>
          <table:table-cell office:value-type="float" office:value="7.458329166666666">
            <text:p>7.458329166666666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30T04:00:00">
            <text:p>Sat Dec 30 04:00:00 2023</text:p>
          </table:table-cell>
          <table:table-cell office:value-type="float" office:value="7.638887499999999">
            <text:p>7.638887499999999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2-30T05:00:00">
            <text:p>Sat Dec 30 05:00:00 2023</text:p>
          </table:table-cell>
          <table:table-cell office:value-type="float" office:value="7.875">
            <text:p>7.875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30T06:00:00">
            <text:p>Sat Dec 30 06:00:00 2023</text:p>
          </table:table-cell>
          <table:table-cell office:value-type="float" office:value="8.131945833333333">
            <text:p>8.13194583333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30T07:00:00">
            <text:p>Sat Dec 30 07:00:00 2023</text:p>
          </table:table-cell>
          <table:table-cell office:value-type="float" office:value="8.555558333333334">
            <text:p>8.555558333333334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30T08:00:00">
            <text:p>Sat Dec 30 08:00:00 2023</text:p>
          </table:table-cell>
          <table:table-cell office:value-type="float" office:value="8.7708375">
            <text:p>8.7708375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30T09:00:00">
            <text:p>Sat Dec 30 09:00:00 2023</text:p>
          </table:table-cell>
          <table:table-cell office:value-type="float" office:value="9.1458375">
            <text:p>9.1458375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30T10:00:00">
            <text:p>Sat Dec 30 10:00:00 2023</text:p>
          </table:table-cell>
          <table:table-cell office:value-type="float" office:value="9.354170833333333">
            <text:p>9.354170833333333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30T11:00:00">
            <text:p>Sat Dec 30 11:00:00 2023</text:p>
          </table:table-cell>
          <table:table-cell office:value-type="float" office:value="9.722225">
            <text:p>9.722225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30T12:00:00">
            <text:p>Sat Dec 30 12:00:00 2023</text:p>
          </table:table-cell>
          <table:table-cell office:value-type="float" office:value="10.13195">
            <text:p>10.13195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30T13:00:00">
            <text:p>Sat Dec 30 13:00:00 2023</text:p>
          </table:table-cell>
          <table:table-cell office:value-type="float" office:value="10.548616666666666">
            <text:p>10.548616666666666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2-30T14:00:00">
            <text:p>Sat Dec 30 14:00:00 2023</text:p>
          </table:table-cell>
          <table:table-cell office:value-type="float" office:value="11.166675">
            <text:p>11.166675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30T15:00:00">
            <text:p>Sat Dec 30 15:00:00 2023</text:p>
          </table:table-cell>
          <table:table-cell office:value-type="float" office:value="12.250008333333334">
            <text:p>12.25000833333333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30T16:00:00">
            <text:p>Sat Dec 30 16:00:00 2023</text:p>
          </table:table-cell>
          <table:table-cell office:value-type="float" office:value="13.756954166666667">
            <text:p>13.756954166666667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30T17:00:00">
            <text:p>Sat Dec 30 17:00:00 2023</text:p>
          </table:table-cell>
          <table:table-cell office:value-type="float" office:value="15.3680625">
            <text:p>15.3680625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2-30T18:00:00">
            <text:p>Sat Dec 30 18:00:00 2023</text:p>
          </table:table-cell>
          <table:table-cell office:value-type="float" office:value="16.90972916666667">
            <text:p>16.90972916666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2-30T19:00:00">
            <text:p>Sat Dec 30 19:00:00 2023</text:p>
          </table:table-cell>
          <table:table-cell office:value-type="float" office:value="17.22222916666667">
            <text:p>17.22222916666667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30T20:00:00">
            <text:p>Sat Dec 30 20:00:00 2023</text:p>
          </table:table-cell>
          <table:table-cell office:value-type="float" office:value="17.22222916666667">
            <text:p>17.22222916666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30T21:00:00">
            <text:p>Sat Dec 30 21:00:00 2023</text:p>
          </table:table-cell>
          <table:table-cell office:value-type="float" office:value="17.22222916666667">
            <text:p>17.22222916666667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30T22:00:00">
            <text:p>Sat Dec 30 22:00:00 2023</text:p>
          </table:table-cell>
          <table:table-cell office:value-type="float" office:value="17.1805625">
            <text:p>17.1805625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0T23:00:00">
            <text:p>Sat Dec 30 23:00:00 2023</text:p>
          </table:table-cell>
          <table:table-cell office:value-type="float" office:value="17.138895833333333">
            <text:p>17.13889583333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0:00:00">
            <text:p>Sun Dec 31 00:00:00 2023</text:p>
          </table:table-cell>
          <table:table-cell office:value-type="float" office:value="17.125008333333334">
            <text:p>17.125008333333334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1:00:00">
            <text:p>Sun Dec 31 01:00:00 2023</text:p>
          </table:table-cell>
          <table:table-cell office:value-type="float" office:value="16.937508333333334">
            <text:p>16.937508333333334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2:00:00">
            <text:p>Sun Dec 31 02:00:00 2023</text:p>
          </table:table-cell>
          <table:table-cell office:value-type="float" office:value="16.548616666666668">
            <text:p>16.548616666666668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31T03:00:00">
            <text:p>Sun Dec 31 03:00:00 2023</text:p>
          </table:table-cell>
          <table:table-cell office:value-type="float" office:value="16.076391666666666">
            <text:p>16.076391666666666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2-31T04:00:00">
            <text:p>Sun Dec 31 04:00:00 2023</text:p>
          </table:table-cell>
          <table:table-cell office:value-type="float" office:value="15.541666666666666">
            <text:p>15.541666666666666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2-31T05:00:00">
            <text:p>Sun Dec 31 05:00:00 2023</text:p>
          </table:table-cell>
          <table:table-cell office:value-type="float" office:value="15.0625">
            <text:p>15.0625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06:00:00">
            <text:p>Sun Dec 31 06:00:00 2023</text:p>
          </table:table-cell>
          <table:table-cell office:value-type="float" office:value="14.638887500000001">
            <text:p>14.638887500000001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15:00:00">
            <text:p>Sun Dec 31 15:00:00 2023</text:p>
          </table:table-cell>
          <table:table-cell office:value-type="float" office:value="11.618058333333332">
            <text:p>11.618058333333332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31T16:00:00">
            <text:p>Sun Dec 31 16:00:00 2023</text:p>
          </table:table-cell>
          <table:table-cell office:value-type="float" office:value="10.986112499999999">
            <text:p>10.986112499999999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31T17:00:00">
            <text:p>Sun Dec 31 17:00:00 2023</text:p>
          </table:table-cell>
          <table:table-cell office:value-type="float" office:value="9.9583375">
            <text:p>9.9583375</text:p>
          </table:table-cell>
          <table:table-cell office:value-type="float" office:value="5.0">
            <text:p>5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31T18:00:00">
            <text:p>Sun Dec 31 18:00:00 2023</text:p>
          </table:table-cell>
          <table:table-cell office:value-type="float" office:value="9.284725">
            <text:p>9.284725</text:p>
          </table:table-cell>
          <table:table-cell office:value-type="float" office:value="5.6667">
            <text:p>5.6667</text:p>
          </table:table-cell>
          <table:table-cell office:value-type="float" office:value="5.0">
            <text:p>5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2-31T19:00:00">
            <text:p>Sun Dec 31 19:00:00 2023</text:p>
          </table:table-cell>
          <table:table-cell office:value-type="float" office:value="9.298616666666666">
            <text:p>9.298616666666666</text:p>
          </table:table-cell>
          <table:table-cell office:value-type="float" office:value="9.6667">
            <text:p>9.6667</text:p>
          </table:table-cell>
          <table:table-cell office:value-type="float" office:value="5.6667">
            <text:p>5.6667</text:p>
          </table:table-cell>
          <table:table-cell office:value-type="float" office:value="5.0">
            <text:p>5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31T20:00:00">
            <text:p>Sun Dec 31 20:00:00 2023</text:p>
          </table:table-cell>
          <table:table-cell office:value-type="float" office:value="9.673616666666666">
            <text:p>9.673616666666666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5.6667">
            <text:p>5.6667</text:p>
          </table:table-cell>
          <table:table-cell office:value-type="float" office:value="5.0">
            <text:p>5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31T21:00:00">
            <text:p>Sun Dec 31 21:00:00 2023</text:p>
          </table:table-cell>
          <table:table-cell office:value-type="float" office:value="9.791670833333333">
            <text:p>9.791670833333333</text:p>
          </table:table-cell>
          <table:table-cell office:value-type="float" office:value="19.3333">
            <text:p>19.3333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5.6667">
            <text:p>5.6667</text:p>
          </table:table-cell>
          <table:table-cell office:value-type="float" office:value="5.0">
            <text:p>5.0</text:p>
          </table:table-cell>
          <table:table-cell office:value-type="float" office:value="3.1667">
            <text:p>3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31T22:00:00">
            <text:p>Sun Dec 31 22:00:00 2023</text:p>
          </table:table-cell>
          <table:table-cell office:value-type="float" office:value="9.861116666666666">
            <text:p>9.861116666666666</text:p>
          </table:table-cell>
          <table:table-cell office:value-type="float" office:value="21.5">
            <text:p>21.5</text:p>
          </table:table-cell>
          <table:table-cell office:value-type="float" office:value="19.3333">
            <text:p>19.3333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5.6667">
            <text:p>5.6667</text:p>
          </table:table-cell>
          <table:table-cell office:value-type="float" office:value="5.0">
            <text:p>5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31T23:00:00">
            <text:p>Sun Dec 31 23:00:00 2023</text:p>
          </table:table-cell>
          <table:table-cell office:value-type="float" office:value="9.937504166666667">
            <text:p>9.937504166666667</text:p>
          </table:table-cell>
          <table:table-cell office:value-type="float" office:value="34.5">
            <text:p>34.5</text:p>
          </table:table-cell>
          <table:table-cell office:value-type="float" office:value="21.5">
            <text:p>21.5</text:p>
          </table:table-cell>
          <table:table-cell office:value-type="float" office:value="19.3333">
            <text:p>19.3333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4-01-01T00:00:00">
            <text:p>Mon Jan  1 00:00:00 2024</text:p>
          </table:table-cell>
          <table:table-cell office:value-type="float" office:value="10.138891666666668">
            <text:p>10.138891666666668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21.5">
            <text:p>21.5</text:p>
          </table:table-cell>
          <table:table-cell office:value-type="float" office:value="19.3333">
            <text:p>19.3333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7.8333">
            <text:p>7.8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